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6">
      <style:text-properties fo:font-size="14pt" style:font-size-asian="14pt" style:font-size-complex="14pt"/>
    </style:style>
    <style:style style:name="ce7" style:family="table-cell" style:parent-style-name="Default" style:data-style-name="N37">
      <style:text-properties fo:font-size="14pt" style:font-size-asian="14pt" style:font-size-complex="14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taly" table:style-name="ta1">
        <table:table-column table:style-name="co1" table:number-columns-repeated="45" table:default-cell-style-name="ce3"/>
        <table:table-column table:style-name="co2" table:default-cell-style-name="ce3"/>
        <table:table-column table:style-name="co1" table:number-columns-repeated="18" table:default-cell-style-name="ce3"/>
        <table:table-column table:style-name="co3" table:number-columns-repeated="16320" table:default-cell-style-name="ce1"/>
        <table:table-row table:style-name="ro1">
          <table:table-cell table:style-name="ce2"/>
          <table:table-cell office:value-type="string" table:style-name="ce2">
            <text:p>ESP</text:p>
          </table:table-cell>
          <table:table-cell table:style-name="ce2"/>
          <table:table-cell office:value-type="string" table:style-name="ce2">
            <text:p>ITA</text:p>
          </table:table-cell>
          <table:table-cell table:style-name="ce2"/>
          <table:table-cell office:value-type="string" table:style-name="ce2">
            <text:p>GER</text:p>
          </table:table-cell>
          <table:table-cell table:style-name="ce2"/>
          <table:table-cell office:value-type="string" table:style-name="ce2">
            <text:p>UK</text:p>
          </table:table-cell>
          <table:table-cell table:style-name="ce2"/>
          <table:table-cell office:value-type="string" table:style-name="ce2">
            <text:p>FRA</text:p>
          </table:table-cell>
          <table:table-cell table:style-name="ce2"/>
          <table:table-cell office:value-type="string" table:style-name="ce2">
            <text:p>TUR</text:p>
          </table:table-cell>
          <table:table-cell table:style-name="ce2"/>
          <table:table-cell office:value-type="string" table:style-name="ce2">
            <text:p>RUS</text:p>
          </table:table-cell>
          <table:table-cell table:style-name="ce2"/>
          <table:table-cell office:value-type="string" table:style-name="ce2">
            <text:p>BEL</text:p>
          </table:table-cell>
          <table:table-cell table:style-name="ce2"/>
          <table:table-cell office:value-type="string" table:style-name="ce2">
            <text:p>NED</text:p>
          </table:table-cell>
          <table:table-cell table:style-name="ce2"/>
          <table:table-cell office:value-type="string" table:style-name="ce2">
            <text:p>SUI</text:p>
          </table:table-cell>
          <table:table-cell table:style-name="ce2"/>
          <table:table-cell office:value-type="string" table:style-name="ce2">
            <text:p>POR</text:p>
          </table:table-cell>
          <table:table-cell table:style-name="ce2"/>
          <table:table-cell office:value-type="string" table:style-name="ce2">
            <text:p>IRE</text:p>
          </table:table-cell>
          <table:table-cell table:style-name="ce2"/>
          <table:table-cell office:value-type="string" table:style-name="ce2">
            <text:p>SWE</text:p>
          </table:table-cell>
          <table:table-cell table:style-name="ce2"/>
          <table:table-cell office:value-type="string" table:style-name="ce2">
            <text:p>AUT</text:p>
          </table:table-cell>
          <table:table-cell table:style-name="ce2"/>
          <table:table-cell office:value-type="string" table:style-name="ce2">
            <text:p>ISR</text:p>
          </table:table-cell>
          <table:table-cell table:style-name="ce2"/>
          <table:table-cell office:value-type="string" table:style-name="ce2">
            <text:p>POL</text:p>
          </table:table-cell>
          <table:table-cell table:style-name="ce2"/>
          <table:table-cell office:value-type="string" table:style-name="ce2">
            <text:p>ROU</text:p>
          </table:table-cell>
          <table:table-cell table:style-name="ce2"/>
          <table:table-cell office:value-type="string" table:style-name="ce2">
            <text:p>DEN</text:p>
          </table:table-cell>
          <table:table-cell table:style-name="ce2"/>
          <table:table-cell office:value-type="string" table:style-name="ce2">
            <text:p>NOR</text:p>
          </table:table-cell>
          <table:table-cell table:style-name="ce2"/>
          <table:table-cell office:value-type="string" table:style-name="ce2">
            <text:p>CZE</text:p>
          </table:table-cell>
          <table:table-cell table:style-name="ce2"/>
          <table:table-cell office:value-type="string" table:style-name="ce2">
            <text:p>LUX</text:p>
          </table:table-cell>
          <table:table-cell table:style-name="ce2"/>
          <table:table-cell office:value-type="string" table:style-name="ce2">
            <text:p>SVK</text:p>
          </table:table-cell>
          <table:table-cell table:style-name="ce2"/>
          <table:table-cell office:value-type="string" table:style-name="ce2">
            <text:p>USA</text:p>
          </table:table-cell>
          <table:table-cell table:style-name="ce2"/>
          <table:table-cell table:style-name="ce3"/>
          <table:table-cell office:value-type="string" table:style-name="ce3">
            <text:p>TEST</text:p>
          </table:table-cell>
          <table:table-cell table:number-columns-repeated="16335"/>
        </table:table-row>
        <table:table-row table:style-name="ro1">
          <table:table-cell table:number-columns-repeated="47" table:style-name="ce2"/>
          <table:table-cell table:number-columns-repeated="17" table:style-name="ce3"/>
          <table:table-cell table:number-columns-repeated="16320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2">
            <text:p>Data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08389" table:formula="of:=SUM([.B5:.B119])" table:style-name="ce5">
            <text:p>208 389</text:p>
          </table:table-cell>
          <table:table-cell office:value-type="float" office:value="21717" table:formula="of:=SUM([.C5:.C119])" table:style-name="ce5">
            <text:p>21 717</text:p>
          </table:table-cell>
          <table:table-cell office:value-type="float" office:value="187327" table:formula="of:=SUM([.D5:.D119])" table:style-name="ce5">
            <text:p>187 327</text:p>
          </table:table-cell>
          <table:table-cell office:value-type="float" office:value="25085" table:formula="of:=SUM([.E5:.E119])" table:style-name="ce5">
            <text:p>25 085</text:p>
          </table:table-cell>
          <table:table-cell office:value-type="float" office:value="148146" table:formula="of:=SUM([.F5:.F119])" table:style-name="ce5">
            <text:p>148 146</text:p>
          </table:table-cell>
          <table:table-cell office:value-type="float" office:value="5094" table:formula="of:=SUM([.G5:.G119])" table:style-name="ce5">
            <text:p>5 094</text:p>
          </table:table-cell>
          <table:table-cell office:value-type="float" office:value="133499" table:formula="of:=SUM([.H5:.H119])" table:style-name="ce5">
            <text:p>133 499</text:p>
          </table:table-cell>
          <table:table-cell office:value-type="float" office:value="18100" table:formula="of:=SUM([.I5:.I119])" table:style-name="ce5">
            <text:p>18 100</text:p>
          </table:table-cell>
          <table:table-cell office:value-type="float" office:value="117961" table:formula="of:=SUM([.J5:.J119])" table:style-name="ce5">
            <text:p>117 961</text:p>
          </table:table-cell>
          <table:table-cell office:value-type="float" office:value="21307" table:formula="of:=SUM([.K5:.K119])" table:style-name="ce5">
            <text:p>21 307</text:p>
          </table:table-cell>
          <table:table-cell office:value-type="float" office:value="98674" table:formula="of:=SUM([.L5:.L119])" table:style-name="ce5">
            <text:p>98 674</text:p>
          </table:table-cell>
          <table:table-cell office:value-type="float" office:value="2376" table:formula="of:=SUM([.M5:.M119])" table:style-name="ce5">
            <text:p>2 376</text:p>
          </table:table-cell>
          <table:table-cell office:value-type="float" office:value="62773" table:formula="of:=SUM([.N5:.N119])" table:style-name="ce5">
            <text:p>62 773</text:p>
          </table:table-cell>
          <table:table-cell office:value-type="float" office:value="555" table:formula="of:=SUM([.O5:.O119])" table:style-name="ce5">
            <text:p>555</text:p>
          </table:table-cell>
          <table:table-cell office:value-type="float" office:value="41889" table:formula="of:=SUM([.P5:.P119])" table:style-name="ce5">
            <text:p>41 889</text:p>
          </table:table-cell>
          <table:table-cell office:value-type="float" office:value="6262" table:formula="of:=SUM([.Q5:.Q119])" table:style-name="ce5">
            <text:p>6 262</text:p>
          </table:table-cell>
          <table:table-cell office:value-type="float" office:value="34842" table:formula="of:=SUM([.R5:.R119])" table:style-name="ce5">
            <text:p>34 842</text:p>
          </table:table-cell>
          <table:table-cell office:value-type="float" office:value="4054" table:formula="of:=SUM([.S5:.S119])" table:style-name="ce5">
            <text:p>4 054</text:p>
          </table:table-cell>
          <table:table-cell office:value-type="float" office:value="28186" table:formula="of:=SUM([.T5:.T119])" table:style-name="ce5">
            <text:p>28 186</text:p>
          </table:table-cell>
          <table:table-cell office:value-type="float" office:value="1216" table:formula="of:=SUM([.U5:.U119])" table:style-name="ce5">
            <text:p>1 216</text:p>
          </table:table-cell>
          <table:table-cell office:value-type="float" office:value="21982" table:formula="of:=SUM([.V5:.V119])" table:style-name="ce5">
            <text:p>21 982</text:p>
          </table:table-cell>
          <table:table-cell office:value-type="float" office:value="785" table:formula="of:=SUM([.W5:.W119])" table:style-name="ce5">
            <text:p>785</text:p>
          </table:table-cell>
          <table:table-cell office:value-type="float" office:value="16671" table:formula="of:=SUM([.X5:.X119])" table:style-name="ce5">
            <text:p>16 671</text:p>
          </table:table-cell>
          <table:table-cell office:value-type="float" office:value="769" table:formula="of:=SUM([.Y5:.Y119])" table:style-name="ce5">
            <text:p>769</text:p>
          </table:table-cell>
          <table:table-cell office:value-type="float" office:value="16004" table:formula="of:=SUM([.Z5:.Z119])" table:style-name="ce5">
            <text:p>16 004</text:p>
          </table:table-cell>
          <table:table-cell office:value-type="float" office:value="1937" table:formula="of:=SUM([.AA5:.AA119])" table:style-name="ce5">
            <text:p>1 937</text:p>
          </table:table-cell>
          <table:table-cell office:value-type="float" office:value="14924" table:formula="of:=SUM([.AB5:.AB119])" table:style-name="ce5">
            <text:p>14 924</text:p>
          </table:table-cell>
          <table:table-cell office:value-type="float" office:value="502" table:formula="of:=SUM([.AC5:.AC119])" table:style-name="ce5">
            <text:p>502</text:p>
          </table:table-cell>
          <table:table-cell office:value-type="float" office:value="14498" table:formula="of:=SUM([.AD5:.AD119])" table:style-name="ce5">
            <text:p>14 498</text:p>
          </table:table-cell>
          <table:table-cell office:value-type="float" office:value="189" table:formula="of:=SUM([.AE5:.AE119])" table:style-name="ce5">
            <text:p>189</text:p>
          </table:table-cell>
          <table:table-cell office:value-type="float" office:value="10169" table:formula="of:=SUM([.AF5:.AF119])" table:style-name="ce5">
            <text:p>10 169</text:p>
          </table:table-cell>
          <table:table-cell office:value-type="float" office:value="426" table:formula="of:=SUM([.AG5:.AG119])" table:style-name="ce5">
            <text:p>426</text:p>
          </table:table-cell>
          <table:table-cell office:value-type="float" office:value="9710" table:formula="of:=SUM([.AH5:.AH119])" table:style-name="ce5">
            <text:p>9 710</text:p>
          </table:table-cell>
          <table:table-cell office:value-type="float" office:value="508" table:formula="of:=SUM([.AI5:.AI119])" table:style-name="ce5">
            <text:p>508</text:p>
          </table:table-cell>
          <table:table-cell office:value-type="float" office:value="7912" table:formula="of:=SUM([.AJ5:.AJ119])" table:style-name="ce5">
            <text:p>7 912</text:p>
          </table:table-cell>
          <table:table-cell office:value-type="float" office:value="384" table:formula="of:=SUM([.AK5:.AK119])" table:style-name="ce5">
            <text:p>384</text:p>
          </table:table-cell>
          <table:table-cell office:value-type="float" office:value="7250" table:formula="of:=SUM([.AL5:.AL119])" table:style-name="ce5">
            <text:p>7 250</text:p>
          </table:table-cell>
          <table:table-cell office:value-type="float" office:value="169" table:formula="of:=SUM([.AM5:.AM119])" table:style-name="ce5">
            <text:p>169</text:p>
          </table:table-cell>
          <table:table-cell office:value-type="float" office:value="7136" table:formula="of:=SUM([.AN5:.AN119])" table:style-name="ce5">
            <text:p>7 136</text:p>
          </table:table-cell>
          <table:table-cell office:value-type="float" office:value="210" table:formula="of:=SUM([.AO5:.AO119])" table:style-name="ce5">
            <text:p>210</text:p>
          </table:table-cell>
          <table:table-cell office:value-type="float" office:value="3654" table:formula="of:=SUM([.AP5:.AP119])" table:style-name="ce5">
            <text:p>3 654</text:p>
          </table:table-cell>
          <table:table-cell office:value-type="float" office:value="80" table:formula="of:=SUM([.AQ5:.AQ119])" table:style-name="ce5">
            <text:p>80</text:p>
          </table:table-cell>
          <table:table-cell office:value-type="float" office:value="1244" table:formula="of:=SUM([.AR5:.AR119])" table:style-name="ce5">
            <text:p>1 244</text:p>
          </table:table-cell>
          <table:table-cell office:value-type="float" office:value="14" table:formula="of:=SUM([.AS5:.AS119])" table:style-name="ce5">
            <text:p>14</text:p>
          </table:table-cell>
          <table:table-cell office:value-type="float" office:value="800926" table:formula="of:=SUM([.AT5:.AT119])" table:style-name="ce5">
            <text:p>800 926</text:p>
          </table:table-cell>
          <table:table-cell office:value-type="float" office:value="40073" table:formula="of:=SUM([.AU5:.AU119])" table:style-name="ce5">
            <text:p>40 073</text:p>
          </table:table-cell>
          <table:table-cell office:value-type="string" table:style-name="ce2">
            <text:p>Total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3T00:00:00" table:style-name="ce6">
            <text:p>янв 23<text:s/></text:p>
          </table:table-cell>
          <table:table-cell table:number-columns-repeated="44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1-23T00:00:00" table:style-name="ce6">
            <text:p>янв 23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4T00:00:00" table:style-name="ce6">
            <text:p>янв 24<text:s/></text:p>
          </table:table-cell>
          <table:table-cell table:number-columns-repeated="46" table:style-name="ce7"/>
          <table:table-cell office:value-type="date" office:date-value="2020-01-24T00:00:00" table:style-name="ce6">
            <text:p>янв 24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5T00:00:00" table:style-name="ce6">
            <text:p>янв 25<text:s/></text:p>
          </table:table-cell>
          <table:table-cell table:number-columns-repeated="8" table:style-name="ce7"/>
          <table:table-cell office:value-type="float" office:value="3" table:style-name="ce7">
            <text:p>3<text:s/></text:p>
          </table:table-cell>
          <table:table-cell table:number-columns-repeated="35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1-25T00:00:00" table:style-name="ce6">
            <text:p>янв 25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6T00:00:00" table:style-name="ce6">
            <text:p>янв 26<text:s/></text:p>
          </table:table-cell>
          <table:table-cell table:number-columns-repeated="46" table:style-name="ce7"/>
          <table:table-cell office:value-type="date" office:date-value="2020-01-26T00:00:00" table:style-name="ce6">
            <text:p>янв 26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7T00:00:00" table:style-name="ce6">
            <text:p>янв 27<text:s/></text:p>
          </table:table-cell>
          <table:table-cell table:number-columns-repeated="44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date" office:date-value="2020-01-27T00:00:00" table:style-name="ce6">
            <text:p>янв 27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8T00:00:00" table:style-name="ce6">
            <text:p>янв 28<text:s/></text:p>
          </table:table-cell>
          <table:table-cell table:number-columns-repeated="4" table:style-name="ce7"/>
          <table:table-cell office:value-type="float" office:value="1" table:style-name="ce7">
            <text:p>1<text:s/></text:p>
          </table:table-cell>
          <table:table-cell table:number-columns-repeated="41" table:style-name="ce7"/>
          <table:table-cell office:value-type="date" office:date-value="2020-01-28T00:00:00" table:style-name="ce6">
            <text:p>янв 28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29T00:00:00" table:style-name="ce6">
            <text:p>янв 29<text:s/></text:p>
          </table:table-cell>
          <table:table-cell table:number-columns-repeated="4" table:style-name="ce7"/>
          <table:table-cell office:value-type="float" office:value="3" table:style-name="ce7">
            <text:p>3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number-columns-repeated="37" table:style-name="ce7"/>
          <table:table-cell office:value-type="date" office:date-value="2020-01-29T00:00:00" table:style-name="ce6">
            <text:p>янв 29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30T00:00:00" table:style-name="ce6">
            <text:p>янв 30<text:s/></text:p>
          </table:table-cell>
          <table:table-cell table:number-columns-repeated="8" table:style-name="ce7"/>
          <table:table-cell office:value-type="float" office:value="1" table:style-name="ce7">
            <text:p>1<text:s/></text:p>
          </table:table-cell>
          <table:table-cell table:number-columns-repeated="37" table:style-name="ce7"/>
          <table:table-cell office:value-type="date" office:date-value="2020-01-30T00:00:00" table:style-name="ce6">
            <text:p>янв 30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1-31T00:00:00" table:style-name="ce6">
            <text:p>янв 31<text:s/></text:p>
          </table:table-cell>
          <table:table-cell table:number-columns-repeated="2"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number-columns-repeated="35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1-31T00:00:00" table:style-name="ce6">
            <text:p>янв 31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2-01T00:00:00" table:style-name="ce6">
            <text:p>фев 1<text:s/></text:p>
          </table:table-cell>
          <table:table-cell table:number-columns-repeated="4"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5" table:style-name="ce7"/>
          <table:table-cell office:value-type="float" office:value="2" table:style-name="ce7">
            <text:p>2<text:s/></text:p>
          </table:table-cell>
          <table:table-cell table:number-columns-repeated="11" table:style-name="ce7"/>
          <table:table-cell office:value-type="float" office:value="1" table:style-name="ce7">
            <text:p>1<text:s/></text:p>
          </table:table-cell>
          <table:table-cell table:number-columns-repeated="19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01T00:00:00" table:style-name="ce6">
            <text:p>фев 1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2-02T00:00:00" table:style-name="ce6">
            <text:p>фев 2<text:s/></text:p>
          </table:table-cell>
          <table:table-cell office:value-type="float" office:value="1" table:style-name="ce7">
            <text:p>1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number-columns-repeated="39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02T00:00:00" table:style-name="ce6">
            <text:p>фев 2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2-03T00:00:00" table:style-name="ce6">
            <text:p>фев 3<text:s/></text:p>
          </table:table-cell>
          <table:table-cell table:number-columns-repeated="4" table:style-name="ce7"/>
          <table:table-cell office:value-type="float" office:value="2" table:style-name="ce7">
            <text:p>2<text:s/></text:p>
          </table:table-cell>
          <table:table-cell table:number-columns-repeated="39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date" office:date-value="2020-02-03T00:00:00" table:style-name="ce6">
            <text:p>фев 3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2-04T00:00:00" table:style-name="ce6">
            <text:p>фев 4<text:s/></text:p>
          </table:table-cell>
          <table:table-cell table:number-columns-repeated="4" table:style-name="ce7"/>
          <table:table-cell office:value-type="float" office:value="2" table:style-name="ce7">
            <text:p>2<text:s/></text:p>
          </table:table-cell>
          <table:table-cell table:number-columns-repeated="41" table:style-name="ce7"/>
          <table:table-cell office:value-type="date" office:date-value="2020-02-04T00:00:00" table:style-name="ce6">
            <text:p>фев 4<text:s/></text:p>
          </table:table-cell>
          <table:table-cell table:number-columns-repeated="16336"/>
        </table:table-row>
        <table:table-row table:style-name="ro1">
          <table:table-cell office:value-type="date" office:date-value="2020-02-05T00:00:00" table:style-name="ce6">
            <text:p>фев 5<text:s/></text:p>
          </table:table-cell>
          <table:table-cell table:number-columns-repeated="14" table:style-name="ce7"/>
          <table:table-cell office:value-type="float" office:value="1" table:style-name="ce7">
            <text:p>1<text:s/></text:p>
          </table:table-cell>
          <table:table-cell table:number-columns-repeated="29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05T00:00:00" table:style-name="ce6">
            <text:p>фев 5<text:s/></text:p>
          </table:table-cell>
          <table:table-cell table:number-columns-repeated="16336"/>
        </table:table-row>
        <table:table-row table:style-name="ro1">
          <table:table-cell office:value-type="date" office:date-value="2020-02-06T00:00:00" table:style-name="ce6">
            <text:p>фев 6<text:s/></text:p>
          </table:table-cell>
          <table:table-cell table:number-columns-repeated="46" table:style-name="ce7"/>
          <table:table-cell office:value-type="date" office:date-value="2020-02-06T00:00:00" table:style-name="ce6">
            <text:p>фев 6<text:s/></text:p>
          </table:table-cell>
          <table:table-cell table:number-columns-repeated="16336"/>
        </table:table-row>
        <table:table-row table:style-name="ro1">
          <table:table-cell office:value-type="date" office:date-value="2020-02-07T00:00:00" table:style-name="ce6">
            <text:p>фев 7<text:s/></text:p>
          </table:table-cell>
          <table:table-cell table:number-columns-repeated="2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41" table:style-name="ce7"/>
          <table:table-cell office:value-type="date" office:date-value="2020-02-07T00:00:00" table:style-name="ce6">
            <text:p>фев 7<text:s/></text:p>
          </table:table-cell>
          <table:table-cell table:number-columns-repeated="16336"/>
        </table:table-row>
        <table:table-row table:style-name="ro1">
          <table:table-cell office:value-type="date" office:date-value="2020-02-08T00:00:00" table:style-name="ce6">
            <text:p>фев 8<text:s/></text:p>
          </table:table-cell>
          <table:table-cell table:number-columns-repeated="4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39" table:style-name="ce7"/>
          <table:table-cell office:value-type="date" office:date-value="2020-02-08T00:00:00" table:style-name="ce6">
            <text:p>фев 8<text:s/></text:p>
          </table:table-cell>
          <table:table-cell table:number-columns-repeated="16336"/>
        </table:table-row>
        <table:table-row table:style-name="ro1">
          <table:table-cell office:value-type="date" office:date-value="2020-02-09T00:00:00" table:style-name="ce6">
            <text:p>фев 9<text:s/></text:p>
          </table:table-cell>
          <table:table-cell table:number-columns-repeated="8" table:style-name="ce7"/>
          <table:table-cell office:value-type="float" office:value="5" table:style-name="ce7">
            <text:p>5<text:s/></text:p>
          </table:table-cell>
          <table:table-cell table:number-columns-repeated="37" table:style-name="ce7"/>
          <table:table-cell office:value-type="date" office:date-value="2020-02-09T00:00:00" table:style-name="ce6">
            <text:p>фев 9<text:s/></text:p>
          </table:table-cell>
          <table:table-cell table:number-columns-repeated="16336"/>
        </table:table-row>
        <table:table-row table:style-name="ro1">
          <table:table-cell office:value-type="date" office:date-value="2020-02-10T00:00:00" table:style-name="ce6">
            <text:p>фев 10<text:s/></text:p>
          </table:table-cell>
          <table:table-cell office:value-type="float" office:value="1" table:style-name="ce7">
            <text:p>1<text:s/></text:p>
          </table:table-cell>
          <table:table-cell table:number-columns-repeated="5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office:value-type="float" office:value="1" table:style-name="ce7">
            <text:p>1<text:s/></text:p>
          </table:table-cell>
          <table:table-cell table:number-columns-repeated="36" table:style-name="ce7"/>
          <table:table-cell office:value-type="date" office:date-value="2020-02-10T00:00:00" table:style-name="ce6">
            <text:p>фев 10<text:s/></text:p>
          </table:table-cell>
          <table:table-cell table:number-columns-repeated="16336"/>
        </table:table-row>
        <table:table-row table:style-name="ro1">
          <table:table-cell office:value-type="date" office:date-value="2020-02-11T00:00:00" table:style-name="ce6">
            <text:p>фев 11<text:s/></text:p>
          </table:table-cell>
          <table:table-cell table:number-columns-repeated="6" table:style-name="ce7"/>
          <table:table-cell office:value-type="float" office:value="4" table:style-name="ce7">
            <text:p>4<text:s/></text:p>
          </table:table-cell>
          <table:table-cell table:number-columns-repeated="37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11T00:00:00" table:style-name="ce6">
            <text:p>фев 11<text:s/></text:p>
          </table:table-cell>
          <table:table-cell table:number-columns-repeated="16336"/>
        </table:table-row>
        <table:table-row table:style-name="ro1">
          <table:table-cell office:value-type="date" office:date-value="2020-02-12T00:00:00" table:style-name="ce6">
            <text:p>фев 12<text:s/></text:p>
          </table:table-cell>
          <table:table-cell table:number-columns-repeated="4" table:style-name="ce7"/>
          <table:table-cell office:value-type="float" office:value="2" table:style-name="ce7">
            <text:p>2<text:s/></text:p>
          </table:table-cell>
          <table:table-cell table:number-columns-repeated="41" table:style-name="ce7"/>
          <table:table-cell office:value-type="date" office:date-value="2020-02-12T00:00:00" table:style-name="ce6">
            <text:p>фев 12<text:s/></text:p>
          </table:table-cell>
          <table:table-cell table:number-columns-repeated="16336"/>
        </table:table-row>
        <table:table-row table:style-name="ro1">
          <table:table-cell office:value-type="date" office:date-value="2020-02-13T00:00:00" table:style-name="ce6">
            <text:p>фев 13<text:s/></text:p>
          </table:table-cell>
          <table:table-cell table:number-columns-repeated="6" table:style-name="ce7"/>
          <table:table-cell office:value-type="float" office:value="1" table:style-name="ce7">
            <text:p>1<text:s/></text:p>
          </table:table-cell>
          <table:table-cell table:number-columns-repeated="37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13T00:00:00" table:style-name="ce6">
            <text:p>фев 13<text:s/></text:p>
          </table:table-cell>
          <table:table-cell table:number-columns-repeated="16336"/>
        </table:table-row>
        <table:table-row table:style-name="ro1">
          <table:table-cell office:value-type="date" office:date-value="2020-02-14T00:00:00" table:style-name="ce6">
            <text:p>фев 14<text:s/></text:p>
          </table:table-cell>
          <table:table-cell table:number-columns-repeated="44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date" office:date-value="2020-02-14T00:00:00" table:style-name="ce6">
            <text:p>фев 14<text:s/></text:p>
          </table:table-cell>
          <table:table-cell table:number-columns-repeated="16336"/>
        </table:table-row>
        <table:table-row table:style-name="ro1">
          <table:table-cell office:value-type="date" office:date-value="2020-02-15T00:00:00" table:style-name="ce6">
            <text:p>фев 15<text:s/></text:p>
          </table:table-cell>
          <table:table-cell table:number-columns-repeated="46" table:style-name="ce7"/>
          <table:table-cell office:value-type="date" office:date-value="2020-02-15T00:00:00" table:style-name="ce6">
            <text:p>фев 15<text:s/></text:p>
          </table:table-cell>
          <table:table-cell table:number-columns-repeated="16336"/>
        </table:table-row>
        <table:table-row table:style-name="ro1">
          <table:table-cell office:value-type="date" office:date-value="2020-02-16T00:00:00" table:style-name="ce6">
            <text:p>фев 16<text:s/></text:p>
          </table:table-cell>
          <table:table-cell table:number-columns-repeated="46" table:style-name="ce7"/>
          <table:table-cell office:value-type="date" office:date-value="2020-02-16T00:00:00" table:style-name="ce6">
            <text:p>фев 16<text:s/></text:p>
          </table:table-cell>
          <table:table-cell table:number-columns-repeated="16336"/>
        </table:table-row>
        <table:table-row table:style-name="ro1">
          <table:table-cell office:value-type="date" office:date-value="2020-02-17T00:00:00" table:style-name="ce6">
            <text:p>фев 17<text:s/></text:p>
          </table:table-cell>
          <table:table-cell table:number-columns-repeated="46" table:style-name="ce7"/>
          <table:table-cell office:value-type="date" office:date-value="2020-02-17T00:00:00" table:style-name="ce6">
            <text:p>фев 17<text:s/></text:p>
          </table:table-cell>
          <table:table-cell table:number-columns-repeated="16336"/>
        </table:table-row>
        <table:table-row table:style-name="ro1">
          <table:table-cell office:value-type="date" office:date-value="2020-02-18T00:00:00" table:style-name="ce6">
            <text:p>фев 18<text:s/></text:p>
          </table:table-cell>
          <table:table-cell table:number-columns-repeated="46" table:style-name="ce7"/>
          <table:table-cell office:value-type="date" office:date-value="2020-02-18T00:00:00" table:style-name="ce6">
            <text:p>фев 18<text:s/></text:p>
          </table:table-cell>
          <table:table-cell table:number-columns-repeated="16336"/>
        </table:table-row>
        <table:table-row table:style-name="ro1">
          <table:table-cell office:value-type="date" office:date-value="2020-02-19T00:00:00" table:style-name="ce6">
            <text:p>фев 19<text:s/></text:p>
          </table:table-cell>
          <table:table-cell table:number-columns-repeated="46" table:style-name="ce7"/>
          <table:table-cell office:value-type="date" office:date-value="2020-02-19T00:00:00" table:style-name="ce6">
            <text:p>фев 19<text:s/></text:p>
          </table:table-cell>
          <table:table-cell table:number-columns-repeated="16336"/>
        </table:table-row>
        <table:table-row table:style-name="ro1">
          <table:table-cell office:value-type="date" office:date-value="2020-02-20T00:00:00" table:style-name="ce6">
            <text:p>фев 20<text:s/></text:p>
          </table:table-cell>
          <table:table-cell table:number-columns-repeated="46" table:style-name="ce7"/>
          <table:table-cell office:value-type="date" office:date-value="2020-02-20T00:00:00" table:style-name="ce6">
            <text:p>фев 20<text:s/></text:p>
          </table:table-cell>
          <table:table-cell table:number-columns-repeated="16336"/>
        </table:table-row>
        <table:table-row table:style-name="ro1">
          <table:table-cell office:value-type="date" office:date-value="2020-02-21T00:00:00" table:style-name="ce6">
            <text:p>фев 21<text:s/></text:p>
          </table:table-cell>
          <table:table-cell table:number-columns-repeated="46" table:style-name="ce7"/>
          <table:table-cell office:value-type="date" office:date-value="2020-02-21T00:00:00" table:style-name="ce6">
            <text:p>фев 21<text:s/></text:p>
          </table:table-cell>
          <table:table-cell table:number-columns-repeated="16336"/>
        </table:table-row>
        <table:table-row table:style-name="ro1">
          <table:table-cell office:value-type="date" office:date-value="2020-02-22T00:00:00" table:style-name="ce6">
            <text:p>фев 22<text:s/></text:p>
          </table:table-cell>
          <table:table-cell table:number-columns-repeated="2" table:style-name="ce7"/>
          <table:table-cell office:value-type="float" office:value="6" table:style-name="ce7">
            <text:p>6<text:s/></text:p>
          </table:table-cell>
          <table:table-cell table:number-columns-repeated="25" table:style-name="ce7"/>
          <table:table-cell office:value-type="float" office:value="1" table:style-name="ce7">
            <text:p>1<text:s/></text:p>
          </table:table-cell>
          <table:table-cell table:number-columns-repeated="15" table:style-name="ce7"/>
          <table:table-cell office:value-type="float" office:value="20" table:style-name="ce7">
            <text:p>20<text:s/></text:p>
          </table:table-cell>
          <table:table-cell table:style-name="ce7"/>
          <table:table-cell office:value-type="date" office:date-value="2020-02-22T00:00:00" table:style-name="ce6">
            <text:p>фев 22<text:s/></text:p>
          </table:table-cell>
          <table:table-cell table:number-columns-repeated="16336"/>
        </table:table-row>
        <table:table-row table:style-name="ro1">
          <table:table-cell office:value-type="date" office:date-value="2020-02-23T00:00:00" table:style-name="ce6">
            <text:p>фев 23<text:s/></text:p>
          </table:table-cell>
          <table:table-cell table:number-columns-repeated="2" table:style-name="ce7"/>
          <table:table-cell office:value-type="float" office:value="67" table:style-name="ce7">
            <text:p>67<text:s/></text:p>
          </table:table-cell>
          <table:table-cell office:value-type="float" office:value="2" table:style-name="ce7">
            <text:p>2<text:s/></text:p>
          </table:table-cell>
          <table:table-cell table:number-columns-repeated="42" table:style-name="ce7"/>
          <table:table-cell office:value-type="date" office:date-value="2020-02-23T00:00:00" table:style-name="ce6">
            <text:p>фев 23<text:s/></text:p>
          </table:table-cell>
          <table:table-cell table:number-columns-repeated="16336"/>
        </table:table-row>
        <table:table-row table:style-name="ro1">
          <table:table-cell office:value-type="date" office:date-value="2020-02-24T00:00:00" table:style-name="ce6">
            <text:p>фев 24<text:s/></text:p>
          </table:table-cell>
          <table:table-cell table:number-columns-repeated="2" table:style-name="ce7"/>
          <table:table-cell office:value-type="float" office:value="48" table:style-name="ce7">
            <text:p>48<text:s/></text:p>
          </table:table-cell>
          <table:table-cell table:number-columns-repeated="43" table:style-name="ce7"/>
          <table:table-cell office:value-type="date" office:date-value="2020-02-24T00:00:00" table:style-name="ce6">
            <text:p>фев 24<text:s/></text:p>
          </table:table-cell>
          <table:table-cell table:number-columns-repeated="16336"/>
        </table:table-row>
        <table:table-row table:style-name="ro1">
          <table:table-cell office:value-type="date" office:date-value="2020-02-25T00:00:00" table:style-name="ce6">
            <text:p>фев 25<text:s/></text:p>
          </table:table-cell>
          <table:table-cell table:number-columns-repeated="2" table:style-name="ce7"/>
          <table:table-cell office:value-type="float" office:value="105" table:style-name="ce7">
            <text:p>105<text:s/></text:p>
          </table:table-cell>
          <table:table-cell office:value-type="float" office:value="4" table:style-name="ce7">
            <text:p>4<text:s/></text:p>
          </table:table-cell>
          <table:table-cell table:number-columns-repeated="2" table:style-name="ce7"/>
          <table:table-cell office:value-type="float" office:value="4" table:style-name="ce7">
            <text:p>4<text:s/></text:p>
          </table:table-cell>
          <table:table-cell table:number-columns-repeated="21" table:style-name="ce7"/>
          <table:table-cell office:value-type="float" office:value="1" table:style-name="ce7">
            <text:p>1<text:s/></text:p>
          </table:table-cell>
          <table:table-cell table:number-columns-repeated="15" table:style-name="ce7"/>
          <table:table-cell office:value-type="float" office:value="18" table:style-name="ce7">
            <text:p>18<text:s/></text:p>
          </table:table-cell>
          <table:table-cell table:style-name="ce7"/>
          <table:table-cell office:value-type="date" office:date-value="2020-02-25T00:00:00" table:style-name="ce6">
            <text:p>фев 25<text:s/></text:p>
          </table:table-cell>
          <table:table-cell table:number-columns-repeated="16336"/>
        </table:table-row>
        <table:table-row table:style-name="ro1">
          <table:table-cell office:value-type="date" office:date-value="2020-02-26T00:00:00" table:style-name="ce6">
            <text:p>фев 26<text:s/></text:p>
          </table:table-cell>
          <table:table-cell table:number-columns-repeated="2" table:style-name="ce7"/>
          <table:table-cell office:value-type="float" office:value="93" table:style-name="ce7">
            <text:p>93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2" table:style-name="ce7">
            <text:p>2<text:s/></text:p>
          </table:table-cell>
          <table:table-cell table:number-columns-repeated="13" table:style-name="ce7"/>
          <table:table-cell office:value-type="float" office:value="1" table:style-name="ce7">
            <text:p>1<text:s/></text:p>
          </table:table-cell>
          <table:table-cell table:number-columns-repeated="7" table:style-name="ce7"/>
          <table:table-cell office:value-type="float" office:value="2" table:style-name="ce7">
            <text:p>2<text:s/></text:p>
          </table:table-cell>
          <table:table-cell table:number-columns-repeated="19" table:style-name="ce7"/>
          <table:table-cell office:value-type="date" office:date-value="2020-02-26T00:00:00" table:style-name="ce6">
            <text:p>фев 26<text:s/></text:p>
          </table:table-cell>
          <table:table-cell table:number-columns-repeated="16336"/>
        </table:table-row>
        <table:table-row table:style-name="ro1">
          <table:table-cell office:value-type="date" office:date-value="2020-02-27T00:00:00" table:style-name="ce6">
            <text:p>фев 27<text:s/></text:p>
          </table:table-cell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78" table:style-name="ce7">
            <text:p>78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3" table:style-name="ce7">
            <text:p>3<text:s/></text:p>
          </table:table-cell>
          <table:table-cell table:number-columns-repeated="3" table:style-name="ce7"/>
          <table:table-cell office:value-type="float" office:value="6" table:style-name="ce7">
            <text:p>6<text:s/></text:p>
          </table:table-cell>
          <table:table-cell office:value-type="float" office:value="1" table:style-name="ce7">
            <text:p>1<text:s/></text:p>
          </table:table-cell>
          <table:table-cell table:number-columns-repeated="14" table:style-name="ce7"/>
          <table:table-cell office:value-type="float" office:value="1" table:style-name="ce7">
            <text:p>1<text:s/></text:p>
          </table:table-cell>
          <table:table-cell table:number-columns-repeated="7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7"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date" office:date-value="2020-02-27T00:00:00" table:style-name="ce6">
            <text:p>фев 27<text:s/></text:p>
          </table:table-cell>
          <table:table-cell table:number-columns-repeated="16336"/>
        </table:table-row>
        <table:table-row table:style-name="ro1">
          <table:table-cell office:value-type="date" office:date-value="2020-02-28T00:00:00" table:style-name="ce6">
            <text:p>фев 28<text:s/></text:p>
          </table:table-cell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250" table:style-name="ce7">
            <text:p>250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20" table:style-name="ce7">
            <text:p>20<text:s/></text:p>
          </table:table-cell>
          <table:table-cell table:number-columns-repeated="7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number-columns-repeated="5"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7" table:style-name="ce7"/>
          <table:table-cell office:value-type="float" office:value="3" table:style-name="ce7">
            <text:p>3<text:s/></text:p>
          </table:table-cell>
          <table:table-cell table:number-columns-repeated="9" table:style-name="ce7"/>
          <table:table-cell office:value-type="date" office:date-value="2020-02-28T00:00:00" table:style-name="ce6">
            <text:p>фев 28<text:s/></text:p>
          </table:table-cell>
          <table:table-cell table:number-columns-repeated="16336"/>
        </table:table-row>
        <table:table-row table:style-name="ro1">
          <table:table-cell office:value-type="date" office:date-value="2020-02-29T00:00:00" table:style-name="ce6">
            <text:p>фев 29<text:s/></text:p>
          </table:table-cell>
          <table:table-cell office:value-type="float" office:value="7" table:style-name="ce7">
            <text:p>7<text:s/></text:p>
          </table:table-cell>
          <table:table-cell table:style-name="ce7"/>
          <table:table-cell office:value-type="float" office:value="238" table:style-name="ce7">
            <text:p>238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1" table:style-name="ce7">
            <text:p>31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19" table:style-name="ce7">
            <text:p>19<text:s/></text:p>
          </table:table-cell>
          <table:table-cell table:number-columns-repeated="7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number-columns-repeated="5"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3"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7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date" office:date-value="2020-02-29T00:00:00" table:style-name="ce6">
            <text:p>фев 29<text:s/></text:p>
          </table:table-cell>
          <table:table-cell table:number-columns-repeated="16336"/>
        </table:table-row>
        <table:table-row table:style-name="ro1">
          <table:table-cell office:value-type="date" office:date-value="2020-03-01T00:00:00" table:style-name="ce6">
            <text:p>мар 1<text:s/></text:p>
          </table:table-cell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240" table:style-name="ce7">
            <text:p>240<text:s/></text:p>
          </table:table-cell>
          <table:table-cell office:value-type="float" office:value="8" table:style-name="ce7">
            <text:p>8<text:s/></text:p>
          </table:table-cell>
          <table:table-cell table:number-columns-repeated="2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43" table:style-name="ce7">
            <text:p>43<text:s/></text:p>
          </table:table-cell>
          <table:table-cell table:number-columns-repeated="7"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8" table:style-name="ce7">
            <text:p>8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5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9" table:style-name="ce7">
            <text:p>9<text:s/></text:p>
          </table:table-cell>
          <table:table-cell table:number-columns-repeated="9" table:style-name="ce7"/>
          <table:table-cell office:value-type="date" office:date-value="2020-03-01T00:00:00" table:style-name="ce6">
            <text:p>мар 1<text:s/></text:p>
          </table:table-cell>
          <table:table-cell table:number-columns-repeated="16336"/>
        </table:table-row>
        <table:table-row table:style-name="ro1">
          <table:table-cell office:value-type="date" office:date-value="2020-03-02T00:00:00" table:style-name="ce6">
            <text:p>мар 2<text:s/></text:p>
          </table:table-cell>
          <table:table-cell table:number-columns-repeated="2" table:style-name="ce7"/>
          <table:table-cell office:value-type="float" office:value="561" table:style-name="ce7">
            <text:p>561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72" table:style-name="ce7">
            <text:p>72<text:s/></text:p>
          </table:table-cell>
          <table:table-cell table:style-name="ce7"/>
          <table:table-cell office:value-type="float" office:value="13" table:style-name="ce7">
            <text:p>13<text:s/></text:p>
          </table:table-cell>
          <table:table-cell table:number-columns-repeated="9"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number-columns-repeated="5" table:style-name="ce7"/>
          <table:table-cell office:value-type="float" office:value="1" table:style-name="ce7">
            <text:p>1<text:s/></text:p>
          </table:table-cell>
          <table:table-cell table:number-columns-repeated="9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number-columns-repeated="5" table:style-name="ce7"/>
          <table:table-cell office:value-type="date" office:date-value="2020-03-02T00:00:00" table:style-name="ce6">
            <text:p>мар 2<text:s/></text:p>
          </table:table-cell>
          <table:table-cell table:number-columns-repeated="16336"/>
        </table:table-row>
        <table:table-row table:style-name="ro1">
          <table:table-cell office:value-type="date" office:date-value="2020-03-03T00:00:00" table:style-name="ce6">
            <text:p>мар 3<text:s/></text:p>
          </table:table-cell>
          <table:table-cell office:value-type="float" office:value="69" table:style-name="ce7">
            <text:p>69<text:s/></text:p>
          </table:table-cell>
          <table:table-cell table:style-name="ce7"/>
          <table:table-cell office:value-type="float" office:value="347" table:style-name="ce7">
            <text:p>347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28" table:style-name="ce7">
            <text:p>28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91" table:style-name="ce7">
            <text:p>91<text:s/></text:p>
          </table:table-cell>
          <table:table-cell office:value-type="float" office:value="1" table:style-name="ce7">
            <text:p>1<text:s/></text:p>
          </table:table-cell>
          <table:table-cell table:number-columns-repeated="4" table:style-name="ce7"/>
          <table:table-cell office:value-type="float" office:value="7" table:style-name="ce7">
            <text:p>7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8" table:style-name="ce7">
            <text:p>8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number-columns-repeated="5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number-columns-repeated="7" table:style-name="ce7"/>
          <table:table-cell office:value-type="float" office:value="2" table:style-name="ce7">
            <text:p>2<text:s/></text:p>
          </table:table-cell>
          <table:table-cell office:value-type="float" office:value="2" table:style-name="ce7">
            <text:p>2<text:s/></text:p>
          </table:table-cell>
          <table:table-cell office:value-type="date" office:date-value="2020-03-03T00:00:00" table:style-name="ce6">
            <text:p>мар 3<text:s/></text:p>
          </table:table-cell>
          <table:table-cell table:number-columns-repeated="16336"/>
        </table:table-row>
        <table:table-row table:style-name="ro1">
          <table:table-cell office:value-type="date" office:date-value="2020-03-04T00:00:00" table:style-name="ce6">
            <text:p>мар 4<text:s/></text:p>
          </table:table-cell>
          <table:table-cell office:value-type="float" office:value="37" table:style-name="ce7">
            <text:p>37<text:s/></text:p>
          </table:table-cell>
          <table:table-cell table:style-name="ce7"/>
          <table:table-cell office:value-type="float" office:value="466" table:style-name="ce7">
            <text:p>466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39" table:style-name="ce7">
            <text:p>39<text:s/></text:p>
          </table:table-cell>
          <table:table-cell table:style-name="ce7"/>
          <table:table-cell office:value-type="float" office:value="12" table:style-name="ce7">
            <text:p>12<text:s/></text:p>
          </table:table-cell>
          <table:table-cell table:style-name="ce7"/>
          <table:table-cell office:value-type="float" office:value="21" table:style-name="ce7">
            <text:p>21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1" table:style-name="ce7">
            <text:p>1<text:s/></text:p>
          </table:table-cell>
          <table:table-cell table:number-columns-repeated="3" table:style-name="ce7"/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7" table:style-name="ce7">
            <text:p>7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9" table:style-name="ce7">
            <text:p>9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7" table:style-name="ce7">
            <text:p>7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number-columns-repeated="5" table:style-name="ce7"/>
          <table:table-cell office:value-type="float" office:value="44" table:style-name="ce7">
            <text:p>44<text:s/></text:p>
          </table:table-cell>
          <table:table-cell office:value-type="float" office:value="4" table:style-name="ce7">
            <text:p>4<text:s/></text:p>
          </table:table-cell>
          <table:table-cell office:value-type="date" office:date-value="2020-03-04T00:00:00" table:style-name="ce6">
            <text:p>мар 4<text:s/></text:p>
          </table:table-cell>
          <table:table-cell table:number-columns-repeated="16336"/>
        </table:table-row>
        <table:table-row table:style-name="ro1">
          <table:table-cell office:value-type="date" office:date-value="2020-03-05T00:00:00" table:style-name="ce6">
            <text:p>мар 5<text:s/></text:p>
          </table:table-cell>
          <table:table-cell office:value-type="float" office:value="47" table:style-name="ce7">
            <text:p>47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587" table:style-name="ce7">
            <text:p>587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66" table:style-name="ce7">
            <text:p>66<text:s/></text:p>
          </table:table-cell>
          <table:table-cell table:style-name="ce7"/>
          <table:table-cell office:value-type="float" office:value="38" table:style-name="ce7">
            <text:p>38<text:s/></text:p>
          </table:table-cell>
          <table:table-cell table:style-name="ce7"/>
          <table:table-cell office:value-type="float" office:value="70" table:style-name="ce7">
            <text:p>70<text:s/></text:p>
          </table:table-cell>
          <table:table-cell table:number-columns-repeated="5" table:style-name="ce7"/>
          <table:table-cell office:value-type="float" office:value="15" table:style-name="ce7">
            <text:p>15<text:s/></text:p>
          </table:table-cell>
          <table:table-cell table:style-name="ce7"/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20" table:style-name="ce7">
            <text:p>20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number-columns-repeated="3" table:style-name="ce7"/>
          <table:table-cell office:value-type="float" office:value="11" table:style-name="ce7">
            <text:p>11<text:s/></text:p>
          </table:table-cell>
          <table:table-cell table:style-name="ce7"/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number-columns-repeated="5"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23" table:style-name="ce7">
            <text:p>23<text:s/></text:p>
          </table:table-cell>
          <table:table-cell table:number-columns-repeated="7" table:style-name="ce7"/>
          <table:table-cell office:value-type="float" office:value="21" table:style-name="ce7">
            <text:p>21<text:s/></text:p>
          </table:table-cell>
          <table:table-cell office:value-type="float" office:value="3" table:style-name="ce7">
            <text:p>3<text:s/></text:p>
          </table:table-cell>
          <table:table-cell office:value-type="date" office:date-value="2020-03-05T00:00:00" table:style-name="ce6">
            <text:p>мар 5<text:s/></text:p>
          </table:table-cell>
          <table:table-cell table:number-columns-repeated="16336"/>
        </table:table-row>
        <table:table-row table:style-name="ro1">
          <table:table-cell office:value-type="date" office:date-value="2020-03-06T00:00:00" table:style-name="ce6">
            <text:p>мар 6<text:s/></text:p>
          </table:table-cell>
          <table:table-cell office:value-type="float" office:value="59" table:style-name="ce7">
            <text:p>59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769" table:style-name="ce7">
            <text:p>769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272" table:style-name="ce7">
            <text:p>272<text:s/></text:p>
          </table:table-cell>
          <table:table-cell table:style-name="ce7"/>
          <table:table-cell office:value-type="float" office:value="29" table:style-name="ce7">
            <text:p>29<text:s/></text:p>
          </table:table-cell>
          <table:table-cell table:style-name="ce7"/>
          <table:table-cell office:value-type="float" office:value="138" table:style-name="ce7">
            <text:p>138<text:s/></text:p>
          </table:table-cell>
          <table:table-cell office:value-type="float" office:value="2" table:style-name="ce7">
            <text:p>2<text:s/></text:p>
          </table:table-cell>
          <table:table-cell table:number-columns-repeated="2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27" table:style-name="ce7">
            <text:p>27<text:s/></text:p>
          </table:table-cell>
          <table:table-cell table:style-name="ce7"/>
          <table:table-cell office:value-type="float" office:value="44" table:style-name="ce7">
            <text:p>44<text:s/></text:p>
          </table:table-cell>
          <table:table-cell table:style-name="ce7"/>
          <table:table-cell office:value-type="float" office:value="30" table:style-name="ce7">
            <text:p>3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12" table:style-name="ce7">
            <text:p>12<text:s/></text:p>
          </table:table-cell>
          <table:table-cell table:style-name="ce7"/>
          <table:table-cell office:value-type="float" office:value="26" table:style-name="ce7">
            <text:p>26<text:s/></text:p>
          </table:table-cell>
          <table:table-cell table:style-name="ce7"/>
          <table:table-cell office:value-type="float" office:value="10" table:style-name="ce7">
            <text:p>10<text:s/></text:p>
          </table:table-cell>
          <table:table-cell table:number-columns-repeated="5"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8" table:style-name="ce7">
            <text:p>8<text:s/></text:p>
          </table:table-cell>
          <table:table-cell table:style-name="ce7"/>
          <table:table-cell office:value-type="float" office:value="30" table:style-name="ce7">
            <text:p>30<text:s/></text:p>
          </table:table-cell>
          <table:table-cell table:style-name="ce7"/>
          <table:table-cell office:value-type="float" office:value="7" table:style-name="ce7">
            <text:p>7<text:s/></text:p>
          </table:table-cell>
          <table:table-cell table:number-columns-repeated="5" table:style-name="ce7"/>
          <table:table-cell office:value-type="float" office:value="19" table:style-name="ce7">
            <text:p>19<text:s/></text:p>
          </table:table-cell>
          <table:table-cell office:value-type="float" office:value="1" table:style-name="ce7">
            <text:p>1<text:s/></text:p>
          </table:table-cell>
          <table:table-cell office:value-type="date" office:date-value="2020-03-06T00:00:00" table:style-name="ce6">
            <text:p>мар 6<text:s/></text:p>
          </table:table-cell>
          <table:table-cell table:number-columns-repeated="16336"/>
        </table:table-row>
        <table:table-row table:style-name="ro1">
          <table:table-cell office:value-type="date" office:date-value="2020-03-07T00:00:00" table:style-name="ce6">
            <text:p>мар 7<text:s/></text:p>
          </table:table-cell>
          <table:table-cell office:value-type="float" office:value="117" table:style-name="ce7">
            <text:p>117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778" table:style-name="ce7">
            <text:p>778<text:s/></text:p>
          </table:table-cell>
          <table:table-cell office:value-type="float" office:value="49" table:style-name="ce7">
            <text:p>49<text:s/></text:p>
          </table:table-cell>
          <table:table-cell office:value-type="float" office:value="105" table:style-name="ce7">
            <text:p>105<text:s/></text:p>
          </table:table-cell>
          <table:table-cell table:style-name="ce7"/>
          <table:table-cell office:value-type="float" office:value="49" table:style-name="ce7">
            <text:p>4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93" table:style-name="ce7">
            <text:p>193<text:s/></text:p>
          </table:table-cell>
          <table:table-cell office:value-type="float" office:value="3" table:style-name="ce7">
            <text:p>3<text:s/></text:p>
          </table:table-cell>
          <table:table-cell table:number-columns-repeated="2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59" table:style-name="ce7">
            <text:p>59<text:s/></text:p>
          </table:table-cell>
          <table:table-cell table:style-name="ce7"/>
          <table:table-cell office:value-type="float" office:value="46" table:style-name="ce7">
            <text:p>4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23" table:style-name="ce7">
            <text:p>123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76" table:style-name="ce7">
            <text:p>76<text:s/></text:p>
          </table:table-cell>
          <table:table-cell table:style-name="ce7"/>
          <table:table-cell office:value-type="float" office:value="19" table:style-name="ce7">
            <text:p>19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27" table:style-name="ce7">
            <text:p>27<text:s/></text:p>
          </table:table-cell>
          <table:table-cell table:number-columns-repeated="3"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65" table:style-name="ce7">
            <text:p>65<text:s/></text:p>
          </table:table-cell>
          <table:table-cell office:value-type="float" office:value="1" table:style-name="ce7">
            <text:p>1<text:s/></text:p>
          </table:table-cell>
          <table:table-cell office:value-type="date" office:date-value="2020-03-07T00:00:00" table:style-name="ce6">
            <text:p>мар 7<text:s/></text:p>
          </table:table-cell>
          <table:table-cell table:number-columns-repeated="16336"/>
        </table:table-row>
        <table:table-row table:style-name="ro1">
          <table:table-cell office:value-type="date" office:date-value="2020-03-08T00:00:00" table:style-name="ce6">
            <text:p>мар 8<text:s/></text:p>
          </table:table-cell>
          <table:table-cell office:value-type="float" office:value="56" table:style-name="ce7">
            <text:p>56<text:s/></text:p>
          </table:table-cell>
          <table:table-cell table:style-name="ce7"/>
          <table:table-cell office:value-type="float" office:value="1247" table:style-name="ce7">
            <text:p>1 247<text:s/></text:p>
          </table:table-cell>
          <table:table-cell office:value-type="float" office:value="37" table:style-name="ce7">
            <text:p>37<text:s/></text:p>
          </table:table-cell>
          <table:table-cell office:value-type="float" office:value="156" table:style-name="ce7">
            <text:p>156<text:s/></text:p>
          </table:table-cell>
          <table:table-cell table:style-name="ce7"/>
          <table:table-cell office:value-type="float" office:value="43" table:style-name="ce7">
            <text:p>43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93" table:style-name="ce7">
            <text:p>93<text:s/></text:p>
          </table:table-cell>
          <table:table-cell office:value-type="float" office:value="1" table:style-name="ce7">
            <text:p>1<text:s/></text:p>
          </table:table-cell>
          <table:table-cell table:number-columns-repeated="4" table:style-name="ce7"/>
          <table:table-cell office:value-type="float" office:value="60" table:style-name="ce7">
            <text:p>60<text:s/></text:p>
          </table:table-cell>
          <table:table-cell table:style-name="ce7"/>
          <table:table-cell office:value-type="float" office:value="60" table:style-name="ce7">
            <text:p>60<text:s/></text:p>
          </table:table-cell>
          <table:table-cell table:style-name="ce7"/>
          <table:table-cell office:value-type="float" office:value="54" table:style-name="ce7">
            <text:p>54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8" table:style-name="ce7">
            <text:p>8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24" table:style-name="ce7">
            <text:p>24<text:s/></text:p>
          </table:table-cell>
          <table:table-cell table:style-name="ce7"/>
          <table:table-cell office:value-type="float" office:value="36" table:style-name="ce7">
            <text:p>36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8" table:style-name="ce7">
            <text:p>8<text:s/></text:p>
          </table:table-cell>
          <table:table-cell table:style-name="ce7"/>
          <table:table-cell office:value-type="float" office:value="34" table:style-name="ce7">
            <text:p>34<text:s/></text:p>
          </table:table-cell>
          <table:table-cell table:style-name="ce7"/>
          <table:table-cell office:value-type="float" office:value="14" table:style-name="ce7">
            <text:p>14<text:s/></text:p>
          </table:table-cell>
          <table:table-cell table:number-columns-repeated="3" table:style-name="ce7"/>
          <table:table-cell office:value-type="float" office:value="2" table:style-name="ce7">
            <text:p>2<text:s/></text:p>
          </table:table-cell>
          <table:table-cell table:number-columns-repeated="3" table:style-name="ce7"/>
          <table:table-cell office:value-type="date" office:date-value="2020-03-08T00:00:00" table:style-name="ce6">
            <text:p>мар 8<text:s/></text:p>
          </table:table-cell>
          <table:table-cell table:number-columns-repeated="16336"/>
        </table:table-row>
        <table:table-row table:style-name="ro1">
          <table:table-cell office:value-type="date" office:date-value="2020-03-09T00:00:00" table:style-name="ce6">
            <text:p>мар 9<text:s/></text:p>
          </table:table-cell>
          <table:table-cell office:value-type="float" office:value="159" table:style-name="ce7">
            <text:p>159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492" table:style-name="ce7">
            <text:p>1 492<text:s/></text:p>
          </table:table-cell>
          <table:table-cell office:value-type="float" office:value="132" table:style-name="ce7">
            <text:p>132<text:s/></text:p>
          </table:table-cell>
          <table:table-cell office:value-type="float" office:value="317" table:style-name="ce7">
            <text:p>317<text:s/></text:p>
          </table:table-cell>
          <table:table-cell table:style-name="ce7"/>
          <table:table-cell office:value-type="float" office:value="67" table:style-name="ce7">
            <text:p>67<text:s/></text:p>
          </table:table-cell>
          <table:table-cell table:style-name="ce7"/>
          <table:table-cell office:value-type="float" office:value="410" table:style-name="ce7">
            <text:p>410<text:s/></text:p>
          </table:table-cell>
          <table:table-cell office:value-type="float" office:value="9" table:style-name="ce7">
            <text:p>9<text:s/></text:p>
          </table:table-cell>
          <table:table-cell table:number-columns-repeated="4" table:style-name="ce7"/>
          <table:table-cell office:value-type="float" office:value="31" table:style-name="ce7">
            <text:p>31<text:s/></text:p>
          </table:table-cell>
          <table:table-cell table:style-name="ce7"/>
          <table:table-cell office:value-type="float" office:value="77" table:style-name="ce7">
            <text:p>77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68" table:style-name="ce7">
            <text:p>68<text:s/></text:p>
          </table:table-cell>
          <table:table-cell table:style-name="ce7"/>
          <table:table-cell office:value-type="float" office:value="9" table:style-name="ce7">
            <text:p>9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42" table:style-name="ce7">
            <text:p>42<text:s/></text:p>
          </table:table-cell>
          <table:table-cell table:style-name="ce7"/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5" table:style-name="ce7">
            <text:p>5<text:s/></text:p>
          </table:table-cell>
          <table:table-cell table:style-name="ce7"/>
          <table:table-cell office:value-type="float" office:value="22" table:style-name="ce7">
            <text:p>22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number-columns-repeated="3" table:style-name="ce7"/>
          <table:table-cell office:value-type="float" office:value="2" table:style-name="ce7">
            <text:p>2<text:s/></text:p>
          </table:table-cell>
          <table:table-cell table:number-columns-repeated="3" table:style-name="ce7"/>
          <table:table-cell office:value-type="date" office:date-value="2020-03-09T00:00:00" table:style-name="ce6">
            <text:p>мар 9<text:s/></text:p>
          </table:table-cell>
          <table:table-cell table:number-columns-repeated="16336"/>
        </table:table-row>
        <table:table-row table:style-name="ro1">
          <table:table-cell office:value-type="date" office:date-value="2020-03-10T00:00:00" table:style-name="ce6">
            <text:p>мар 10<text:s/></text:p>
          </table:table-cell>
          <table:table-cell office:value-type="float" office:value="435" table:style-name="ce7">
            <text:p>435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797" table:style-name="ce7">
            <text:p>1 797<text:s/></text:p>
          </table:table-cell>
          <table:table-cell office:value-type="float" office:value="97" table:style-name="ce7">
            <text:p>97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46" table:style-name="ce7">
            <text:p>4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86" table:style-name="ce7">
            <text:p>286<text:s/></text:p>
          </table:table-cell>
          <table:table-cell office:value-type="float" office:value="11" table:style-name="ce7">
            <text:p>11<text:s/></text:p>
          </table:table-cell>
          <table:table-cell table:number-columns-repeated="4" table:style-name="ce7"/>
          <table:table-cell office:value-type="float" office:value="39" table:style-name="ce7">
            <text:p>39<text:s/></text:p>
          </table:table-cell>
          <table:table-cell table:style-name="ce7"/>
          <table:table-cell office:value-type="float" office:value="56" table:style-name="ce7">
            <text:p>56<text:s/></text:p>
          </table:table-cell>
          <table:table-cell table:number-columns-repeated="5"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45" table:style-name="ce7">
            <text:p>45<text:s/></text:p>
          </table:table-cell>
          <table:table-cell table:style-name="ce7"/>
          <table:table-cell office:value-type="float" office:value="19" table:style-name="ce7">
            <text:p>19<text:s/></text:p>
          </table:table-cell>
          <table:table-cell table:number-columns-repeated="3" table:style-name="ce7"/>
          <table:table-cell office:value-type="float" office:value="5" table:style-name="ce7">
            <text:p>5<text:s/></text:p>
          </table:table-cell>
          <table:table-cell table:number-columns-repeated="3" table:style-name="ce7"/>
          <table:table-cell office:value-type="float" office:value="54" table:style-name="ce7">
            <text:p>54<text:s/></text:p>
          </table:table-cell>
          <table:table-cell table:style-name="ce7"/>
          <table:table-cell office:value-type="float" office:value="23" table:style-name="ce7">
            <text:p>23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2" table:style-name="ce7">
            <text:p>2<text:s/></text:p>
          </table:table-cell>
          <table:table-cell table:style-name="ce7"/>
          <table:table-cell office:value-type="float" office:value="259" table:style-name="ce7">
            <text:p>259<text:s/></text:p>
          </table:table-cell>
          <table:table-cell office:value-type="float" office:value="8" table:style-name="ce7">
            <text:p>8<text:s/></text:p>
          </table:table-cell>
          <table:table-cell office:value-type="date" office:date-value="2020-03-10T00:00:00" table:style-name="ce6">
            <text:p>мар 10<text:s/></text:p>
          </table:table-cell>
          <table:table-cell table:number-columns-repeated="16336"/>
        </table:table-row>
        <table:table-row table:style-name="ro1">
          <table:table-cell office:value-type="date" office:date-value="2020-03-11T00:00:00" table:style-name="ce6">
            <text:p>мар 11<text:s/></text:p>
          </table:table-cell>
          <table:table-cell office:value-type="float" office:value="615" table:style-name="ce7">
            <text:p>615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977" table:style-name="ce7">
            <text:p>977<text:s/></text:p>
          </table:table-cell>
          <table:table-cell office:value-type="float" office:value="168" table:style-name="ce7">
            <text:p>168<text:s/></text:p>
          </table:table-cell>
          <table:table-cell office:value-type="float" office:value="157" table:style-name="ce7">
            <text:p>157<text:s/></text:p>
          </table:table-cell>
          <table:table-cell table:style-name="ce7"/>
          <table:table-cell office:value-type="float" office:value="50" table:style-name="ce7">
            <text:p>50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372" table:style-name="ce7">
            <text:p>372<text:s/></text:p>
          </table:table-cell>
          <table:table-cell office:value-type="float" office:value="3" table:style-name="ce7">
            <text:p>3<text:s/></text:p>
          </table:table-cell>
          <table:table-cell table:number-columns-repeated="4" table:style-name="ce7"/>
          <table:table-cell office:value-type="float" office:value="28" table:style-name="ce7">
            <text:p>28<text:s/></text:p>
          </table:table-cell>
          <table:table-cell table:style-name="ce7"/>
          <table:table-cell office:value-type="float" office:value="61" table:style-name="ce7">
            <text:p>6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59" table:style-name="ce7">
            <text:p>15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1" table:style-name="ce7">
            <text:p>11<text:s/></text:p>
          </table:table-cell>
          <table:table-cell table:style-name="ce7"/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78" table:style-name="ce7">
            <text:p>78<text:s/></text:p>
          </table:table-cell>
          <table:table-cell table:style-name="ce7"/>
          <table:table-cell office:value-type="float" office:value="51" table:style-name="ce7">
            <text:p>51<text:s/></text:p>
          </table:table-cell>
          <table:table-cell table:style-name="ce7"/>
          <table:table-cell office:value-type="float" office:value="36" table:style-name="ce7">
            <text:p>36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172" table:style-name="ce7">
            <text:p>172<text:s/></text:p>
          </table:table-cell>
          <table:table-cell table:style-name="ce7"/>
          <table:table-cell office:value-type="float" office:value="85" table:style-name="ce7">
            <text:p>85<text:s/></text:p>
          </table:table-cell>
          <table:table-cell table:style-name="ce7"/>
          <table:table-cell office:value-type="float" office:value="23" table:style-name="ce7">
            <text:p>23<text:s/></text:p>
          </table:table-cell>
          <table:table-cell table:number-columns-repeated="5" table:style-name="ce7"/>
          <table:table-cell office:value-type="float" office:value="224" table:style-name="ce7">
            <text:p>224<text:s/></text:p>
          </table:table-cell>
          <table:table-cell office:value-type="float" office:value="6" table:style-name="ce7">
            <text:p>6<text:s/></text:p>
          </table:table-cell>
          <table:table-cell office:value-type="date" office:date-value="2020-03-11T00:00:00" table:style-name="ce6">
            <text:p>мар 11<text:s/></text:p>
          </table:table-cell>
          <table:table-cell table:number-columns-repeated="16336"/>
        </table:table-row>
        <table:table-row table:style-name="ro1">
          <table:table-cell office:value-type="date" office:date-value="2020-03-12T00:00:00" table:style-name="ce6">
            <text:p>мар 12<text:s/></text:p>
          </table:table-cell>
          <table:table-cell office:value-type="float" office:value="501" table:style-name="ce7">
            <text:p>501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2313" table:style-name="ce7">
            <text:p>2 313<text:s/></text:p>
          </table:table-cell>
          <table:table-cell office:value-type="float" office:value="196" table:style-name="ce7">
            <text:p>196<text:s/></text:p>
          </table:table-cell>
          <table:table-cell office:value-type="float" office:value="271" table:style-name="ce7">
            <text:p>27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87" table:style-name="ce7">
            <text:p>87<text:s/></text:p>
          </table:table-cell>
          <table:table-cell table:style-name="ce7"/>
          <table:table-cell office:value-type="float" office:value="495" table:style-name="ce7">
            <text:p>495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1" table:style-name="ce7">
            <text:p>1<text:s/></text:p>
          </table:table-cell>
          <table:table-cell table:style-name="ce7"/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23" table:style-name="ce7">
            <text:p>23<text:s/></text:p>
          </table:table-cell>
          <table:table-cell table:style-name="ce7"/>
          <table:table-cell office:value-type="float" office:value="121" table:style-name="ce7">
            <text:p>12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54" table:style-name="ce7">
            <text:p>154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9" table:style-name="ce7">
            <text:p>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35" table:style-name="ce7">
            <text:p>135<text:s/></text:p>
          </table:table-cell>
          <table:table-cell table:style-name="ce7"/>
          <table:table-cell office:value-type="float" office:value="120" table:style-name="ce7">
            <text:p>120<text:s/></text:p>
          </table:table-cell>
          <table:table-cell table:number-columns-repeated="3" table:style-name="ce7"/>
          <table:table-cell office:value-type="float" office:value="22" table:style-name="ce7">
            <text:p>22<text:s/></text:p>
          </table:table-cell>
          <table:table-cell table:style-name="ce7"/>
          <table:table-cell office:value-type="float" office:value="23" table:style-name="ce7">
            <text:p>23<text:s/></text:p>
          </table:table-cell>
          <table:table-cell table:style-name="ce7"/>
          <table:table-cell office:value-type="float" office:value="353" table:style-name="ce7">
            <text:p>353<text:s/></text:p>
          </table:table-cell>
          <table:table-cell table:style-name="ce7"/>
          <table:table-cell office:value-type="float" office:value="213" table:style-name="ce7">
            <text:p>213<text:s/></text:p>
          </table:table-cell>
          <table:table-cell table:style-name="ce7"/>
          <table:table-cell office:value-type="float" office:value="33" table:style-name="ce7">
            <text:p>33<text:s/></text:p>
          </table:table-cell>
          <table:table-cell table:style-name="ce7"/>
          <table:table-cell office:value-type="float" office:value="12" table:style-name="ce7">
            <text:p>12<text:s/></text:p>
          </table:table-cell>
          <table:table-cell table:style-name="ce7"/>
          <table:table-cell office:value-type="float" office:value="3" table:style-name="ce7">
            <text:p>3<text:s/></text:p>
          </table:table-cell>
          <table:table-cell table:style-name="ce7"/>
          <table:table-cell office:value-type="float" office:value="291" table:style-name="ce7">
            <text:p>291<text:s/></text:p>
          </table:table-cell>
          <table:table-cell office:value-type="float" office:value="4" table:style-name="ce7">
            <text:p>4<text:s/></text:p>
          </table:table-cell>
          <table:table-cell office:value-type="date" office:date-value="2020-03-12T00:00:00" table:style-name="ce6">
            <text:p>мар 12<text:s/></text:p>
          </table:table-cell>
          <table:table-cell table:number-columns-repeated="16336"/>
        </table:table-row>
        <table:table-row table:style-name="ro1">
          <table:table-cell office:value-type="date" office:date-value="2020-03-13T00:00:00" table:style-name="ce6">
            <text:p>мар 13<text:s/></text:p>
          </table:table-cell>
          <table:table-cell office:value-type="float" office:value="825" table:style-name="ce7">
            <text:p>825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2651" table:style-name="ce7">
            <text:p>2 651<text:s/></text:p>
          </table:table-cell>
          <table:table-cell office:value-type="float" office:value="189" table:style-name="ce7">
            <text:p>189<text:s/></text:p>
          </table:table-cell>
          <table:table-cell office:value-type="float" office:value="802" table:style-name="ce7">
            <text:p>802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34" table:style-name="ce7">
            <text:p>13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591" table:style-name="ce7">
            <text:p>591<text:s/></text:p>
          </table:table-cell>
          <table:table-cell office:value-type="float" office:value="13" table:style-name="ce7">
            <text:p>13<text:s/></text:p>
          </table:table-cell>
          <table:table-cell table:number-columns-repeated="2" table:style-name="ce7"/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24" table:style-name="ce7">
            <text:p>24<text:s/></text:p>
          </table:table-cell>
          <table:table-cell table:style-name="ce7"/>
          <table:table-cell office:value-type="float" office:value="111" table:style-name="ce7">
            <text:p>111<text:s/></text:p>
          </table:table-cell>
          <table:table-cell table:style-name="ce7"/>
          <table:table-cell office:value-type="float" office:value="213" table:style-name="ce7">
            <text:p>213<text:s/></text:p>
          </table:table-cell>
          <table:table-cell office:value-type="float" office:value="2" table:style-name="ce7">
            <text:p>2<text:s/></text:p>
          </table:table-cell>
          <table:table-cell table:number-columns-repeated="2" table:style-name="ce7"/>
          <table:table-cell office:value-type="float" office:value="27" table:style-name="ce7">
            <text:p>27<text:s/></text:p>
          </table:table-cell>
          <table:table-cell table:style-name="ce7"/>
          <table:table-cell office:value-type="float" office:value="159" table:style-name="ce7">
            <text:p>159<text:s/></text:p>
          </table:table-cell>
          <table:table-cell table:style-name="ce7"/>
          <table:table-cell office:value-type="float" office:value="59" table:style-name="ce7">
            <text:p>59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5" table:style-name="ce7">
            <text:p>5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59" table:style-name="ce7">
            <text:p>59<text:s/></text:p>
          </table:table-cell>
          <table:table-cell table:number-columns-repeated="3" table:style-name="ce7"/>
          <table:table-cell office:value-type="float" office:value="22" table:style-name="ce7">
            <text:p>22<text:s/></text:p>
          </table:table-cell>
          <table:table-cell table:number-columns-repeated="3" table:style-name="ce7"/>
          <table:table-cell office:value-type="float" office:value="11" table:style-name="ce7">
            <text:p>11<text:s/></text:p>
          </table:table-cell>
          <table:table-cell table:style-name="ce7"/>
          <table:table-cell office:value-type="float" office:value="277" table:style-name="ce7">
            <text:p>277<text:s/></text:p>
          </table:table-cell>
          <table:table-cell office:value-type="float" office:value="7" table:style-name="ce7">
            <text:p>7<text:s/></text:p>
          </table:table-cell>
          <table:table-cell office:value-type="date" office:date-value="2020-03-13T00:00:00" table:style-name="ce6">
            <text:p>мар 13<text:s/></text:p>
          </table:table-cell>
          <table:table-cell table:number-columns-repeated="16336"/>
        </table:table-row>
        <table:table-row table:style-name="ro1">
          <table:table-cell office:value-type="date" office:date-value="2020-03-14T00:00:00" table:style-name="ce6">
            <text:p>мар 14<text:s/></text:p>
          </table:table-cell>
          <table:table-cell office:value-type="float" office:value="1266" table:style-name="ce7">
            <text:p>1 266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2547" table:style-name="ce7">
            <text:p>2 547<text:s/></text:p>
          </table:table-cell>
          <table:table-cell office:value-type="float" office:value="252" table:style-name="ce7">
            <text:p>252<text:s/></text:p>
          </table:table-cell>
          <table:table-cell office:value-type="float" office:value="693" table:style-name="ce7">
            <text:p>693<text:s/></text:p>
          </table:table-cell>
          <table:table-cell table:style-name="ce7"/>
          <table:table-cell office:value-type="float" office:value="208" table:style-name="ce7">
            <text:p>20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780" table:style-name="ce7">
            <text:p>780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4" table:style-name="ce7">
            <text:p>4<text:s/></text:p>
          </table:table-cell>
          <table:table-cell table:number-columns-repeated="3" table:style-name="ce7"/>
          <table:table-cell office:value-type="float" office:value="285" table:style-name="ce7">
            <text:p>285<text:s/></text:p>
          </table:table-cell>
          <table:table-cell table:style-name="ce7"/>
          <table:table-cell office:value-type="float" office:value="190" table:style-name="ce7">
            <text:p>190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267" table:style-name="ce7">
            <text:p>267<text:s/></text:p>
          </table:table-cell>
          <table:table-cell table:style-name="ce7"/>
          <table:table-cell office:value-type="float" office:value="71" table:style-name="ce7">
            <text:p>71<text:s/></text:p>
          </table:table-cell>
          <table:table-cell table:style-name="ce7"/>
          <table:table-cell office:value-type="float" office:value="20" table:style-name="ce7">
            <text:p>20<text:s/></text:p>
          </table:table-cell>
          <table:table-cell table:style-name="ce7"/>
          <table:table-cell office:value-type="float" office:value="155" table:style-name="ce7">
            <text:p>155<text:s/></text:p>
          </table:table-cell>
          <table:table-cell table:style-name="ce7"/>
          <table:table-cell office:value-type="float" office:value="143" table:style-name="ce7">
            <text:p>143<text:s/></text:p>
          </table:table-cell>
          <table:table-cell table:style-name="ce7"/>
          <table:table-cell office:value-type="float" office:value="25" table:style-name="ce7">
            <text:p>25<text:s/></text:p>
          </table:table-cell>
          <table:table-cell table:style-name="ce7"/>
          <table:table-cell office:value-type="float" office:value="15" table:style-name="ce7">
            <text:p>15<text:s/></text:p>
          </table:table-cell>
          <table:table-cell table:style-name="ce7"/>
          <table:table-cell office:value-type="float" office:value="16" table:style-name="ce7">
            <text:p>16<text:s/></text:p>
          </table:table-cell>
          <table:table-cell table:style-name="ce7"/>
          <table:table-cell office:value-type="float" office:value="127" table:style-name="ce7">
            <text:p>127<text:s/></text:p>
          </table:table-cell>
          <table:table-cell table:style-name="ce7"/>
          <table:table-cell office:value-type="float" office:value="261" table:style-name="ce7">
            <text:p>26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34" table:style-name="ce7">
            <text:p>34<text:s/></text:p>
          </table:table-cell>
          <table:table-cell table:style-name="ce7"/>
          <table:table-cell office:value-type="float" office:value="21" table:style-name="ce7">
            <text:p>2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9" table:style-name="ce7">
            <text:p>9<text:s/></text:p>
          </table:table-cell>
          <table:table-cell table:style-name="ce7"/>
          <table:table-cell office:value-type="float" office:value="414" table:style-name="ce7">
            <text:p>414<text:s/></text:p>
          </table:table-cell>
          <table:table-cell office:value-type="float" office:value="5" table:style-name="ce7">
            <text:p>5<text:s/></text:p>
          </table:table-cell>
          <table:table-cell office:value-type="date" office:date-value="2020-03-14T00:00:00" table:style-name="ce6">
            <text:p>мар 14<text:s/></text:p>
          </table:table-cell>
          <table:table-cell table:number-columns-repeated="16336"/>
        </table:table-row>
        <table:table-row table:style-name="ro1">
          <table:table-cell office:value-type="date" office:date-value="2020-03-15T00:00:00" table:style-name="ce6">
            <text:p>мар 15<text:s/></text:p>
          </table:table-cell>
          <table:table-cell office:value-type="float" office:value="1522" table:style-name="ce7">
            <text:p>1 522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3497" table:style-name="ce7">
            <text:p>3 497<text:s/></text:p>
          </table:table-cell>
          <table:table-cell office:value-type="float" office:value="173" table:style-name="ce7">
            <text:p>173<text:s/></text:p>
          </table:table-cell>
          <table:table-cell office:value-type="float" office:value="733" table:style-name="ce7">
            <text:p>733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342" table:style-name="ce7">
            <text:p>342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829" table:style-name="ce7">
            <text:p>829<text:s/></text:p>
          </table:table-cell>
          <table:table-cell office:value-type="float" office:value="12" table:style-name="ce7">
            <text:p>12<text:s/></text:p>
          </table:table-cell>
          <table:table-cell table:number-columns-repeated="4" table:style-name="ce7"/>
          <table:table-cell office:value-type="float" office:value="90" table:style-name="ce7">
            <text:p>90<text:s/></text:p>
          </table:table-cell>
          <table:table-cell table:style-name="ce7"/>
          <table:table-cell office:value-type="float" office:value="155" table:style-name="ce7">
            <text:p>15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34" table:style-name="ce7">
            <text:p>234<text:s/></text:p>
          </table:table-cell>
          <table:table-cell office:value-type="float" office:value="5" table:style-name="ce7">
            <text:p>5<text:s/></text:p>
          </table:table-cell>
          <table:table-cell table:number-columns-repeated="2" table:style-name="ce7"/>
          <table:table-cell office:value-type="float" office:value="39" table:style-name="ce7">
            <text:p>3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49" table:style-name="ce7">
            <text:p>149<text:s/></text:p>
          </table:table-cell>
          <table:table-cell table:style-name="ce7"/>
          <table:table-cell office:value-type="float" office:value="296" table:style-name="ce7">
            <text:p>296<text:s/></text:p>
          </table:table-cell>
          <table:table-cell table:style-name="ce7"/>
          <table:table-cell office:value-type="float" office:value="78" table:style-name="ce7">
            <text:p>78<text:s/></text:p>
          </table:table-cell>
          <table:table-cell table:style-name="ce7"/>
          <table:table-cell office:value-type="float" office:value="47" table:style-name="ce7">
            <text:p>47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59" table:style-name="ce7">
            <text:p>59<text:s/></text:p>
          </table:table-cell>
          <table:table-cell table:style-name="ce7"/>
          <table:table-cell office:value-type="float" office:value="26" table:style-name="ce7">
            <text:p>26<text:s/></text:p>
          </table:table-cell>
          <table:table-cell table:style-name="ce7"/>
          <table:table-cell office:value-type="float" office:value="157" table:style-name="ce7">
            <text:p>157<text:s/></text:p>
          </table:table-cell>
          <table:table-cell table:style-name="ce7"/>
          <table:table-cell office:value-type="float" office:value="64" table:style-name="ce7">
            <text:p>64<text:s/></text:p>
          </table:table-cell>
          <table:table-cell table:number-columns-repeated="3" table:style-name="ce7"/>
          <table:table-cell office:value-type="float" office:value="14" table:style-name="ce7">
            <text:p>14<text:s/></text:p>
          </table:table-cell>
          <table:table-cell table:number-columns-repeated="3" table:style-name="ce7"/>
          <table:table-cell office:value-type="date" office:date-value="2020-03-15T00:00:00" table:style-name="ce6">
            <text:p>мар 15<text:s/></text:p>
          </table:table-cell>
          <table:table-cell table:number-columns-repeated="16336"/>
        </table:table-row>
        <table:table-row table:style-name="ro1">
          <table:table-cell office:value-type="date" office:date-value="2020-03-16T00:00:00" table:style-name="ce6">
            <text:p>мар 16<text:s/></text:p>
          </table:table-cell>
          <table:table-cell office:value-type="float" office:value="2000" table:style-name="ce7">
            <text:p>2 000<text:s/></text:p>
          </table:table-cell>
          <table:table-cell office:value-type="float" office:value="152" table:style-name="ce7">
            <text:p>152<text:s/></text:p>
          </table:table-cell>
          <table:table-cell office:value-type="float" office:value="3590" table:style-name="ce7">
            <text:p>3 590<text:s/></text:p>
          </table:table-cell>
          <table:table-cell office:value-type="float" office:value="368" table:style-name="ce7">
            <text:p>368<text:s/></text:p>
          </table:table-cell>
          <table:table-cell office:value-type="float" office:value="1043" table:style-name="ce7">
            <text:p>1 043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251" table:style-name="ce7">
            <text:p>251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911" table:style-name="ce7">
            <text:p>911<text:s/></text:p>
          </table:table-cell>
          <table:table-cell office:value-type="float" office:value="36" table:style-name="ce7">
            <text:p>36<text:s/></text:p>
          </table:table-cell>
          <table:table-cell table:number-columns-repeated="2" table:style-name="ce7"/>
          <table:table-cell office:value-type="float" office:value="29" table:style-name="ce7">
            <text:p>29<text:s/></text:p>
          </table:table-cell>
          <table:table-cell table:style-name="ce7"/>
          <table:table-cell office:value-type="float" office:value="396" table:style-name="ce7">
            <text:p>396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76" table:style-name="ce7">
            <text:p>176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841" table:style-name="ce7">
            <text:p>841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33" table:style-name="ce7">
            <text:p>133<text:s/></text:p>
          </table:table-cell>
          <table:table-cell table:style-name="ce7"/>
          <table:table-cell office:value-type="float" office:value="40" table:style-name="ce7">
            <text:p>40<text:s/></text:p>
          </table:table-cell>
          <table:table-cell table:style-name="ce7"/>
          <table:table-cell office:value-type="float" office:value="68" table:style-name="ce7">
            <text:p>68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59" table:style-name="ce7">
            <text:p>159<text:s/></text:p>
          </table:table-cell>
          <table:table-cell table:style-name="ce7"/>
          <table:table-cell office:value-type="float" office:value="22" table:style-name="ce7">
            <text:p>22<text:s/></text:p>
          </table:table-cell>
          <table:table-cell table:style-name="ce7"/>
          <table:table-cell office:value-type="float" office:value="39" table:style-name="ce7">
            <text:p>39<text:s/></text:p>
          </table:table-cell>
          <table:table-cell table:style-name="ce7"/>
          <table:table-cell office:value-type="float" office:value="35" table:style-name="ce7">
            <text:p>35<text:s/></text:p>
          </table:table-cell>
          <table:table-cell table:style-name="ce7"/>
          <table:table-cell office:value-type="float" office:value="71" table:style-name="ce7">
            <text:p>7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70" table:style-name="ce7">
            <text:p>170<text:s/></text:p>
          </table:table-cell>
          <table:table-cell table:style-name="ce7"/>
          <table:table-cell office:value-type="float" office:value="84" table:style-name="ce7">
            <text:p>84<text:s/></text:p>
          </table:table-cell>
          <table:table-cell table:number-columns-repeated="3" table:style-name="ce7"/>
          <table:table-cell office:value-type="float" office:value="17" table:style-name="ce7">
            <text:p>17<text:s/></text:p>
          </table:table-cell>
          <table:table-cell table:number-columns-repeated="3" table:style-name="ce7"/>
          <table:table-cell office:value-type="date" office:date-value="2020-03-16T00:00:00" table:style-name="ce6">
            <text:p>мар 16<text:s/></text:p>
          </table:table-cell>
          <table:table-cell table:number-columns-repeated="16336"/>
        </table:table-row>
        <table:table-row table:style-name="ro1">
          <table:table-cell office:value-type="date" office:date-value="2020-03-17T00:00:00" table:style-name="ce6">
            <text:p>мар 17<text:s/></text:p>
          </table:table-cell>
          <table:table-cell office:value-type="float" office:value="1438" table:style-name="ce7">
            <text:p>1 438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3233" table:style-name="ce7">
            <text:p>3 233<text:s/></text:p>
          </table:table-cell>
          <table:table-cell office:value-type="float" office:value="349" table:style-name="ce7">
            <text:p>349<text:s/></text:p>
          </table:table-cell>
          <table:table-cell office:value-type="float" office:value="1174" table:style-name="ce7">
            <text:p>1 174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52" table:style-name="ce7">
            <text:p>152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1193" table:style-name="ce7">
            <text:p>1 193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42" table:style-name="ce7">
            <text:p>42<text:s/></text:p>
          </table:table-cell>
          <table:table-cell table:style-name="ce7"/>
          <table:table-cell office:value-type="float" office:value="30" table:style-name="ce7">
            <text:p>30<text:s/></text:p>
          </table:table-cell>
          <table:table-cell table:number-columns-repeated="3" table:style-name="ce7"/>
          <table:table-cell office:value-type="float" office:value="278" table:style-name="ce7">
            <text:p>278<text:s/></text:p>
          </table:table-cell>
          <table:table-cell office:value-type="float" office:value="4" table:style-name="ce7">
            <text:p>4<text:s/></text:p>
          </table:table-cell>
          <table:table-cell table:style-name="ce7"/>
          <table:table-cell office:value-type="float" office:value="1" table:style-name="ce7">
            <text:p>1<text:s/></text:p>
          </table:table-cell>
          <table:table-cell office:value-type="float" office:value="86" table:style-name="ce7">
            <text:p>86<text:s/></text:p>
          </table:table-cell>
          <table:table-cell table:style-name="ce7"/>
          <table:table-cell office:value-type="float" office:value="54" table:style-name="ce7">
            <text:p>54<text:s/></text:p>
          </table:table-cell>
          <table:table-cell table:style-name="ce7"/>
          <table:table-cell office:value-type="float" office:value="67" table:style-name="ce7">
            <text:p>67<text:s/></text:p>
          </table:table-cell>
          <table:table-cell table:style-name="ce7"/>
          <table:table-cell office:value-type="float" office:value="173" table:style-name="ce7">
            <text:p>173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50" table:style-name="ce7">
            <text:p>50<text:s/></text:p>
          </table:table-cell>
          <table:table-cell table:number-columns-repeated="5" table:style-name="ce7"/>
          <table:table-cell office:value-type="float" office:value="62" table:style-name="ce7">
            <text:p>62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92" table:style-name="ce7">
            <text:p>92<text:s/></text:p>
          </table:table-cell>
          <table:table-cell office:value-type="float" office:value="2" table:style-name="ce7">
            <text:p>2<text:s/></text:p>
          </table:table-cell>
          <table:table-cell table:number-columns-repeated="2" table:style-name="ce7"/>
          <table:table-cell office:value-type="float" office:value="43" table:style-name="ce7">
            <text:p>43<text:s/></text:p>
          </table:table-cell>
          <table:table-cell table:style-name="ce7"/>
          <table:table-cell office:value-type="float" office:value="11" table:style-name="ce7">
            <text:p>11<text:s/></text:p>
          </table:table-cell>
          <table:table-cell table:style-name="ce7"/>
          <table:table-cell office:value-type="float" office:value="1825" table:style-name="ce7">
            <text:p>1 825<text:s/></text:p>
          </table:table-cell>
          <table:table-cell office:value-type="float" office:value="17" table:style-name="ce7">
            <text:p>17<text:s/></text:p>
          </table:table-cell>
          <table:table-cell office:value-type="date" office:date-value="2020-03-17T00:00:00" table:style-name="ce6">
            <text:p>мар 17<text:s/></text:p>
          </table:table-cell>
          <table:table-cell table:number-columns-repeated="16336"/>
        </table:table-row>
        <table:table-row table:style-name="ro1">
          <table:table-cell office:value-type="date" office:date-value="2020-03-18T00:00:00" table:style-name="ce6">
            <text:p>мар 18<text:s/></text:p>
          </table:table-cell>
          <table:table-cell office:value-type="float" office:value="1987" table:style-name="ce7">
            <text:p>1 987<text:s/></text:p>
          </table:table-cell>
          <table:table-cell office:value-type="float" office:value="182" table:style-name="ce7">
            <text:p>182<text:s/></text:p>
          </table:table-cell>
          <table:table-cell office:value-type="float" office:value="3526" table:style-name="ce7">
            <text:p>3 526<text:s/></text:p>
          </table:table-cell>
          <table:table-cell office:value-type="float" office:value="345" table:style-name="ce7">
            <text:p>345<text:s/></text:p>
          </table:table-cell>
          <table:table-cell office:value-type="float" office:value="1144" table:style-name="ce7">
            <text:p>1 144<text:s/></text:p>
          </table:table-cell>
          <table:table-cell table:style-name="ce7"/>
          <table:table-cell office:value-type="float" office:value="407" table:style-name="ce7">
            <text:p>407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079" table:style-name="ce7">
            <text:p>1 079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93" table:style-name="ce7">
            <text:p>93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401" table:style-name="ce7">
            <text:p>401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292" table:style-name="ce7">
            <text:p>292<text:s/></text:p>
          </table:table-cell>
          <table:table-cell office:value-type="float" office:value="19" table:style-name="ce7">
            <text:p>19<text:s/></text:p>
          </table:table-cell>
          <table:table-cell office:value-type="float" office:value="450" table:style-name="ce7">
            <text:p>450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17" table:style-name="ce7">
            <text:p>117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69" table:style-name="ce7">
            <text:p>69<text:s/></text:p>
          </table:table-cell>
          <table:table-cell table:style-name="ce7"/>
          <table:table-cell office:value-type="float" office:value="108" table:style-name="ce7">
            <text:p>108<text:s/></text:p>
          </table:table-cell>
          <table:table-cell table:style-name="ce7"/>
          <table:table-cell office:value-type="float" office:value="200" table:style-name="ce7">
            <text:p>200<text:s/></text:p>
          </table:table-cell>
          <table:table-cell table:style-name="ce7"/>
          <table:table-cell office:value-type="float" office:value="54" table:style-name="ce7">
            <text:p>54<text:s/></text:p>
          </table:table-cell>
          <table:table-cell table:style-name="ce7"/>
          <table:table-cell office:value-type="float" office:value="96" table:style-name="ce7">
            <text:p>96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6" table:style-name="ce7">
            <text:p>26<text:s/></text:p>
          </table:table-cell>
          <table:table-cell table:style-name="ce7"/>
          <table:table-cell office:value-type="float" office:value="17" table:style-name="ce7">
            <text:p>17<text:s/></text:p>
          </table:table-cell>
          <table:table-cell table:style-name="ce7"/>
          <table:table-cell office:value-type="float" office:value="139" table:style-name="ce7">
            <text:p>139<text:s/></text:p>
          </table:table-cell>
          <table:table-cell table:style-name="ce7"/>
          <table:table-cell office:value-type="float" office:value="136" table:style-name="ce7">
            <text:p>136<text:s/></text:p>
          </table:table-cell>
          <table:table-cell table:style-name="ce7"/>
          <table:table-cell office:value-type="float" office:value="59" table:style-name="ce7">
            <text:p>59<text:s/></text:p>
          </table:table-cell>
          <table:table-cell table:style-name="ce7"/>
          <table:table-cell office:value-type="float" office:value="25" table:style-name="ce7">
            <text:p>25<text:s/></text:p>
          </table:table-cell>
          <table:table-cell table:style-name="ce7"/>
          <table:table-cell office:value-type="float" office:value="33" table:style-name="ce7">
            <text:p>33<text:s/></text:p>
          </table:table-cell>
          <table:table-cell table:style-name="ce7"/>
          <table:table-cell office:value-type="date" office:date-value="2020-03-18T00:00:00" table:style-name="ce6">
            <text:p>мар 18<text:s/></text:p>
          </table:table-cell>
          <table:table-cell table:number-columns-repeated="16336"/>
        </table:table-row>
        <table:table-row table:style-name="ro1">
          <table:table-cell office:value-type="date" office:date-value="2020-03-19T00:00:00" table:style-name="ce6">
            <text:p>мар 19<text:s/></text:p>
          </table:table-cell>
          <table:table-cell office:value-type="float" office:value="2538" table:style-name="ce7">
            <text:p>2 538<text:s/></text:p>
          </table:table-cell>
          <table:table-cell office:value-type="float" office:value="107" table:style-name="ce7">
            <text:p>107<text:s/></text:p>
          </table:table-cell>
          <table:table-cell office:value-type="float" office:value="4207" table:style-name="ce7">
            <text:p>4 207<text:s/></text:p>
          </table:table-cell>
          <table:table-cell office:value-type="float" office:value="473" table:style-name="ce7">
            <text:p>473<text:s/></text:p>
          </table:table-cell>
          <table:table-cell office:value-type="float" office:value="1042" table:style-name="ce7">
            <text:p>1 042<text:s/></text:p>
          </table:table-cell>
          <table:table-cell table:style-name="ce7"/>
          <table:table-cell office:value-type="float" office:value="676" table:style-name="ce7">
            <text:p>676<text:s/></text:p>
          </table:table-cell>
          <table:table-cell office:value-type="float" office:value="48" table:style-name="ce7">
            <text:p>48<text:s/></text:p>
          </table:table-cell>
          <table:table-cell office:value-type="float" office:value="1391" table:style-name="ce7">
            <text:p>1 391<text:s/></text:p>
          </table:table-cell>
          <table:table-cell office:value-type="float" office:value="69" table:style-name="ce7">
            <text:p>69<text:s/></text:p>
          </table:table-cell>
          <table:table-cell office:value-type="float" office:value="51" table:style-name="ce7">
            <text:p>5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54" table:style-name="ce7">
            <text:p>54<text:s/></text:p>
          </table:table-cell>
          <table:table-cell table:number-columns-repeated="3" table:style-name="ce7"/>
          <table:table-cell office:value-type="float" office:value="356" table:style-name="ce7">
            <text:p>356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360" table:style-name="ce7">
            <text:p>36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94" table:style-name="ce7">
            <text:p>194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112" table:style-name="ce7">
            <text:p>112<text:s/></text:p>
          </table:table-cell>
          <table:table-cell table:style-name="ce7"/>
          <table:table-cell office:value-type="float" office:value="314" table:style-name="ce7">
            <text:p>314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23" table:style-name="ce7">
            <text:p>123<text:s/></text:p>
          </table:table-cell>
          <table:table-cell table:style-name="ce7"/>
          <table:table-cell office:value-type="float" office:value="41" table:style-name="ce7">
            <text:p>41<text:s/></text:p>
          </table:table-cell>
          <table:table-cell table:style-name="ce7"/>
          <table:table-cell office:value-type="float" office:value="62" table:style-name="ce7">
            <text:p>62<text:s/></text:p>
          </table:table-cell>
          <table:table-cell table:style-name="ce7"/>
          <table:table-cell office:value-type="float" office:value="67" table:style-name="ce7">
            <text:p>67<text:s/></text:p>
          </table:table-cell>
          <table:table-cell table:style-name="ce7"/>
          <table:table-cell office:value-type="float" office:value="115" table:style-name="ce7">
            <text:p>115<text:s/></text:p>
          </table:table-cell>
          <table:table-cell table:style-name="ce7"/>
          <table:table-cell office:value-type="float" office:value="88" table:style-name="ce7">
            <text:p>88<text:s/></text:p>
          </table:table-cell>
          <table:table-cell table:style-name="ce7"/>
          <table:table-cell office:value-type="float" office:value="66" table:style-name="ce7">
            <text:p>6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8" table:style-name="ce7">
            <text:p>8<text:s/></text:p>
          </table:table-cell>
          <table:table-cell table:style-name="ce7"/>
          <table:table-cell office:value-type="float" office:value="3551" table:style-name="ce7">
            <text:p>3 551<text:s/></text:p>
          </table:table-cell>
          <table:table-cell office:value-type="float" office:value="42" table:style-name="ce7">
            <text:p>42<text:s/></text:p>
          </table:table-cell>
          <table:table-cell office:value-type="date" office:date-value="2020-03-19T00:00:00" table:style-name="ce6">
            <text:p>мар 19<text:s/></text:p>
          </table:table-cell>
          <table:table-cell table:number-columns-repeated="16336"/>
        </table:table-row>
        <table:table-row table:style-name="ro1">
          <table:table-cell office:value-type="date" office:date-value="2020-03-20T00:00:00" table:style-name="ce6">
            <text:p>мар 20<text:s/></text:p>
          </table:table-cell>
          <table:table-cell office:value-type="float" office:value="3431" table:style-name="ce7">
            <text:p>3 431<text:s/></text:p>
          </table:table-cell>
          <table:table-cell office:value-type="float" office:value="169" table:style-name="ce7">
            <text:p>169<text:s/></text:p>
          </table:table-cell>
          <table:table-cell office:value-type="float" office:value="5322" table:style-name="ce7">
            <text:p>5 322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2801" table:style-name="ce7">
            <text:p>2 801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647" table:style-name="ce7">
            <text:p>647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1834" table:style-name="ce7">
            <text:p>1 834<text:s/></text:p>
          </table:table-cell>
          <table:table-cell office:value-type="float" office:value="128" table:style-name="ce7">
            <text:p>128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52" table:style-name="ce7">
            <text:p>52<text:s/></text:p>
          </table:table-cell>
          <table:table-cell table:style-name="ce7"/>
          <table:table-cell office:value-type="float" office:value="309" table:style-name="ce7">
            <text:p>309<text:s/></text:p>
          </table:table-cell>
          <table:table-cell table:style-name="ce7"/>
          <table:table-cell office:value-type="float" office:value="399" table:style-name="ce7">
            <text:p>399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853" table:style-name="ce7">
            <text:p>853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43" table:style-name="ce7">
            <text:p>143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65" table:style-name="ce7">
            <text:p>265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44" table:style-name="ce7">
            <text:p>144<text:s/></text:p>
          </table:table-cell>
          <table:table-cell table:style-name="ce7"/>
          <table:table-cell office:value-type="float" office:value="197" table:style-name="ce7">
            <text:p>197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02" table:style-name="ce7">
            <text:p>102<text:s/></text:p>
          </table:table-cell>
          <table:table-cell table:style-name="ce7"/>
          <table:table-cell office:value-type="float" office:value="38" table:style-name="ce7">
            <text:p>38<text:s/></text:p>
          </table:table-cell>
          <table:table-cell table:style-name="ce7"/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88" table:style-name="ce7">
            <text:p>8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29" table:style-name="ce7">
            <text:p>129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72" table:style-name="ce7">
            <text:p>172<text:s/></text:p>
          </table:table-cell>
          <table:table-cell table:style-name="ce7"/>
          <table:table-cell office:value-type="float" office:value="139" table:style-name="ce7">
            <text:p>139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8" table:style-name="ce7">
            <text:p>18<text:s/></text:p>
          </table:table-cell>
          <table:table-cell table:style-name="ce7"/>
          <table:table-cell office:value-type="float" office:value="3355" table:style-name="ce7">
            <text:p>3 355<text:s/></text:p>
          </table:table-cell>
          <table:table-cell office:value-type="float" office:value="50" table:style-name="ce7">
            <text:p>50<text:s/></text:p>
          </table:table-cell>
          <table:table-cell office:value-type="date" office:date-value="2020-03-20T00:00:00" table:style-name="ce6">
            <text:p>мар 20<text:s/></text:p>
          </table:table-cell>
          <table:table-cell table:number-columns-repeated="16336"/>
        </table:table-row>
        <table:table-row table:style-name="ro1">
          <table:table-cell office:value-type="date" office:date-value="2020-03-21T00:00:00" table:style-name="ce6">
            <text:p>мар 21<text:s/></text:p>
          </table:table-cell>
          <table:table-cell office:value-type="float" office:value="2833" table:style-name="ce7">
            <text:p>2 833<text:s/></text:p>
          </table:table-cell>
          <table:table-cell office:value-type="float" office:value="235" table:style-name="ce7">
            <text:p>235<text:s/></text:p>
          </table:table-cell>
          <table:table-cell office:value-type="float" office:value="5986" table:style-name="ce7">
            <text:p>5 986<text:s/></text:p>
          </table:table-cell>
          <table:table-cell office:value-type="float" office:value="625" table:style-name="ce7">
            <text:p>625<text:s/></text:p>
          </table:table-cell>
          <table:table-cell office:value-type="float" office:value="7324" table:style-name="ce7">
            <text:p>7 324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706" table:style-name="ce7">
            <text:p>706<text:s/></text:p>
          </table:table-cell>
          <table:table-cell office:value-type="float" office:value="33" table:style-name="ce7">
            <text:p>33<text:s/></text:p>
          </table:table-cell>
          <table:table-cell office:value-type="float" office:value="1598" table:style-name="ce7">
            <text:p>1 598<text:s/></text:p>
          </table:table-cell>
          <table:table-cell office:value-type="float" office:value="78" table:style-name="ce7">
            <text:p>78<text:s/></text:p>
          </table:table-cell>
          <table:table-cell table:number-columns-repeated="2" table:style-name="ce7"/>
          <table:table-cell office:value-type="float" office:value="54" table:style-name="ce7">
            <text:p>54<text:s/></text:p>
          </table:table-cell>
          <table:table-cell table:style-name="ce7"/>
          <table:table-cell office:value-type="float" office:value="462" table:style-name="ce7">
            <text:p>462<text:s/></text:p>
          </table:table-cell>
          <table:table-cell office:value-type="float" office:value="23" table:style-name="ce7">
            <text:p>23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977" table:style-name="ce7">
            <text:p>977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35" table:style-name="ce7">
            <text:p>235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26" table:style-name="ce7">
            <text:p>126<text:s/></text:p>
          </table:table-cell>
          <table:table-cell table:style-name="ce7"/>
          <table:table-cell office:value-type="float" office:value="200" table:style-name="ce7">
            <text:p>200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806" table:style-name="ce7">
            <text:p>80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83" table:style-name="ce7">
            <text:p>183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00" table:style-name="ce7">
            <text:p>100<text:s/></text:p>
          </table:table-cell>
          <table:table-cell table:style-name="ce7"/>
          <table:table-cell office:value-type="float" office:value="48" table:style-name="ce7">
            <text:p>48<text:s/></text:p>
          </table:table-cell>
          <table:table-cell table:style-name="ce7"/>
          <table:table-cell office:value-type="float" office:value="123" table:style-name="ce7">
            <text:p>123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90" table:style-name="ce7">
            <text:p>19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10" table:style-name="ce7">
            <text:p>210<text:s/></text:p>
          </table:table-cell>
          <table:table-cell table:style-name="ce7"/>
          <table:table-cell office:value-type="float" office:value="139" table:style-name="ce7">
            <text:p>13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4777" table:style-name="ce7">
            <text:p>4 777<text:s/></text:p>
          </table:table-cell>
          <table:table-cell office:value-type="float" office:value="51" table:style-name="ce7">
            <text:p>51<text:s/></text:p>
          </table:table-cell>
          <table:table-cell office:value-type="date" office:date-value="2020-03-21T00:00:00" table:style-name="ce6">
            <text:p>мар 21<text:s/></text:p>
          </table:table-cell>
          <table:table-cell table:number-columns-repeated="16336"/>
        </table:table-row>
        <table:table-row table:style-name="ro1">
          <table:table-cell office:value-type="date" office:date-value="2020-03-22T00:00:00" table:style-name="ce6">
            <text:p>мар 22<text:s/></text:p>
          </table:table-cell>
          <table:table-cell office:value-type="float" office:value="4946" table:style-name="ce7">
            <text:p>4 946<text:s/></text:p>
          </table:table-cell>
          <table:table-cell office:value-type="float" office:value="324" table:style-name="ce7">
            <text:p>324<text:s/></text:p>
          </table:table-cell>
          <table:table-cell office:value-type="float" office:value="6557" table:style-name="ce7">
            <text:p>6 557<text:s/></text:p>
          </table:table-cell>
          <table:table-cell office:value-type="float" office:value="795" table:style-name="ce7">
            <text:p>795<text:s/></text:p>
          </table:table-cell>
          <table:table-cell office:value-type="float" office:value="3140" table:style-name="ce7">
            <text:p>3 140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1035" table:style-name="ce7">
            <text:p>1 035<text:s/></text:p>
          </table:table-cell>
          <table:table-cell office:value-type="float" office:value="56" table:style-name="ce7">
            <text:p>56<text:s/></text:p>
          </table:table-cell>
          <table:table-cell office:value-type="float" office:value="1821" table:style-name="ce7">
            <text:p>1 821<text:s/></text:p>
          </table:table-cell>
          <table:table-cell office:value-type="float" office:value="112" table:style-name="ce7">
            <text:p>112<text:s/></text:p>
          </table:table-cell>
          <table:table-cell office:value-type="float" office:value="277" table:style-name="ce7">
            <text:p>277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53" table:style-name="ce7">
            <text:p>53<text:s/></text:p>
          </table:table-cell>
          <table:table-cell table:style-name="ce7"/>
          <table:table-cell office:value-type="float" office:value="558" table:style-name="ce7">
            <text:p>558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637" table:style-name="ce7">
            <text:p>637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1237" table:style-name="ce7">
            <text:p>1 237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260" table:style-name="ce7">
            <text:p>260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02" table:style-name="ce7">
            <text:p>102<text:s/></text:p>
          </table:table-cell>
          <table:table-cell table:style-name="ce7"/>
          <table:table-cell office:value-type="float" office:value="123" table:style-name="ce7">
            <text:p>123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75" table:style-name="ce7">
            <text:p>37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71" table:style-name="ce7">
            <text:p>171<text:s/></text:p>
          </table:table-cell>
          <table:table-cell table:style-name="ce7"/>
          <table:table-cell office:value-type="float" office:value="111" table:style-name="ce7">
            <text:p>111<text:s/></text:p>
          </table:table-cell>
          <table:table-cell table:style-name="ce7"/>
          <table:table-cell office:value-type="float" office:value="59" table:style-name="ce7">
            <text:p>59<text:s/></text:p>
          </table:table-cell>
          <table:table-cell table:style-name="ce7"/>
          <table:table-cell office:value-type="float" office:value="71" table:style-name="ce7">
            <text:p>71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84" table:style-name="ce7">
            <text:p>184<text:s/></text:p>
          </table:table-cell>
          <table:table-cell table:style-name="ce7"/>
          <table:table-cell office:value-type="float" office:value="91" table:style-name="ce7">
            <text:p>91<text:s/></text:p>
          </table:table-cell>
          <table:table-cell table:style-name="ce7"/>
          <table:table-cell office:value-type="float" office:value="186" table:style-name="ce7">
            <text:p>186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41" table:style-name="ce7">
            <text:p>41<text:s/></text:p>
          </table:table-cell>
          <table:table-cell table:number-columns-repeated="3" table:style-name="ce7"/>
          <table:table-cell office:value-type="date" office:date-value="2020-03-22T00:00:00" table:style-name="ce6">
            <text:p>мар 22<text:s/></text:p>
          </table:table-cell>
          <table:table-cell table:number-columns-repeated="16336"/>
        </table:table-row>
        <table:table-row table:style-name="ro1">
          <table:table-cell office:value-type="date" office:date-value="2020-03-23T00:00:00" table:style-name="ce6">
            <text:p>мар 23<text:s/></text:p>
          </table:table-cell>
          <table:table-cell office:value-type="float" office:value="3646" table:style-name="ce7">
            <text:p>3 646<text:s/></text:p>
          </table:table-cell>
          <table:table-cell office:value-type="float" office:value="394" table:style-name="ce7">
            <text:p>394<text:s/></text:p>
          </table:table-cell>
          <table:table-cell office:value-type="float" office:value="5560" table:style-name="ce7">
            <text:p>5 560<text:s/></text:p>
          </table:table-cell>
          <table:table-cell office:value-type="float" office:value="649" table:style-name="ce7">
            <text:p>649<text:s/></text:p>
          </table:table-cell>
          <table:table-cell office:value-type="float" office:value="3311" table:style-name="ce7">
            <text:p>3 311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669" table:style-name="ce7">
            <text:p>669<text:s/></text:p>
          </table:table-cell>
          <table:table-cell office:value-type="float" office:value="48" table:style-name="ce7">
            <text:p>48<text:s/></text:p>
          </table:table-cell>
          <table:table-cell office:value-type="float" office:value="1525" table:style-name="ce7">
            <text:p>1 525<text:s/></text:p>
          </table:table-cell>
          <table:table-cell office:value-type="float" office:value="112" table:style-name="ce7">
            <text:p>112<text:s/></text:p>
          </table:table-cell>
          <table:table-cell office:value-type="float" office:value="289" table:style-name="ce7">
            <text:p>289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32" table:style-name="ce7">
            <text:p>132<text:s/></text:p>
          </table:table-cell>
          <table:table-cell table:style-name="ce7"/>
          <table:table-cell office:value-type="float" office:value="586" table:style-name="ce7">
            <text:p>586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573" table:style-name="ce7">
            <text:p>573<text:s/></text:p>
          </table:table-cell>
          <table:table-cell office:value-type="float" office:value="43" table:style-name="ce7">
            <text:p>43<text:s/></text:p>
          </table:table-cell>
          <table:table-cell office:value-type="float" office:value="894" table:style-name="ce7">
            <text:p>894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20" table:style-name="ce7">
            <text:p>32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21" table:style-name="ce7">
            <text:p>121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60" table:style-name="ce7">
            <text:p>16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607" table:style-name="ce7">
            <text:p>607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88" table:style-name="ce7">
            <text:p>188<text:s/></text:p>
          </table:table-cell>
          <table:table-cell table:style-name="ce7"/>
          <table:table-cell office:value-type="float" office:value="98" table:style-name="ce7">
            <text:p>9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66" table:style-name="ce7">
            <text:p>66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69" table:style-name="ce7">
            <text:p>69<text:s/></text:p>
          </table:table-cell>
          <table:table-cell table:style-name="ce7"/>
          <table:table-cell office:value-type="float" office:value="206" table:style-name="ce7">
            <text:p>206<text:s/></text:p>
          </table:table-cell>
          <table:table-cell table:style-name="ce7"/>
          <table:table-cell office:value-type="float" office:value="170" table:style-name="ce7">
            <text:p>17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28" table:style-name="ce7">
            <text:p>128<text:s/></text:p>
          </table:table-cell>
          <table:table-cell table:style-name="ce7"/>
          <table:table-cell office:value-type="float" office:value="7" table:style-name="ce7">
            <text:p>7<text:s/></text:p>
          </table:table-cell>
          <table:table-cell table:style-name="ce7"/>
          <table:table-cell office:value-type="float" office:value="16354" table:style-name="ce7">
            <text:p>16 354<text:s/></text:p>
          </table:table-cell>
          <table:table-cell office:value-type="float" office:value="201" table:style-name="ce7">
            <text:p>201<text:s/></text:p>
          </table:table-cell>
          <table:table-cell office:value-type="date" office:date-value="2020-03-23T00:00:00" table:style-name="ce6">
            <text:p>мар 23<text:s/></text:p>
          </table:table-cell>
          <table:table-cell table:number-columns-repeated="16336"/>
        </table:table-row>
        <table:table-row table:style-name="ro1">
          <table:table-cell office:value-type="date" office:date-value="2020-03-24T00:00:00" table:style-name="ce6">
            <text:p>мар 24<text:s/></text:p>
          </table:table-cell>
          <table:table-cell office:value-type="float" office:value="4517" table:style-name="ce7">
            <text:p>4 517<text:s/></text:p>
          </table:table-cell>
          <table:table-cell office:value-type="float" office:value="462" table:style-name="ce7">
            <text:p>462<text:s/></text:p>
          </table:table-cell>
          <table:table-cell office:value-type="float" office:value="4789" table:style-name="ce7">
            <text:p>4 789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4438" table:style-name="ce7">
            <text:p>4 438<text:s/></text:p>
          </table:table-cell>
          <table:table-cell office:value-type="float" office:value="32" table:style-name="ce7">
            <text:p>32<text:s/></text:p>
          </table:table-cell>
          <table:table-cell office:value-type="float" office:value="967" table:style-name="ce7">
            <text:p>967<text:s/></text:p>
          </table:table-cell>
          <table:table-cell office:value-type="float" office:value="54" table:style-name="ce7">
            <text:p>54<text:s/></text:p>
          </table:table-cell>
          <table:table-cell office:value-type="float" office:value="3794" table:style-name="ce7">
            <text:p>3 794<text:s/></text:p>
          </table:table-cell>
          <table:table-cell office:value-type="float" office:value="186" table:style-name="ce7">
            <text:p>186<text:s/></text:p>
          </table:table-cell>
          <table:table-cell office:value-type="float" office:value="293" table:style-name="ce7">
            <text:p>293<text:s/></text:p>
          </table:table-cell>
          <table:table-cell office:value-type="float" office:value="7" table:style-name="ce7">
            <text:p>7<text:s/></text:p>
          </table:table-cell>
          <table:table-cell table:number-columns-repeated="2" table:style-name="ce7"/>
          <table:table-cell office:value-type="float" office:value="342" table:style-name="ce7">
            <text:p>342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545" table:style-name="ce7">
            <text:p>545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1044" table:style-name="ce7">
            <text:p>1 044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460" table:style-name="ce7">
            <text:p>460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219" table:style-name="ce7">
            <text:p>219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10" table:style-name="ce7">
            <text:p>110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855" table:style-name="ce7">
            <text:p>855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67" table:style-name="ce7">
            <text:p>167<text:s/></text:p>
          </table:table-cell>
          <table:table-cell table:style-name="ce7"/>
          <table:table-cell office:value-type="float" office:value="115" table:style-name="ce7">
            <text:p>115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43" table:style-name="ce7">
            <text:p>143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65" table:style-name="ce7">
            <text:p>65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239" table:style-name="ce7">
            <text:p>239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71" table:style-name="ce7">
            <text:p>71<text:s/></text:p>
          </table:table-cell>
          <table:table-cell table:style-name="ce7"/>
          <table:table-cell office:value-type="float" office:value="77" table:style-name="ce7">
            <text:p>77<text:s/></text:p>
          </table:table-cell>
          <table:table-cell table:style-name="ce7"/>
          <table:table-cell office:value-type="float" office:value="6" table:style-name="ce7">
            <text:p>6<text:s/></text:p>
          </table:table-cell>
          <table:table-cell table:style-name="ce7"/>
          <table:table-cell office:value-type="float" office:value="10591" table:style-name="ce7">
            <text:p>10 591<text:s/></text:p>
          </table:table-cell>
          <table:table-cell office:value-type="float" office:value="69" table:style-name="ce7">
            <text:p>69<text:s/></text:p>
          </table:table-cell>
          <table:table-cell office:value-type="date" office:date-value="2020-03-24T00:00:00" table:style-name="ce6">
            <text:p>мар 24<text:s/></text:p>
          </table:table-cell>
          <table:table-cell table:number-columns-repeated="16336"/>
        </table:table-row>
        <table:table-row table:style-name="ro1">
          <table:table-cell office:value-type="date" office:date-value="2020-03-25T00:00:00" table:style-name="ce6">
            <text:p>мар 25<text:s/></text:p>
          </table:table-cell>
          <table:table-cell office:value-type="float" office:value="6584" table:style-name="ce7">
            <text:p>6 584<text:s/></text:p>
          </table:table-cell>
          <table:table-cell office:value-type="float" office:value="514" table:style-name="ce7">
            <text:p>514<text:s/></text:p>
          </table:table-cell>
          <table:table-cell office:value-type="float" office:value="5249" table:style-name="ce7">
            <text:p>5 249<text:s/></text:p>
          </table:table-cell>
          <table:table-cell office:value-type="float" office:value="743" table:style-name="ce7">
            <text:p>743<text:s/></text:p>
          </table:table-cell>
          <table:table-cell office:value-type="float" office:value="2342" table:style-name="ce7">
            <text:p>2 342<text:s/></text:p>
          </table:table-cell>
          <table:table-cell office:value-type="float" office:value="23" table:style-name="ce7">
            <text:p>23<text:s/></text:p>
          </table:table-cell>
          <table:table-cell office:value-type="float" office:value="1427" table:style-name="ce7">
            <text:p>1 427<text:s/></text:p>
          </table:table-cell>
          <table:table-cell office:value-type="float" office:value="87" table:style-name="ce7">
            <text:p>87<text:s/></text:p>
          </table:table-cell>
          <table:table-cell office:value-type="float" office:value="2410" table:style-name="ce7">
            <text:p>2 410<text:s/></text:p>
          </table:table-cell>
          <table:table-cell office:value-type="float" office:value="240" table:style-name="ce7">
            <text:p>240<text:s/></text:p>
          </table:table-cell>
          <table:table-cell office:value-type="float" office:value="343" table:style-name="ce7">
            <text:p>34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20" table:style-name="ce7">
            <text:p>220<text:s/></text:p>
          </table:table-cell>
          <table:table-cell table:style-name="ce7"/>
          <table:table-cell office:value-type="float" office:value="526" table:style-name="ce7">
            <text:p>526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811" table:style-name="ce7">
            <text:p>811<text:s/></text:p>
          </table:table-cell>
          <table:table-cell office:value-type="float" office:value="63" table:style-name="ce7">
            <text:p>63<text:s/></text:p>
          </table:table-cell>
          <table:table-cell office:value-type="float" office:value="774" table:style-name="ce7">
            <text:p>774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302" table:style-name="ce7">
            <text:p>302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04" table:style-name="ce7">
            <text:p>204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56" table:style-name="ce7">
            <text:p>256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796" table:style-name="ce7">
            <text:p>796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932" table:style-name="ce7">
            <text:p>932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52" table:style-name="ce7">
            <text:p>152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86" table:style-name="ce7">
            <text:p>186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31" table:style-name="ce7">
            <text:p>131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95" table:style-name="ce7">
            <text:p>19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58" table:style-name="ce7">
            <text:p>15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24" table:style-name="ce7">
            <text:p>224<text:s/></text:p>
          </table:table-cell>
          <table:table-cell table:style-name="ce7"/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9750" table:style-name="ce7">
            <text:p>9 750<text:s/></text:p>
          </table:table-cell>
          <table:table-cell office:value-type="float" office:value="202" table:style-name="ce7">
            <text:p>202<text:s/></text:p>
          </table:table-cell>
          <table:table-cell office:value-type="date" office:date-value="2020-03-25T00:00:00" table:style-name="ce6">
            <text:p>мар 25<text:s/></text:p>
          </table:table-cell>
          <table:table-cell table:number-columns-repeated="16336"/>
        </table:table-row>
        <table:table-row table:style-name="ro1">
          <table:table-cell office:value-type="date" office:date-value="2020-03-26T00:00:00" table:style-name="ce6">
            <text:p>мар 26<text:s/></text:p>
          </table:table-cell>
          <table:table-cell office:value-type="float" office:value="7937" table:style-name="ce7">
            <text:p>7 937<text:s/></text:p>
          </table:table-cell>
          <table:table-cell office:value-type="float" office:value="738" table:style-name="ce7">
            <text:p>738<text:s/></text:p>
          </table:table-cell>
          <table:table-cell office:value-type="float" office:value="5210" table:style-name="ce7">
            <text:p>5 210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4954" table:style-name="ce7">
            <text:p>4 954<text:s/></text:p>
          </table:table-cell>
          <table:table-cell office:value-type="float" office:value="49" table:style-name="ce7">
            <text:p>49<text:s/></text:p>
          </table:table-cell>
          <table:table-cell office:value-type="float" office:value="1452" table:style-name="ce7">
            <text:p>1 452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2895" table:style-name="ce7">
            <text:p>2 895<text:s/></text:p>
          </table:table-cell>
          <table:table-cell office:value-type="float" office:value="231" table:style-name="ce7">
            <text:p>231<text:s/></text:p>
          </table:table-cell>
          <table:table-cell office:value-type="float" office:value="561" table:style-name="ce7">
            <text:p>561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182" table:style-name="ce7">
            <text:p>182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668" table:style-name="ce7">
            <text:p>668<text:s/></text:p>
          </table:table-cell>
          <table:table-cell office:value-type="float" office:value="56" table:style-name="ce7">
            <text:p>56<text:s/></text:p>
          </table:table-cell>
          <table:table-cell office:value-type="float" office:value="852" table:style-name="ce7">
            <text:p>852<text:s/></text:p>
          </table:table-cell>
          <table:table-cell office:value-type="float" office:value="80" table:style-name="ce7">
            <text:p>80<text:s/></text:p>
          </table:table-cell>
          <table:table-cell office:value-type="float" office:value="925" table:style-name="ce7">
            <text:p>925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633" table:style-name="ce7">
            <text:p>633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35" table:style-name="ce7">
            <text:p>23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38" table:style-name="ce7">
            <text:p>238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606" table:style-name="ce7">
            <text:p>606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99" table:style-name="ce7">
            <text:p>199<text:s/></text:p>
          </table:table-cell>
          <table:table-cell table:style-name="ce7"/>
          <table:table-cell office:value-type="float" office:value="150" table:style-name="ce7">
            <text:p>150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44" table:style-name="ce7">
            <text:p>14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33" table:style-name="ce7">
            <text:p>133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350" table:style-name="ce7">
            <text:p>35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60" table:style-name="ce7">
            <text:p>260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34" table:style-name="ce7">
            <text:p>234<text:s/></text:p>
          </table:table-cell>
          <table:table-cell table:style-name="ce7"/>
          <table:table-cell office:value-type="float" office:value="12" table:style-name="ce7">
            <text:p>12<text:s/></text:p>
          </table:table-cell>
          <table:table-cell table:style-name="ce7"/>
          <table:table-cell office:value-type="float" office:value="11656" table:style-name="ce7">
            <text:p>11 656<text:s/></text:p>
          </table:table-cell>
          <table:table-cell office:value-type="float" office:value="211" table:style-name="ce7">
            <text:p>211<text:s/></text:p>
          </table:table-cell>
          <table:table-cell office:value-type="date" office:date-value="2020-03-26T00:00:00" table:style-name="ce6">
            <text:p>мар 26<text:s/></text:p>
          </table:table-cell>
          <table:table-cell table:number-columns-repeated="16336"/>
        </table:table-row>
        <table:table-row table:style-name="ro1">
          <table:table-cell office:value-type="date" office:date-value="2020-03-27T00:00:00" table:style-name="ce6">
            <text:p>мар 27<text:s/></text:p>
          </table:table-cell>
          <table:table-cell office:value-type="float" office:value="8578" table:style-name="ce7">
            <text:p>8 578<text:s/></text:p>
          </table:table-cell>
          <table:table-cell office:value-type="float" office:value="655" table:style-name="ce7">
            <text:p>655<text:s/></text:p>
          </table:table-cell>
          <table:table-cell office:value-type="float" office:value="6153" table:style-name="ce7">
            <text:p>6 153<text:s/></text:p>
          </table:table-cell>
          <table:table-cell office:value-type="float" office:value="660" table:style-name="ce7">
            <text:p>660<text:s/></text:p>
          </table:table-cell>
          <table:table-cell office:value-type="float" office:value="5780" table:style-name="ce7">
            <text:p>5 780<text:s/></text:p>
          </table:table-cell>
          <table:table-cell office:value-type="float" office:value="55" table:style-name="ce7">
            <text:p>55<text:s/></text:p>
          </table:table-cell>
          <table:table-cell office:value-type="float" office:value="2129" table:style-name="ce7">
            <text:p>2 129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3866" table:style-name="ce7">
            <text:p>3 866<text:s/></text:p>
          </table:table-cell>
          <table:table-cell office:value-type="float" office:value="364" table:style-name="ce7">
            <text:p>364<text:s/></text:p>
          </table:table-cell>
          <table:table-cell office:value-type="float" office:value="1196" table:style-name="ce7">
            <text:p>1 196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196" table:style-name="ce7">
            <text:p>19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298" table:style-name="ce7">
            <text:p>1 298<text:s/></text:p>
          </table:table-cell>
          <table:table-cell office:value-type="float" office:value="42" table:style-name="ce7">
            <text:p>42<text:s/></text:p>
          </table:table-cell>
          <table:table-cell office:value-type="float" office:value="1019" table:style-name="ce7">
            <text:p>1 019<text:s/></text:p>
          </table:table-cell>
          <table:table-cell office:value-type="float" office:value="78" table:style-name="ce7">
            <text:p>78<text:s/></text:p>
          </table:table-cell>
          <table:table-cell office:value-type="float" office:value="1000" table:style-name="ce7">
            <text:p>1 000<text:s/></text:p>
          </table:table-cell>
          <table:table-cell office:value-type="float" office:value="58" table:style-name="ce7">
            <text:p>58<text:s/></text:p>
          </table:table-cell>
          <table:table-cell office:value-type="float" office:value="549" table:style-name="ce7">
            <text:p>549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255" table:style-name="ce7">
            <text:p>255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96" table:style-name="ce7">
            <text:p>296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1141" table:style-name="ce7">
            <text:p>1 141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23" table:style-name="ce7">
            <text:p>123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53" table:style-name="ce7">
            <text:p>15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40" table:style-name="ce7">
            <text:p>24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408" table:style-name="ce7">
            <text:p>408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20" table:style-name="ce7">
            <text:p>12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0" table:style-name="ce7">
            <text:p>10<text:s/></text:p>
          </table:table-cell>
          <table:table-cell table:style-name="ce7"/>
          <table:table-cell office:value-type="float" office:value="4764" table:style-name="ce7">
            <text:p>4 764<text:s/></text:p>
          </table:table-cell>
          <table:table-cell office:value-type="float" office:value="107" table:style-name="ce7">
            <text:p>107<text:s/></text:p>
          </table:table-cell>
          <table:table-cell office:value-type="date" office:date-value="2020-03-27T00:00:00" table:style-name="ce6">
            <text:p>мар 27<text:s/></text:p>
          </table:table-cell>
          <table:table-cell table:number-columns-repeated="16336"/>
        </table:table-row>
        <table:table-row table:style-name="ro1">
          <table:table-cell office:value-type="date" office:date-value="2020-03-28T00:00:00" table:style-name="ce6">
            <text:p>мар 28<text:s/></text:p>
          </table:table-cell>
          <table:table-cell office:value-type="float" office:value="7871" table:style-name="ce7">
            <text:p>7 871<text:s/></text:p>
          </table:table-cell>
          <table:table-cell office:value-type="float" office:value="769" table:style-name="ce7">
            <text:p>769<text:s/></text:p>
          </table:table-cell>
          <table:table-cell office:value-type="float" office:value="5959" table:style-name="ce7">
            <text:p>5 959<text:s/></text:p>
          </table:table-cell>
          <table:table-cell office:value-type="float" office:value="971" table:style-name="ce7">
            <text:p>971<text:s/></text:p>
          </table:table-cell>
          <table:table-cell office:value-type="float" office:value="6294" table:style-name="ce7">
            <text:p>6 294<text:s/></text:p>
          </table:table-cell>
          <table:table-cell office:value-type="float" office:value="72" table:style-name="ce7">
            <text:p>72<text:s/></text:p>
          </table:table-cell>
          <table:table-cell office:value-type="float" office:value="2885" table:style-name="ce7">
            <text:p>2 885<text:s/></text:p>
          </table:table-cell>
          <table:table-cell office:value-type="float" office:value="181" table:style-name="ce7">
            <text:p>181<text:s/></text:p>
          </table:table-cell>
          <table:table-cell office:value-type="float" office:value="3756" table:style-name="ce7">
            <text:p>3 756<text:s/></text:p>
          </table:table-cell>
          <table:table-cell office:value-type="float" office:value="297" table:style-name="ce7">
            <text:p>297<text:s/></text:p>
          </table:table-cell>
          <table:table-cell office:value-type="float" office:value="2069" table:style-name="ce7">
            <text:p>2 069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228" table:style-name="ce7">
            <text:p>228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1049" table:style-name="ce7">
            <text:p>1 049<text:s/></text:p>
          </table:table-cell>
          <table:table-cell office:value-type="float" office:value="69" table:style-name="ce7">
            <text:p>69<text:s/></text:p>
          </table:table-cell>
          <table:table-cell office:value-type="float" office:value="1172" table:style-name="ce7">
            <text:p>1 172<text:s/></text:p>
          </table:table-cell>
          <table:table-cell office:value-type="float" office:value="112" table:style-name="ce7">
            <text:p>112<text:s/></text:p>
          </table:table-cell>
          <table:table-cell office:value-type="float" office:value="1390" table:style-name="ce7">
            <text:p>1 390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724" table:style-name="ce7">
            <text:p>724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302" table:style-name="ce7">
            <text:p>302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40" table:style-name="ce7">
            <text:p>240<text:s/></text:p>
          </table:table-cell>
          <table:table-cell office:value-type="float" office:value="26" table:style-name="ce7">
            <text:p>26<text:s/></text:p>
          </table:table-cell>
          <table:table-cell office:value-type="float" office:value="668" table:style-name="ce7">
            <text:p>668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425" table:style-name="ce7">
            <text:p>42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68" table:style-name="ce7">
            <text:p>168<text:s/></text:p>
          </table:table-cell>
          <table:table-cell table:style-name="ce7"/>
          <table:table-cell office:value-type="float" office:value="263" table:style-name="ce7">
            <text:p>26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169" table:style-name="ce7">
            <text:p>169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425" table:style-name="ce7">
            <text:p>425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17" table:style-name="ce7">
            <text:p>217<text:s/></text:p>
          </table:table-cell>
          <table:table-cell table:style-name="ce7"/>
          <table:table-cell office:value-type="float" office:value="152" table:style-name="ce7">
            <text:p>152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69" table:style-name="ce7">
            <text:p>69<text:s/></text:p>
          </table:table-cell>
          <table:table-cell table:style-name="ce7"/>
          <table:table-cell office:value-type="float" office:value="16894" table:style-name="ce7">
            <text:p>16 894<text:s/></text:p>
          </table:table-cell>
          <table:table-cell office:value-type="float" office:value="252" table:style-name="ce7">
            <text:p>252<text:s/></text:p>
          </table:table-cell>
          <table:table-cell office:value-type="date" office:date-value="2020-03-28T00:00:00" table:style-name="ce6">
            <text:p>мар 28<text:s/></text:p>
          </table:table-cell>
          <table:table-cell table:number-columns-repeated="16336"/>
        </table:table-row>
        <table:table-row table:style-name="ro1">
          <table:table-cell office:value-type="date" office:date-value="2020-03-29T00:00:00" table:style-name="ce6">
            <text:p>мар 29<text:s/></text:p>
          </table:table-cell>
          <table:table-cell office:value-type="float" office:value="8189" table:style-name="ce7">
            <text:p>8 189<text:s/></text:p>
          </table:table-cell>
          <table:table-cell office:value-type="float" office:value="832" table:style-name="ce7">
            <text:p>832<text:s/></text:p>
          </table:table-cell>
          <table:table-cell office:value-type="float" office:value="5974" table:style-name="ce7">
            <text:p>5 974<text:s/></text:p>
          </table:table-cell>
          <table:table-cell office:value-type="float" office:value="887" table:style-name="ce7">
            <text:p>887<text:s/></text:p>
          </table:table-cell>
          <table:table-cell office:value-type="float" office:value="3965" table:style-name="ce7">
            <text:p>3 965<text:s/></text:p>
          </table:table-cell>
          <table:table-cell office:value-type="float" office:value="64" table:style-name="ce7">
            <text:p>64<text:s/></text:p>
          </table:table-cell>
          <table:table-cell office:value-type="float" office:value="2546" table:style-name="ce7">
            <text:p>2 546<text:s/></text:p>
          </table:table-cell>
          <table:table-cell office:value-type="float" office:value="260" table:style-name="ce7">
            <text:p>260<text:s/></text:p>
          </table:table-cell>
          <table:table-cell office:value-type="float" office:value="4603" table:style-name="ce7">
            <text:p>4 603<text:s/></text:p>
          </table:table-cell>
          <table:table-cell office:value-type="float" office:value="319" table:style-name="ce7">
            <text:p>319<text:s/></text:p>
          </table:table-cell>
          <table:table-cell office:value-type="float" office:value="1704" table:style-name="ce7">
            <text:p>1 704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270" table:style-name="ce7">
            <text:p>270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850" table:style-name="ce7">
            <text:p>1 850<text:s/></text:p>
          </table:table-cell>
          <table:table-cell office:value-type="float" office:value="64" table:style-name="ce7">
            <text:p>64<text:s/></text:p>
          </table:table-cell>
          <table:table-cell office:value-type="float" office:value="1159" table:style-name="ce7">
            <text:p>1 159<text:s/></text:p>
          </table:table-cell>
          <table:table-cell office:value-type="float" office:value="93" table:style-name="ce7">
            <text:p>93<text:s/></text:p>
          </table:table-cell>
          <table:table-cell office:value-type="float" office:value="1048" table:style-name="ce7">
            <text:p>1 048<text:s/></text:p>
          </table:table-cell>
          <table:table-cell office:value-type="float" office:value="38" table:style-name="ce7">
            <text:p>38<text:s/></text:p>
          </table:table-cell>
          <table:table-cell office:value-type="float" office:value="902" table:style-name="ce7">
            <text:p>902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294" table:style-name="ce7">
            <text:p>294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401" table:style-name="ce7">
            <text:p>401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594" table:style-name="ce7">
            <text:p>594<text:s/></text:p>
          </table:table-cell>
          <table:table-cell table:style-name="ce7"/>
          <table:table-cell office:value-type="float" office:value="405" table:style-name="ce7">
            <text:p>405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49" table:style-name="ce7">
            <text:p>249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60" table:style-name="ce7">
            <text:p>160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55" table:style-name="ce7">
            <text:p>155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264" table:style-name="ce7">
            <text:p>264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84" table:style-name="ce7">
            <text:p>38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26" table:style-name="ce7">
            <text:p>226<text:s/></text:p>
          </table:table-cell>
          <table:table-cell office:value-type="float" office:value="3" table:style-name="ce7">
            <text:p>3<text:s/></text:p>
          </table:table-cell>
          <table:table-cell table:number-columns-repeated="2" table:style-name="ce7"/>
          <table:table-cell office:value-type="float" office:value="18093" table:style-name="ce7">
            <text:p>18 093<text:s/></text:p>
          </table:table-cell>
          <table:table-cell office:value-type="float" office:value="425" table:style-name="ce7">
            <text:p>425<text:s/></text:p>
          </table:table-cell>
          <table:table-cell office:value-type="date" office:date-value="2020-03-29T00:00:00" table:style-name="ce6">
            <text:p>мар 29<text:s/></text:p>
          </table:table-cell>
          <table:table-cell table:number-columns-repeated="16336"/>
        </table:table-row>
        <table:table-row table:style-name="ro1">
          <table:table-cell office:value-type="date" office:date-value="2020-03-30T00:00:00" table:style-name="ce6">
            <text:p>мар 30<text:s/></text:p>
          </table:table-cell>
          <table:table-cell office:value-type="float" office:value="6549" table:style-name="ce7">
            <text:p>6 549<text:s/></text:p>
          </table:table-cell>
          <table:table-cell office:value-type="float" office:value="838" table:style-name="ce7">
            <text:p>838<text:s/></text:p>
          </table:table-cell>
          <table:table-cell office:value-type="float" office:value="5217" table:style-name="ce7">
            <text:p>5 217<text:s/></text:p>
          </table:table-cell>
          <table:table-cell office:value-type="float" office:value="758" table:style-name="ce7">
            <text:p>758<text:s/></text:p>
          </table:table-cell>
          <table:table-cell office:value-type="float" office:value="4751" table:style-name="ce7">
            <text:p>4 751<text:s/></text:p>
          </table:table-cell>
          <table:table-cell office:value-type="float" office:value="66" table:style-name="ce7">
            <text:p>66<text:s/></text:p>
          </table:table-cell>
          <table:table-cell office:value-type="float" office:value="2433" table:style-name="ce7">
            <text:p>2 433<text:s/></text:p>
          </table:table-cell>
          <table:table-cell office:value-type="float" office:value="209" table:style-name="ce7">
            <text:p>209<text:s/></text:p>
          </table:table-cell>
          <table:table-cell office:value-type="float" office:value="2497" table:style-name="ce7">
            <text:p>2 497<text:s/></text:p>
          </table:table-cell>
          <table:table-cell office:value-type="float" office:value="291" table:style-name="ce7">
            <text:p>291<text:s/></text:p>
          </table:table-cell>
          <table:table-cell office:value-type="float" office:value="1869" table:style-name="ce7">
            <text:p>1 869<text:s/></text:p>
          </table:table-cell>
          <table:table-cell office:value-type="float" office:value="23" table:style-name="ce7">
            <text:p>23<text:s/></text:p>
          </table:table-cell>
          <table:table-cell table:number-columns-repeated="2" table:style-name="ce7"/>
          <table:table-cell office:value-type="float" office:value="1702" table:style-name="ce7">
            <text:p>1 702<text:s/></text:p>
          </table:table-cell>
          <table:table-cell office:value-type="float" office:value="78" table:style-name="ce7">
            <text:p>78<text:s/></text:p>
          </table:table-cell>
          <table:table-cell office:value-type="float" office:value="1104" table:style-name="ce7">
            <text:p>1 104<text:s/></text:p>
          </table:table-cell>
          <table:table-cell office:value-type="float" office:value="132" table:style-name="ce7">
            <text:p>132<text:s/></text:p>
          </table:table-cell>
          <table:table-cell office:value-type="float" office:value="1122" table:style-name="ce7">
            <text:p>1 122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792" table:style-name="ce7">
            <text:p>792<text:s/></text:p>
          </table:table-cell>
          <table:table-cell office:value-type="float" office:value="19" table:style-name="ce7">
            <text:p>19<text:s/></text:p>
          </table:table-cell>
          <table:table-cell office:value-type="float" office:value="200" table:style-name="ce7">
            <text:p>200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53" table:style-name="ce7">
            <text:p>253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382" table:style-name="ce7">
            <text:p>382<text:s/></text:p>
          </table:table-cell>
          <table:table-cell table:style-name="ce7"/>
          <table:table-cell office:value-type="float" office:value="224" table:style-name="ce7">
            <text:p>224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08" table:style-name="ce7">
            <text:p>308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194" table:style-name="ce7">
            <text:p>194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57" table:style-name="ce7">
            <text:p>257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66" table:style-name="ce7">
            <text:p>166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19" table:style-name="ce7">
            <text:p>119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41" table:style-name="ce7">
            <text:p>41<text:s/></text:p>
          </table:table-cell>
          <table:table-cell table:style-name="ce7"/>
          <table:table-cell office:value-type="float" office:value="19332" table:style-name="ce7">
            <text:p>19 332<text:s/></text:p>
          </table:table-cell>
          <table:table-cell office:value-type="float" office:value="444" table:style-name="ce7">
            <text:p>444<text:s/></text:p>
          </table:table-cell>
          <table:table-cell office:value-type="date" office:date-value="2020-03-30T00:00:00" table:style-name="ce6">
            <text:p>мар 30<text:s/></text:p>
          </table:table-cell>
          <table:table-cell table:number-columns-repeated="16336"/>
        </table:table-row>
        <table:table-row table:style-name="ro1">
          <table:table-cell office:value-type="date" office:date-value="2020-03-31T00:00:00" table:style-name="ce6">
            <text:p>мар 31<text:s/></text:p>
          </table:table-cell>
          <table:table-cell office:value-type="float" office:value="6398" table:style-name="ce7">
            <text:p>6 398<text:s/></text:p>
          </table:table-cell>
          <table:table-cell office:value-type="float" office:value="812" table:style-name="ce7">
            <text:p>812<text:s/></text:p>
          </table:table-cell>
          <table:table-cell office:value-type="float" office:value="4050" table:style-name="ce7">
            <text:p>4 050<text:s/></text:p>
          </table:table-cell>
          <table:table-cell office:value-type="float" office:value="810" table:style-name="ce7">
            <text:p>810<text:s/></text:p>
          </table:table-cell>
          <table:table-cell office:value-type="float" office:value="4615" table:style-name="ce7">
            <text:p>4 615<text:s/></text:p>
          </table:table-cell>
          <table:table-cell office:value-type="float" office:value="128" table:style-name="ce7">
            <text:p>128<text:s/></text:p>
          </table:table-cell>
          <table:table-cell office:value-type="float" office:value="2619" table:style-name="ce7">
            <text:p>2 619<text:s/></text:p>
          </table:table-cell>
          <table:table-cell office:value-type="float" office:value="180" table:style-name="ce7">
            <text:p>180<text:s/></text:p>
          </table:table-cell>
          <table:table-cell office:value-type="float" office:value="4335" table:style-name="ce7">
            <text:p>4 335<text:s/></text:p>
          </table:table-cell>
          <table:table-cell office:value-type="float" office:value="415" table:style-name="ce7">
            <text:p>415<text:s/></text:p>
          </table:table-cell>
          <table:table-cell office:value-type="float" office:value="1556" table:style-name="ce7">
            <text:p>1 556<text:s/></text:p>
          </table:table-cell>
          <table:table-cell office:value-type="float" office:value="37" table:style-name="ce7">
            <text:p>37<text:s/></text:p>
          </table:table-cell>
          <table:table-cell office:value-type="float" office:value="303" table:style-name="ce7">
            <text:p>303<text:s/></text:p>
          </table:table-cell>
          <table:table-cell table:style-name="ce7"/>
          <table:table-cell office:value-type="float" office:value="1063" table:style-name="ce7">
            <text:p>1 063<text:s/></text:p>
          </table:table-cell>
          <table:table-cell office:value-type="float" office:value="82" table:style-name="ce7">
            <text:p>82<text:s/></text:p>
          </table:table-cell>
          <table:table-cell office:value-type="float" office:value="884" table:style-name="ce7">
            <text:p>884<text:s/></text:p>
          </table:table-cell>
          <table:table-cell office:value-type="float" office:value="93" table:style-name="ce7">
            <text:p>93<text:s/></text:p>
          </table:table-cell>
          <table:table-cell office:value-type="float" office:value="1138" table:style-name="ce7">
            <text:p>1 138<text:s/></text:p>
          </table:table-cell>
          <table:table-cell office:value-type="float" office:value="38" table:style-name="ce7">
            <text:p>38<text:s/></text:p>
          </table:table-cell>
          <table:table-cell office:value-type="float" office:value="446" table:style-name="ce7">
            <text:p>446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295" table:style-name="ce7">
            <text:p>295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328" table:style-name="ce7">
            <text:p>328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805" table:style-name="ce7">
            <text:p>805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584" table:style-name="ce7">
            <text:p>58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93" table:style-name="ce7">
            <text:p>193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92" table:style-name="ce7">
            <text:p>192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82" table:style-name="ce7">
            <text:p>182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24" table:style-name="ce7">
            <text:p>124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73" table:style-name="ce7">
            <text:p>173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38" table:style-name="ce7">
            <text:p>38<text:s/></text:p>
          </table:table-cell>
          <table:table-cell office:value-type="float" office:value="1" table:style-name="ce7">
            <text:p>1<text:s/></text:p>
          </table:table-cell>
          <table:table-cell table:number-columns-repeated="2" table:style-name="ce7"/>
          <table:table-cell office:value-type="float" office:value="17987" table:style-name="ce7">
            <text:p>17 987<text:s/></text:p>
          </table:table-cell>
          <table:table-cell office:value-type="float" office:value="286" table:style-name="ce7">
            <text:p>286<text:s/></text:p>
          </table:table-cell>
          <table:table-cell office:value-type="date" office:date-value="2020-03-31T00:00:00" table:style-name="ce6">
            <text:p>мар 31<text:s/></text:p>
          </table:table-cell>
          <table:table-cell table:number-columns-repeated="16336"/>
        </table:table-row>
        <table:table-row table:style-name="ro1">
          <table:table-cell office:value-type="date" office:date-value="2020-04-01T00:00:00" table:style-name="ce6">
            <text:p>апр 1<text:s/></text:p>
          </table:table-cell>
          <table:table-cell office:value-type="float" office:value="9222" table:style-name="ce7">
            <text:p>9 222<text:s/></text:p>
          </table:table-cell>
          <table:table-cell office:value-type="float" office:value="849" table:style-name="ce7">
            <text:p>849<text:s/></text:p>
          </table:table-cell>
          <table:table-cell office:value-type="float" office:value="4053" table:style-name="ce7">
            <text:p>4 053<text:s/></text:p>
          </table:table-cell>
          <table:table-cell office:value-type="float" office:value="839" table:style-name="ce7">
            <text:p>839<text:s/></text:p>
          </table:table-cell>
          <table:table-cell office:value-type="float" office:value="5453" table:style-name="ce7">
            <text:p>5 453<text:s/></text:p>
          </table:table-cell>
          <table:table-cell office:value-type="float" office:value="149" table:style-name="ce7">
            <text:p>149<text:s/></text:p>
          </table:table-cell>
          <table:table-cell office:value-type="float" office:value="3009" table:style-name="ce7">
            <text:p>3 009<text:s/></text:p>
          </table:table-cell>
          <table:table-cell office:value-type="float" office:value="381" table:style-name="ce7">
            <text:p>381<text:s/></text:p>
          </table:table-cell>
          <table:table-cell office:value-type="float" office:value="7500" table:style-name="ce7">
            <text:p>7 500<text:s/></text:p>
          </table:table-cell>
          <table:table-cell office:value-type="float" office:value="497" table:style-name="ce7">
            <text:p>497<text:s/></text:p>
          </table:table-cell>
          <table:table-cell office:value-type="float" office:value="2704" table:style-name="ce7">
            <text:p>2 704<text:s/></text:p>
          </table:table-cell>
          <table:table-cell office:value-type="float" office:value="46" table:style-name="ce7">
            <text:p>46<text:s/></text:p>
          </table:table-cell>
          <table:table-cell office:value-type="float" office:value="500" table:style-name="ce7">
            <text:p>500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876" table:style-name="ce7">
            <text:p>876<text:s/></text:p>
          </table:table-cell>
          <table:table-cell office:value-type="float" office:value="192" table:style-name="ce7">
            <text:p>192<text:s/></text:p>
          </table:table-cell>
          <table:table-cell office:value-type="float" office:value="845" table:style-name="ce7">
            <text:p>845<text:s/></text:p>
          </table:table-cell>
          <table:table-cell office:value-type="float" office:value="175" table:style-name="ce7">
            <text:p>175<text:s/></text:p>
          </table:table-cell>
          <table:table-cell office:value-type="float" office:value="696" table:style-name="ce7">
            <text:p>696<text:s/></text:p>
          </table:table-cell>
          <table:table-cell office:value-type="float" office:value="78" table:style-name="ce7">
            <text:p>78<text:s/></text:p>
          </table:table-cell>
          <table:table-cell office:value-type="float" office:value="1035" table:style-name="ce7">
            <text:p>1 035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325" table:style-name="ce7">
            <text:p>325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407" table:style-name="ce7">
            <text:p>407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298" table:style-name="ce7">
            <text:p>298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256" table:style-name="ce7">
            <text:p>256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93" table:style-name="ce7">
            <text:p>293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283" table:style-name="ce7">
            <text:p>283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221" table:style-name="ce7">
            <text:p>221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306" table:style-name="ce7">
            <text:p>306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190" table:style-name="ce7">
            <text:p>19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7" table:style-name="ce7">
            <text:p>27<text:s/></text:p>
          </table:table-cell>
          <table:table-cell table:style-name="ce7"/>
          <table:table-cell office:value-type="float" office:value="22559" table:style-name="ce7">
            <text:p>22 559<text:s/></text:p>
          </table:table-cell>
          <table:table-cell office:value-type="float" office:value="452" table:style-name="ce7">
            <text:p>452<text:s/></text:p>
          </table:table-cell>
          <table:table-cell office:value-type="date" office:date-value="2020-04-01T00:00:00" table:style-name="ce6">
            <text:p>апр 1<text:s/></text:p>
          </table:table-cell>
          <table:table-cell table:number-columns-repeated="16336"/>
        </table:table-row>
        <table:table-row table:style-name="ro1">
          <table:table-cell office:value-type="date" office:date-value="2020-04-02T00:00:00" table:style-name="ce6">
            <text:p>апр 2<text:s/></text:p>
          </table:table-cell>
          <table:table-cell office:value-type="float" office:value="7719" table:style-name="ce7">
            <text:p>7 719<text:s/></text:p>
          </table:table-cell>
          <table:table-cell office:value-type="float" office:value="864" table:style-name="ce7">
            <text:p>864<text:s/></text:p>
          </table:table-cell>
          <table:table-cell office:value-type="float" office:value="4782" table:style-name="ce7">
            <text:p>4 782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6156" table:style-name="ce7">
            <text:p>6 156<text:s/></text:p>
          </table:table-cell>
          <table:table-cell office:value-type="float" office:value="140" table:style-name="ce7">
            <text:p>140<text:s/></text:p>
          </table:table-cell>
          <table:table-cell office:value-type="float" office:value="4324" table:style-name="ce7">
            <text:p>4 324<text:s/></text:p>
          </table:table-cell>
          <table:table-cell office:value-type="float" office:value="743" table:style-name="ce7">
            <text:p>743<text:s/></text:p>
          </table:table-cell>
          <table:table-cell office:value-type="float" office:value="4784" table:style-name="ce7">
            <text:p>4 784<text:s/></text:p>
          </table:table-cell>
          <table:table-cell office:value-type="float" office:value="505" table:style-name="ce7">
            <text:p>505<text:s/></text:p>
          </table:table-cell>
          <table:table-cell office:value-type="float" office:value="2148" table:style-name="ce7">
            <text:p>2 148<text:s/></text:p>
          </table:table-cell>
          <table:table-cell office:value-type="float" office:value="63" table:style-name="ce7">
            <text:p>63<text:s/></text:p>
          </table:table-cell>
          <table:table-cell office:value-type="float" office:value="440" table:style-name="ce7">
            <text:p>440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1189" table:style-name="ce7">
            <text:p>1 189<text:s/></text:p>
          </table:table-cell>
          <table:table-cell office:value-type="float" office:value="123" table:style-name="ce7">
            <text:p>123<text:s/></text:p>
          </table:table-cell>
          <table:table-cell office:value-type="float" office:value="1019" table:style-name="ce7">
            <text:p>1 019<text:s/></text:p>
          </table:table-cell>
          <table:table-cell office:value-type="float" office:value="134" table:style-name="ce7">
            <text:p>134<text:s/></text:p>
          </table:table-cell>
          <table:table-cell office:value-type="float" office:value="962" table:style-name="ce7">
            <text:p>962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808" table:style-name="ce7">
            <text:p>808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212" table:style-name="ce7">
            <text:p>212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512" table:style-name="ce7">
            <text:p>512<text:s/></text:p>
          </table:table-cell>
          <table:table-cell office:value-type="float" office:value="59" table:style-name="ce7">
            <text:p>59<text:s/></text:p>
          </table:table-cell>
          <table:table-cell office:value-type="float" office:value="529" table:style-name="ce7">
            <text:p>529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462" table:style-name="ce7">
            <text:p>462<text:s/></text:p>
          </table:table-cell>
          <table:table-cell table:style-name="ce7"/>
          <table:table-cell office:value-type="float" office:value="243" table:style-name="ce7">
            <text:p>243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15" table:style-name="ce7">
            <text:p>215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247" table:style-name="ce7">
            <text:p>247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218" table:style-name="ce7">
            <text:p>218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281" table:style-name="ce7">
            <text:p>281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41" table:style-name="ce7">
            <text:p>141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37" table:style-name="ce7">
            <text:p>37<text:s/></text:p>
          </table:table-cell>
          <table:table-cell table:style-name="ce7"/>
          <table:table-cell office:value-type="float" office:value="24103" table:style-name="ce7">
            <text:p>24 103<text:s/></text:p>
          </table:table-cell>
          <table:table-cell office:value-type="float" office:value="996" table:style-name="ce7">
            <text:p>996<text:s/></text:p>
          </table:table-cell>
          <table:table-cell office:value-type="date" office:date-value="2020-04-02T00:00:00" table:style-name="ce6">
            <text:p>апр 2<text:s/></text:p>
          </table:table-cell>
          <table:table-cell table:number-columns-repeated="16336"/>
        </table:table-row>
        <table:table-row table:style-name="ro1">
          <table:table-cell office:value-type="date" office:date-value="2020-04-03T00:00:00" table:style-name="ce6">
            <text:p>апр 3<text:s/></text:p>
          </table:table-cell>
          <table:table-cell office:value-type="float" office:value="8102" table:style-name="ce7">
            <text:p>8 102<text:s/></text:p>
          </table:table-cell>
          <table:table-cell office:value-type="float" office:value="950" table:style-name="ce7">
            <text:p>950<text:s/></text:p>
          </table:table-cell>
          <table:table-cell office:value-type="float" office:value="4668" table:style-name="ce7">
            <text:p>4 668<text:s/></text:p>
          </table:table-cell>
          <table:table-cell office:value-type="float" office:value="760" table:style-name="ce7">
            <text:p>760<text:s/></text:p>
          </table:table-cell>
          <table:table-cell office:value-type="float" office:value="6174" table:style-name="ce7">
            <text:p>6 174<text:s/></text:p>
          </table:table-cell>
          <table:table-cell office:value-type="float" office:value="145" table:style-name="ce7">
            <text:p>145<text:s/></text:p>
          </table:table-cell>
          <table:table-cell office:value-type="float" office:value="4244" table:style-name="ce7">
            <text:p>4 244<text:s/></text:p>
          </table:table-cell>
          <table:table-cell office:value-type="float" office:value="389" table:style-name="ce7">
            <text:p>389<text:s/></text:p>
          </table:table-cell>
          <table:table-cell office:value-type="float" office:value="2066" table:style-name="ce7">
            <text:p>2 066<text:s/></text:p>
          </table:table-cell>
          <table:table-cell office:value-type="float" office:value="471" table:style-name="ce7">
            <text:p>471<text:s/></text:p>
          </table:table-cell>
          <table:table-cell office:value-type="float" office:value="2456" table:style-name="ce7">
            <text:p>2 456<text:s/></text:p>
          </table:table-cell>
          <table:table-cell office:value-type="float" office:value="79" table:style-name="ce7">
            <text:p>79<text:s/></text:p>
          </table:table-cell>
          <table:table-cell office:value-type="float" office:value="771" table:style-name="ce7">
            <text:p>771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384" table:style-name="ce7">
            <text:p>1 384<text:s/></text:p>
          </table:table-cell>
          <table:table-cell office:value-type="float" office:value="183" table:style-name="ce7">
            <text:p>183<text:s/></text:p>
          </table:table-cell>
          <table:table-cell office:value-type="float" office:value="1083" table:style-name="ce7">
            <text:p>1 083<text:s/></text:p>
          </table:table-cell>
          <table:table-cell office:value-type="float" office:value="166" table:style-name="ce7">
            <text:p>166<text:s/></text:p>
          </table:table-cell>
          <table:table-cell office:value-type="float" office:value="1774" table:style-name="ce7">
            <text:p>1 774<text:s/></text:p>
          </table:table-cell>
          <table:table-cell office:value-type="float" office:value="84" table:style-name="ce7">
            <text:p>84<text:s/></text:p>
          </table:table-cell>
          <table:table-cell office:value-type="float" office:value="783" table:style-name="ce7">
            <text:p>783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402" table:style-name="ce7">
            <text:p>402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519" table:style-name="ce7">
            <text:p>519<text:s/></text:p>
          </table:table-cell>
          <table:table-cell office:value-type="float" office:value="43" table:style-name="ce7">
            <text:p>43<text:s/></text:p>
          </table:table-cell>
          <table:table-cell office:value-type="float" office:value="418" table:style-name="ce7">
            <text:p>418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620" table:style-name="ce7">
            <text:p>620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392" table:style-name="ce7">
            <text:p>392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278" table:style-name="ce7">
            <text:p>278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279" table:style-name="ce7">
            <text:p>279<text:s/></text:p>
          </table:table-cell>
          <table:table-cell office:value-type="float" office:value="19" table:style-name="ce7">
            <text:p>19<text:s/></text:p>
          </table:table-cell>
          <table:table-cell office:value-type="float" office:value="270" table:style-name="ce7">
            <text:p>270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269" table:style-name="ce7">
            <text:p>269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68" table:style-name="ce7">
            <text:p>168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6" table:style-name="ce7">
            <text:p>26<text:s/></text:p>
          </table:table-cell>
          <table:table-cell table:style-name="ce7"/>
          <table:table-cell office:value-type="float" office:value="26298" table:style-name="ce7">
            <text:p>26 298<text:s/></text:p>
          </table:table-cell>
          <table:table-cell office:value-type="float" office:value="947" table:style-name="ce7">
            <text:p>947<text:s/></text:p>
          </table:table-cell>
          <table:table-cell office:value-type="date" office:date-value="2020-04-03T00:00:00" table:style-name="ce6">
            <text:p>апр 3<text:s/></text:p>
          </table:table-cell>
          <table:table-cell table:number-columns-repeated="16336"/>
        </table:table-row>
        <table:table-row table:style-name="ro1">
          <table:table-cell office:value-type="date" office:date-value="2020-04-04T00:00:00" table:style-name="ce6">
            <text:p>апр 4<text:s/></text:p>
          </table:table-cell>
          <table:table-cell office:value-type="float" office:value="7472" table:style-name="ce7">
            <text:p>7 472<text:s/></text:p>
          </table:table-cell>
          <table:table-cell office:value-type="float" office:value="932" table:style-name="ce7">
            <text:p>932<text:s/></text:p>
          </table:table-cell>
          <table:table-cell office:value-type="float" office:value="4585" table:style-name="ce7">
            <text:p>4 585<text:s/></text:p>
          </table:table-cell>
          <table:table-cell office:value-type="float" office:value="764" table:style-name="ce7">
            <text:p>764<text:s/></text:p>
          </table:table-cell>
          <table:table-cell office:value-type="float" office:value="6082" table:style-name="ce7">
            <text:p>6 082<text:s/></text:p>
          </table:table-cell>
          <table:table-cell office:value-type="float" office:value="141" table:style-name="ce7">
            <text:p>141<text:s/></text:p>
          </table:table-cell>
          <table:table-cell office:value-type="float" office:value="4450" table:style-name="ce7">
            <text:p>4 450<text:s/></text:p>
          </table:table-cell>
          <table:table-cell office:value-type="float" office:value="684" table:style-name="ce7">
            <text:p>684<text:s/></text:p>
          </table:table-cell>
          <table:table-cell office:value-type="float" office:value="5209" table:style-name="ce7">
            <text:p>5 209<text:s/></text:p>
          </table:table-cell>
          <table:table-cell office:value-type="float" office:value="2003" table:style-name="ce7">
            <text:p>2 003<text:s/></text:p>
          </table:table-cell>
          <table:table-cell office:value-type="float" office:value="2786" table:style-name="ce7">
            <text:p>2 786<text:s/></text:p>
          </table:table-cell>
          <table:table-cell office:value-type="float" office:value="69" table:style-name="ce7">
            <text:p>69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422" table:style-name="ce7">
            <text:p>1 422<text:s/></text:p>
          </table:table-cell>
          <table:table-cell office:value-type="float" office:value="132" table:style-name="ce7">
            <text:p>132<text:s/></text:p>
          </table:table-cell>
          <table:table-cell office:value-type="float" office:value="1026" table:style-name="ce7">
            <text:p>1 026<text:s/></text:p>
          </table:table-cell>
          <table:table-cell office:value-type="float" office:value="148" table:style-name="ce7">
            <text:p>148<text:s/></text:p>
          </table:table-cell>
          <table:table-cell office:value-type="float" office:value="862" table:style-name="ce7">
            <text:p>862<text:s/></text:p>
          </table:table-cell>
          <table:table-cell office:value-type="float" office:value="71" table:style-name="ce7">
            <text:p>71<text:s/></text:p>
          </table:table-cell>
          <table:table-cell office:value-type="float" office:value="852" table:style-name="ce7">
            <text:p>852<text:s/></text:p>
          </table:table-cell>
          <table:table-cell office:value-type="float" office:value="37" table:style-name="ce7">
            <text:p>37<text:s/></text:p>
          </table:table-cell>
          <table:table-cell office:value-type="float" office:value="424" table:style-name="ce7">
            <text:p>424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612" table:style-name="ce7">
            <text:p>612<text:s/></text:p>
          </table:table-cell>
          <table:table-cell office:value-type="float" office:value="51" table:style-name="ce7">
            <text:p>51<text:s/></text:p>
          </table:table-cell>
          <table:table-cell office:value-type="float" office:value="396" table:style-name="ce7">
            <text:p>396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819" table:style-name="ce7">
            <text:p>819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437" table:style-name="ce7">
            <text:p>437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445" table:style-name="ce7">
            <text:p>445<text:s/></text:p>
          </table:table-cell>
          <table:table-cell office:value-type="float" office:value="39" table:style-name="ce7">
            <text:p>39<text:s/></text:p>
          </table:table-cell>
          <table:table-cell office:value-type="float" office:value="371" table:style-name="ce7">
            <text:p>371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273" table:style-name="ce7">
            <text:p>273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332" table:style-name="ce7">
            <text:p>332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25" table:style-name="ce7">
            <text:p>125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4" table:style-name="ce7">
            <text:p>24<text:s/></text:p>
          </table:table-cell>
          <table:table-cell table:style-name="ce7"/>
          <table:table-cell office:value-type="float" office:value="28103" table:style-name="ce7">
            <text:p>28 103<text:s/></text:p>
          </table:table-cell>
          <table:table-cell office:value-type="float" office:value="1061" table:style-name="ce7">
            <text:p>1 061<text:s/></text:p>
          </table:table-cell>
          <table:table-cell office:value-type="date" office:date-value="2020-04-04T00:00:00" table:style-name="ce6">
            <text:p>апр 4<text:s/></text:p>
          </table:table-cell>
          <table:table-cell table:number-columns-repeated="16336"/>
        </table:table-row>
        <table:table-row table:style-name="ro1">
          <table:table-cell office:value-type="date" office:date-value="2020-04-05T00:00:00" table:style-name="ce6">
            <text:p>апр 5<text:s/></text:p>
          </table:table-cell>
          <table:table-cell office:value-type="float" office:value="7026" table:style-name="ce7">
            <text:p>7 026<text:s/></text:p>
          </table:table-cell>
          <table:table-cell office:value-type="float" office:value="809" table:style-name="ce7">
            <text:p>809<text:s/></text:p>
          </table:table-cell>
          <table:table-cell office:value-type="float" office:value="4805" table:style-name="ce7">
            <text:p>4 805<text:s/></text:p>
          </table:table-cell>
          <table:table-cell office:value-type="float" office:value="681" table:style-name="ce7">
            <text:p>681<text:s/></text:p>
          </table:table-cell>
          <table:table-cell office:value-type="float" office:value="5936" table:style-name="ce7">
            <text:p>5 936<text:s/></text:p>
          </table:table-cell>
          <table:table-cell office:value-type="float" office:value="184" table:style-name="ce7">
            <text:p>184<text:s/></text:p>
          </table:table-cell>
          <table:table-cell office:value-type="float" office:value="3735" table:style-name="ce7">
            <text:p>3 735<text:s/></text:p>
          </table:table-cell>
          <table:table-cell office:value-type="float" office:value="708" table:style-name="ce7">
            <text:p>708<text:s/></text:p>
          </table:table-cell>
          <table:table-cell office:value-type="float" office:value="4221" table:style-name="ce7">
            <text:p>4 221<text:s/></text:p>
          </table:table-cell>
          <table:table-cell office:value-type="float" office:value="1053" table:style-name="ce7">
            <text:p>1 053<text:s/></text:p>
          </table:table-cell>
          <table:table-cell office:value-type="float" office:value="3013" table:style-name="ce7">
            <text:p>3 013<text:s/></text:p>
          </table:table-cell>
          <table:table-cell office:value-type="float" office:value="76" table:style-name="ce7">
            <text:p>76<text:s/></text:p>
          </table:table-cell>
          <table:table-cell office:value-type="float" office:value="582" table:style-name="ce7">
            <text:p>582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661" table:style-name="ce7">
            <text:p>1 661<text:s/></text:p>
          </table:table-cell>
          <table:table-cell office:value-type="float" office:value="140" table:style-name="ce7">
            <text:p>140<text:s/></text:p>
          </table:table-cell>
          <table:table-cell office:value-type="float" office:value="904" table:style-name="ce7">
            <text:p>904<text:s/></text:p>
          </table:table-cell>
          <table:table-cell office:value-type="float" office:value="164" table:style-name="ce7">
            <text:p>164<text:s/></text:p>
          </table:table-cell>
          <table:table-cell office:value-type="float" office:value="783" table:style-name="ce7">
            <text:p>783<text:s/></text:p>
          </table:table-cell>
          <table:table-cell office:value-type="float" office:value="59" table:style-name="ce7">
            <text:p>59<text:s/></text:p>
          </table:table-cell>
          <table:table-cell office:value-type="float" office:value="638" table:style-name="ce7">
            <text:p>638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331" table:style-name="ce7">
            <text:p>331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365" table:style-name="ce7">
            <text:p>365<text:s/></text:p>
          </table:table-cell>
          <table:table-cell office:value-type="float" office:value="40" table:style-name="ce7">
            <text:p>40<text:s/></text:p>
          </table:table-cell>
          <table:table-cell office:value-type="float" office:value="241" table:style-name="ce7">
            <text:p>241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559" table:style-name="ce7">
            <text:p>559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244" table:style-name="ce7">
            <text:p>244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430" table:style-name="ce7">
            <text:p>430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320" table:style-name="ce7">
            <text:p>320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302" table:style-name="ce7">
            <text:p>302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282" table:style-name="ce7">
            <text:p>282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17" table:style-name="ce7">
            <text:p>117<text:s/></text:p>
          </table:table-cell>
          <table:table-cell table:style-name="ce7"/>
          <table:table-cell office:value-type="float" office:value="21" table:style-name="ce7">
            <text:p>21<text:s/></text:p>
          </table:table-cell>
          <table:table-cell table:style-name="ce7"/>
          <table:table-cell office:value-type="float" office:value="32105" table:style-name="ce7">
            <text:p>32 105<text:s/></text:p>
          </table:table-cell>
          <table:table-cell office:value-type="float" office:value="1166" table:style-name="ce7">
            <text:p>1 166<text:s/></text:p>
          </table:table-cell>
          <table:table-cell office:value-type="date" office:date-value="2020-04-05T00:00:00" table:style-name="ce6">
            <text:p>апр 5<text:s/></text:p>
          </table:table-cell>
          <table:table-cell table:number-columns-repeated="16336"/>
        </table:table-row>
        <table:table-row table:style-name="ro1">
          <table:table-cell office:value-type="date" office:date-value="2020-04-06T00:00:00" table:style-name="ce6">
            <text:p>апр 6<text:s/></text:p>
          </table:table-cell>
          <table:table-cell office:value-type="float" office:value="6023" table:style-name="ce7">
            <text:p>6 023<text:s/></text:p>
          </table:table-cell>
          <table:table-cell office:value-type="float" office:value="674" table:style-name="ce7">
            <text:p>674<text:s/></text:p>
          </table:table-cell>
          <table:table-cell office:value-type="float" office:value="4316" table:style-name="ce7">
            <text:p>4 316<text:s/></text:p>
          </table:table-cell>
          <table:table-cell office:value-type="float" office:value="527" table:style-name="ce7">
            <text:p>527<text:s/></text:p>
          </table:table-cell>
          <table:table-cell office:value-type="float" office:value="3677" table:style-name="ce7">
            <text:p>3 677<text:s/></text:p>
          </table:table-cell>
          <table:table-cell office:value-type="float" office:value="92" table:style-name="ce7">
            <text:p>92<text:s/></text:p>
          </table:table-cell>
          <table:table-cell office:value-type="float" office:value="5903" table:style-name="ce7">
            <text:p>5 903<text:s/></text:p>
          </table:table-cell>
          <table:table-cell office:value-type="float" office:value="621" table:style-name="ce7">
            <text:p>621<text:s/></text:p>
          </table:table-cell>
          <table:table-cell office:value-type="float" office:value="1850" table:style-name="ce7">
            <text:p>1 850<text:s/></text:p>
          </table:table-cell>
          <table:table-cell office:value-type="float" office:value="518" table:style-name="ce7">
            <text:p>518<text:s/></text:p>
          </table:table-cell>
          <table:table-cell office:value-type="float" office:value="3135" table:style-name="ce7">
            <text:p>3 135<text:s/></text:p>
          </table:table-cell>
          <table:table-cell office:value-type="float" office:value="73" table:style-name="ce7">
            <text:p>73<text:s/></text:p>
          </table:table-cell>
          <table:table-cell office:value-type="float" office:value="658" table:style-name="ce7">
            <text:p>658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260" table:style-name="ce7">
            <text:p>1 260<text:s/></text:p>
          </table:table-cell>
          <table:table-cell office:value-type="float" office:value="164" table:style-name="ce7">
            <text:p>164<text:s/></text:p>
          </table:table-cell>
          <table:table-cell office:value-type="float" office:value="1224" table:style-name="ce7">
            <text:p>1 224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576" table:style-name="ce7">
            <text:p>576<text:s/></text:p>
          </table:table-cell>
          <table:table-cell office:value-type="float" office:value="49" table:style-name="ce7">
            <text:p>49<text:s/></text:p>
          </table:table-cell>
          <table:table-cell office:value-type="float" office:value="754" table:style-name="ce7">
            <text:p>754<text:s/></text:p>
          </table:table-cell>
          <table:table-cell office:value-type="float" office:value="29" table:style-name="ce7">
            <text:p>29<text:s/></text:p>
          </table:table-cell>
          <table:table-cell office:value-type="float" office:value="507" table:style-name="ce7">
            <text:p>507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387" table:style-name="ce7">
            <text:p>387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217" table:style-name="ce7">
            <text:p>217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429" table:style-name="ce7">
            <text:p>429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251" table:style-name="ce7">
            <text:p>251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92" table:style-name="ce7">
            <text:p>292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30" table:style-name="ce7">
            <text:p>130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75" table:style-name="ce7">
            <text:p>75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33510" table:style-name="ce7">
            <text:p>33 510<text:s/></text:p>
          </table:table-cell>
          <table:table-cell office:value-type="float" office:value="1338" table:style-name="ce7">
            <text:p>1 338<text:s/></text:p>
          </table:table-cell>
          <table:table-cell office:value-type="date" office:date-value="2020-04-06T00:00:00" table:style-name="ce6">
            <text:p>апр 6<text:s/></text:p>
          </table:table-cell>
          <table:table-cell table:number-columns-repeated="16336"/>
        </table:table-row>
        <table:table-row table:style-name="ro1">
          <table:table-cell office:value-type="date" office:date-value="2020-04-07T00:00:00" table:style-name="ce6">
            <text:p>апр 7<text:s/></text:p>
          </table:table-cell>
          <table:table-cell office:value-type="float" office:value="4273" table:style-name="ce7">
            <text:p>4 273<text:s/></text:p>
          </table:table-cell>
          <table:table-cell office:value-type="float" office:value="637" table:style-name="ce7">
            <text:p>637<text:s/></text:p>
          </table:table-cell>
          <table:table-cell office:value-type="float" office:value="3599" table:style-name="ce7">
            <text:p>3 599<text:s/></text:p>
          </table:table-cell>
          <table:table-cell office:value-type="float" office:value="636" table:style-name="ce7">
            <text:p>636<text:s/></text:p>
          </table:table-cell>
          <table:table-cell office:value-type="float" office:value="3834" table:style-name="ce7">
            <text:p>3 834<text:s/></text:p>
          </table:table-cell>
          <table:table-cell office:value-type="float" office:value="173" table:style-name="ce7">
            <text:p>173<text:s/></text:p>
          </table:table-cell>
          <table:table-cell office:value-type="float" office:value="3802" table:style-name="ce7">
            <text:p>3 802<text:s/></text:p>
          </table:table-cell>
          <table:table-cell office:value-type="float" office:value="439" table:style-name="ce7">
            <text:p>439<text:s/></text:p>
          </table:table-cell>
          <table:table-cell office:value-type="float" office:value="3881" table:style-name="ce7">
            <text:p>3 881<text:s/></text:p>
          </table:table-cell>
          <table:table-cell office:value-type="float" office:value="832" table:style-name="ce7">
            <text:p>832<text:s/></text:p>
          </table:table-cell>
          <table:table-cell office:value-type="float" office:value="3148" table:style-name="ce7">
            <text:p>3 148<text:s/></text:p>
          </table:table-cell>
          <table:table-cell office:value-type="float" office:value="75" table:style-name="ce7">
            <text:p>75<text:s/></text:p>
          </table:table-cell>
          <table:table-cell office:value-type="float" office:value="954" table:style-name="ce7">
            <text:p>95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123" table:style-name="ce7">
            <text:p>1 123<text:s/></text:p>
          </table:table-cell>
          <table:table-cell office:value-type="float" office:value="185" table:style-name="ce7">
            <text:p>185<text:s/></text:p>
          </table:table-cell>
          <table:table-cell office:value-type="float" office:value="952" table:style-name="ce7">
            <text:p>952<text:s/></text:p>
          </table:table-cell>
          <table:table-cell office:value-type="float" office:value="101" table:style-name="ce7">
            <text:p>101<text:s/></text:p>
          </table:table-cell>
          <table:table-cell office:value-type="float" office:value="509" table:style-name="ce7">
            <text:p>509<text:s/></text:p>
          </table:table-cell>
          <table:table-cell table:style-name="ce7"/>
          <table:table-cell office:value-type="float" office:value="452" table:style-name="ce7">
            <text:p>452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253" table:style-name="ce7">
            <text:p>253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376" table:style-name="ce7">
            <text:p>376<text:s/></text:p>
          </table:table-cell>
          <table:table-cell office:value-type="float" office:value="76" table:style-name="ce7">
            <text:p>76<text:s/></text:p>
          </table:table-cell>
          <table:table-cell office:value-type="float" office:value="314" table:style-name="ce7">
            <text:p>314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593" table:style-name="ce7">
            <text:p>593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311" table:style-name="ce7">
            <text:p>311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193" table:style-name="ce7">
            <text:p>193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312" table:style-name="ce7">
            <text:p>312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35" table:style-name="ce7">
            <text:p>235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39" table:style-name="ce7">
            <text:p>39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49" table:style-name="ce7">
            <text:p>49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6493" table:style-name="ce7">
            <text:p>26 493<text:s/></text:p>
          </table:table-cell>
          <table:table-cell office:value-type="float" office:value="1201" table:style-name="ce7">
            <text:p>1 201<text:s/></text:p>
          </table:table-cell>
          <table:table-cell office:value-type="date" office:date-value="2020-04-07T00:00:00" table:style-name="ce6">
            <text:p>апр 7<text:s/></text:p>
          </table:table-cell>
          <table:table-cell table:number-columns-repeated="16336"/>
        </table:table-row>
        <table:table-row table:style-name="ro1">
          <table:table-cell office:value-type="date" office:date-value="2020-04-08T00:00:00" table:style-name="ce6">
            <text:p>апр 8<text:s/></text:p>
          </table:table-cell>
          <table:table-cell office:value-type="float" office:value="5478" table:style-name="ce7">
            <text:p>5 478<text:s/></text:p>
          </table:table-cell>
          <table:table-cell office:value-type="float" office:value="743" table:style-name="ce7">
            <text:p>743<text:s/></text:p>
          </table:table-cell>
          <table:table-cell office:value-type="float" office:value="3039" table:style-name="ce7">
            <text:p>3 039<text:s/></text:p>
          </table:table-cell>
          <table:table-cell office:value-type="float" office:value="604" table:style-name="ce7">
            <text:p>604<text:s/></text:p>
          </table:table-cell>
          <table:table-cell office:value-type="float" office:value="4003" table:style-name="ce7">
            <text:p>4 003<text:s/></text:p>
          </table:table-cell>
          <table:table-cell office:value-type="float" office:value="254" table:style-name="ce7">
            <text:p>254<text:s/></text:p>
          </table:table-cell>
          <table:table-cell office:value-type="float" office:value="3634" table:style-name="ce7">
            <text:p>3 634<text:s/></text:p>
          </table:table-cell>
          <table:table-cell office:value-type="float" office:value="786" table:style-name="ce7">
            <text:p>786<text:s/></text:p>
          </table:table-cell>
          <table:table-cell office:value-type="float" office:value="3738" table:style-name="ce7">
            <text:p>3 738<text:s/></text:p>
          </table:table-cell>
          <table:table-cell office:value-type="float" office:value="1417" table:style-name="ce7">
            <text:p>1 417<text:s/></text:p>
          </table:table-cell>
          <table:table-cell office:value-type="float" office:value="3892" table:style-name="ce7">
            <text:p>3 892<text:s/></text:p>
          </table:table-cell>
          <table:table-cell office:value-type="float" office:value="76" table:style-name="ce7">
            <text:p>76<text:s/></text:p>
          </table:table-cell>
          <table:table-cell office:value-type="float" office:value="1154" table:style-name="ce7">
            <text:p>1 154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1380" table:style-name="ce7">
            <text:p>1 380<text:s/></text:p>
          </table:table-cell>
          <table:table-cell office:value-type="float" office:value="403" table:style-name="ce7">
            <text:p>403<text:s/></text:p>
          </table:table-cell>
          <table:table-cell office:value-type="float" office:value="777" table:style-name="ce7">
            <text:p>777<text:s/></text:p>
          </table:table-cell>
          <table:table-cell office:value-type="float" office:value="234" table:style-name="ce7">
            <text:p>234<text:s/></text:p>
          </table:table-cell>
          <table:table-cell office:value-type="float" office:value="590" table:style-name="ce7">
            <text:p>590<text:s/></text:p>
          </table:table-cell>
          <table:table-cell table:style-name="ce7"/>
          <table:table-cell office:value-type="float" office:value="712" table:style-name="ce7">
            <text:p>712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345" table:style-name="ce7">
            <text:p>345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487" table:style-name="ce7">
            <text:p>487<text:s/></text:p>
          </table:table-cell>
          <table:table-cell office:value-type="float" office:value="114" table:style-name="ce7">
            <text:p>114<text:s/></text:p>
          </table:table-cell>
          <table:table-cell office:value-type="float" office:value="343" table:style-name="ce7">
            <text:p>343<text:s/></text:p>
          </table:table-cell>
          <table:table-cell office:value-type="float" office:value="23" table:style-name="ce7">
            <text:p>23<text:s/></text:p>
          </table:table-cell>
          <table:table-cell office:value-type="float" office:value="793" table:style-name="ce7">
            <text:p>793<text:s/></text:p>
          </table:table-cell>
          <table:table-cell office:value-type="float" office:value="19" table:style-name="ce7">
            <text:p>19<text:s/></text:p>
          </table:table-cell>
          <table:table-cell office:value-type="float" office:value="435" table:style-name="ce7">
            <text:p>435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360" table:style-name="ce7">
            <text:p>360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390" table:style-name="ce7">
            <text:p>390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108" table:style-name="ce7">
            <text:p>108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195" table:style-name="ce7">
            <text:p>195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127" table:style-name="ce7">
            <text:p>127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64" table:style-name="ce7">
            <text:p>64<text:s/></text:p>
          </table:table-cell>
          <table:table-cell table:style-name="ce7"/>
          <table:table-cell office:value-type="float" office:value="29510" table:style-name="ce7">
            <text:p>29 510<text:s/></text:p>
          </table:table-cell>
          <table:table-cell office:value-type="float" office:value="1286" table:style-name="ce7">
            <text:p>1 286<text:s/></text:p>
          </table:table-cell>
          <table:table-cell office:value-type="date" office:date-value="2020-04-08T00:00:00" table:style-name="ce6">
            <text:p>апр 8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09T00:00:00" table:style-name="ce6">
            <text:p>апр 9<text:s/></text:p>
          </table:table-cell>
          <table:table-cell office:value-type="float" office:value="6180" table:style-name="ce7">
            <text:p>6 180<text:s/></text:p>
          </table:table-cell>
          <table:table-cell office:value-type="float" office:value="757" table:style-name="ce7">
            <text:p>757<text:s/></text:p>
          </table:table-cell>
          <table:table-cell office:value-type="float" office:value="3836" table:style-name="ce7">
            <text:p>3 836<text:s/></text:p>
          </table:table-cell>
          <table:table-cell office:value-type="float" office:value="540" table:style-name="ce7">
            <text:p>540<text:s/></text:p>
          </table:table-cell>
          <table:table-cell office:value-type="float" office:value="4974" table:style-name="ce7">
            <text:p>4 974<text:s/></text:p>
          </table:table-cell>
          <table:table-cell office:value-type="float" office:value="246" table:style-name="ce7">
            <text:p>246<text:s/></text:p>
          </table:table-cell>
          <table:table-cell office:value-type="float" office:value="5491" table:style-name="ce7">
            <text:p>5 491<text:s/></text:p>
          </table:table-cell>
          <table:table-cell office:value-type="float" office:value="938" table:style-name="ce7">
            <text:p>938<text:s/></text:p>
          </table:table-cell>
          <table:table-cell office:value-type="float" office:value="3869" table:style-name="ce7">
            <text:p>3 869<text:s/></text:p>
          </table:table-cell>
          <table:table-cell office:value-type="float" office:value="540" table:style-name="ce7">
            <text:p>540<text:s/></text:p>
          </table:table-cell>
          <table:table-cell office:value-type="float" office:value="4117" table:style-name="ce7">
            <text:p>4 117<text:s/></text:p>
          </table:table-cell>
          <table:table-cell office:value-type="float" office:value="87" table:style-name="ce7">
            <text:p>87<text:s/></text:p>
          </table:table-cell>
          <table:table-cell office:value-type="float" office:value="2634" table:style-name="ce7">
            <text:p>2 634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209" table:style-name="ce7">
            <text:p>1 209<text:s/></text:p>
          </table:table-cell>
          <table:table-cell office:value-type="float" office:value="205" table:style-name="ce7">
            <text:p>205<text:s/></text:p>
          </table:table-cell>
          <table:table-cell office:value-type="float" office:value="969" table:style-name="ce7">
            <text:p>969<text:s/></text:p>
          </table:table-cell>
          <table:table-cell office:value-type="float" office:value="147" table:style-name="ce7">
            <text:p>147<text:s/></text:p>
          </table:table-cell>
          <table:table-cell office:value-type="float" office:value="546" table:style-name="ce7">
            <text:p>546<text:s/></text:p>
          </table:table-cell>
          <table:table-cell office:value-type="float" office:value="64" table:style-name="ce7">
            <text:p>64<text:s/></text:p>
          </table:table-cell>
          <table:table-cell office:value-type="float" office:value="699" table:style-name="ce7">
            <text:p>699<text:s/></text:p>
          </table:table-cell>
          <table:table-cell office:value-type="float" office:value="35" table:style-name="ce7">
            <text:p>35<text:s/></text:p>
          </table:table-cell>
          <table:table-cell office:value-type="float" office:value="515" table:style-name="ce7">
            <text:p>515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687" table:style-name="ce7">
            <text:p>687<text:s/></text:p>
          </table:table-cell>
          <table:table-cell office:value-type="float" office:value="96" table:style-name="ce7">
            <text:p>96<text:s/></text:p>
          </table:table-cell>
          <table:table-cell office:value-type="float" office:value="329" table:style-name="ce7">
            <text:p>329<text:s/></text:p>
          </table:table-cell>
          <table:table-cell office:value-type="float" office:value="30" table:style-name="ce7">
            <text:p>30<text:s/></text:p>
          </table:table-cell>
          <table:table-cell table:number-columns-repeated="2" table:style-name="ce7"/>
          <table:table-cell office:value-type="float" office:value="357" table:style-name="ce7">
            <text:p>357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344" table:style-name="ce7">
            <text:p>344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331" table:style-name="ce7">
            <text:p>331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147" table:style-name="ce7">
            <text:p>147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295" table:style-name="ce7">
            <text:p>295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64" table:style-name="ce7">
            <text:p>6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84" table:style-name="ce7">
            <text:p>84<text:s/></text:p>
          </table:table-cell>
          <table:table-cell table:style-name="ce7"/>
          <table:table-cell office:value-type="float" office:value="31709" table:style-name="ce7">
            <text:p>31 709<text:s/></text:p>
          </table:table-cell>
          <table:table-cell office:value-type="float" office:value="1895" table:style-name="ce7">
            <text:p>1 895<text:s/></text:p>
          </table:table-cell>
          <table:table-cell office:value-type="date" office:date-value="2020-04-09T00:00:00" table:style-name="ce6">
            <text:p>апр 9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0T00:00:00" table:style-name="ce6">
            <text:p>апр 10<text:s/></text:p>
          </table:table-cell>
          <table:table-cell office:value-type="float" office:value="5756" table:style-name="ce7">
            <text:p>5 756<text:s/></text:p>
          </table:table-cell>
          <table:table-cell office:value-type="float" office:value="683" table:style-name="ce7">
            <text:p>683<text:s/></text:p>
          </table:table-cell>
          <table:table-cell office:value-type="float" office:value="4204" table:style-name="ce7">
            <text:p>4 204<text:s/></text:p>
          </table:table-cell>
          <table:table-cell office:value-type="float" office:value="612" table:style-name="ce7">
            <text:p>612<text:s/></text:p>
          </table:table-cell>
          <table:table-cell office:value-type="float" office:value="5323" table:style-name="ce7">
            <text:p>5 323<text:s/></text:p>
          </table:table-cell>
          <table:table-cell office:value-type="float" office:value="266" table:style-name="ce7">
            <text:p>266<text:s/></text:p>
          </table:table-cell>
          <table:table-cell office:value-type="float" office:value="4344" table:style-name="ce7">
            <text:p>4 344<text:s/></text:p>
          </table:table-cell>
          <table:table-cell office:value-type="float" office:value="881" table:style-name="ce7">
            <text:p>881<text:s/></text:p>
          </table:table-cell>
          <table:table-cell office:value-type="float" office:value="4256" table:style-name="ce7">
            <text:p>4 256<text:s/></text:p>
          </table:table-cell>
          <table:table-cell office:value-type="float" office:value="1339" table:style-name="ce7">
            <text:p>1 339<text:s/></text:p>
          </table:table-cell>
          <table:table-cell office:value-type="float" office:value="4056" table:style-name="ce7">
            <text:p>4 056<text:s/></text:p>
          </table:table-cell>
          <table:table-cell office:value-type="float" office:value="96" table:style-name="ce7">
            <text:p>96<text:s/></text:p>
          </table:table-cell>
          <table:table-cell office:value-type="float" office:value="1786" table:style-name="ce7">
            <text:p>1 786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580" table:style-name="ce7">
            <text:p>1 580<text:s/></text:p>
          </table:table-cell>
          <table:table-cell office:value-type="float" office:value="283" table:style-name="ce7">
            <text:p>283<text:s/></text:p>
          </table:table-cell>
          <table:table-cell office:value-type="float" office:value="1213" table:style-name="ce7">
            <text:p>1 213<text:s/></text:p>
          </table:table-cell>
          <table:table-cell office:value-type="float" office:value="148" table:style-name="ce7">
            <text:p>148<text:s/></text:p>
          </table:table-cell>
          <table:table-cell office:value-type="float" office:value="785" table:style-name="ce7">
            <text:p>785<text:s/></text:p>
          </table:table-cell>
          <table:table-cell office:value-type="float" office:value="51" table:style-name="ce7">
            <text:p>51<text:s/></text:p>
          </table:table-cell>
          <table:table-cell office:value-type="float" office:value="815" table:style-name="ce7">
            <text:p>815<text:s/></text:p>
          </table:table-cell>
          <table:table-cell office:value-type="float" office:value="29" table:style-name="ce7">
            <text:p>29<text:s/></text:p>
          </table:table-cell>
          <table:table-cell office:value-type="float" office:value="1169" table:style-name="ce7">
            <text:p>1 169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722" table:style-name="ce7">
            <text:p>722<text:s/></text:p>
          </table:table-cell>
          <table:table-cell office:value-type="float" office:value="106" table:style-name="ce7">
            <text:p>106<text:s/></text:p>
          </table:table-cell>
          <table:table-cell office:value-type="float" office:value="279" table:style-name="ce7">
            <text:p>279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351" table:style-name="ce7">
            <text:p>351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370" table:style-name="ce7">
            <text:p>370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441" table:style-name="ce7">
            <text:p>441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233" table:style-name="ce7">
            <text:p>233<text:s/></text:p>
          </table:table-cell>
          <table:table-cell office:value-type="float" office:value="19" table:style-name="ce7">
            <text:p>19<text:s/></text:p>
          </table:table-cell>
          <table:table-cell office:value-type="float" office:value="150" table:style-name="ce7">
            <text:p>150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257" table:style-name="ce7">
            <text:p>257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81" table:style-name="ce7">
            <text:p>81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9" table:style-name="ce7">
            <text:p>19<text:s/></text:p>
          </table:table-cell>
          <table:table-cell table:style-name="ce7"/>
          <table:table-cell office:value-type="float" office:value="30859" table:style-name="ce7">
            <text:p>30 859<text:s/></text:p>
          </table:table-cell>
          <table:table-cell office:value-type="float" office:value="1925" table:style-name="ce7">
            <text:p>1 925<text:s/></text:p>
          </table:table-cell>
          <table:table-cell office:value-type="date" office:date-value="2020-04-10T00:00:00" table:style-name="ce6">
            <text:p>апр 10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1T00:00:00" table:style-name="ce6">
            <text:p>апр 11<text:s/></text:p>
          </table:table-cell>
          <table:table-cell office:value-type="float" office:value="4576" table:style-name="ce7">
            <text:p>4 576<text:s/></text:p>
          </table:table-cell>
          <table:table-cell office:value-type="float" office:value="605" table:style-name="ce7">
            <text:p>605<text:s/></text:p>
          </table:table-cell>
          <table:table-cell office:value-type="float" office:value="3951" table:style-name="ce7">
            <text:p>3 951<text:s/></text:p>
          </table:table-cell>
          <table:table-cell office:value-type="float" office:value="570" table:style-name="ce7">
            <text:p>570<text:s/></text:p>
          </table:table-cell>
          <table:table-cell office:value-type="float" office:value="4133" table:style-name="ce7">
            <text:p>4 133<text:s/></text:p>
          </table:table-cell>
          <table:table-cell office:value-type="float" office:value="171" table:style-name="ce7">
            <text:p>171<text:s/></text:p>
          </table:table-cell>
          <table:table-cell office:value-type="float" office:value="5195" table:style-name="ce7">
            <text:p>5 195<text:s/></text:p>
          </table:table-cell>
          <table:table-cell office:value-type="float" office:value="980" table:style-name="ce7">
            <text:p>980<text:s/></text:p>
          </table:table-cell>
          <table:table-cell office:value-type="float" office:value="4332" table:style-name="ce7">
            <text:p>4 332<text:s/></text:p>
          </table:table-cell>
          <table:table-cell office:value-type="float" office:value="987" table:style-name="ce7">
            <text:p>987<text:s/></text:p>
          </table:table-cell>
          <table:table-cell office:value-type="float" office:value="4747" table:style-name="ce7">
            <text:p>4 747<text:s/></text:p>
          </table:table-cell>
          <table:table-cell office:value-type="float" office:value="98" table:style-name="ce7">
            <text:p>98<text:s/></text:p>
          </table:table-cell>
          <table:table-cell office:value-type="float" office:value="1667" table:style-name="ce7">
            <text:p>1 667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684" table:style-name="ce7">
            <text:p>1 684<text:s/></text:p>
          </table:table-cell>
          <table:table-cell office:value-type="float" office:value="496" table:style-name="ce7">
            <text:p>496<text:s/></text:p>
          </table:table-cell>
          <table:table-cell office:value-type="float" office:value="1335" table:style-name="ce7">
            <text:p>1 335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733" table:style-name="ce7">
            <text:p>733<text:s/></text:p>
          </table:table-cell>
          <table:table-cell office:value-type="float" office:value="49" table:style-name="ce7">
            <text:p>49<text:s/></text:p>
          </table:table-cell>
          <table:table-cell office:value-type="float" office:value="1516" table:style-name="ce7">
            <text:p>1 516<text:s/></text:p>
          </table:table-cell>
          <table:table-cell office:value-type="float" office:value="26" table:style-name="ce7">
            <text:p>26<text:s/></text:p>
          </table:table-cell>
          <table:table-cell office:value-type="float" office:value="696" table:style-name="ce7">
            <text:p>696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544" table:style-name="ce7">
            <text:p>544<text:s/></text:p>
          </table:table-cell>
          <table:table-cell office:value-type="float" office:value="77" table:style-name="ce7">
            <text:p>77<text:s/></text:p>
          </table:table-cell>
          <table:table-cell office:value-type="float" office:value="312" table:style-name="ce7">
            <text:p>312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340" table:style-name="ce7">
            <text:p>340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380" table:style-name="ce7">
            <text:p>380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65" table:style-name="ce7">
            <text:p>265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184" table:style-name="ce7">
            <text:p>184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84" table:style-name="ce7">
            <text:p>84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63" table:style-name="ce7">
            <text:p>16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108" table:style-name="ce7">
            <text:p>10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35386" table:style-name="ce7">
            <text:p>35 386<text:s/></text:p>
          </table:table-cell>
          <table:table-cell office:value-type="float" office:value="1931" table:style-name="ce7">
            <text:p>1 931<text:s/></text:p>
          </table:table-cell>
          <table:table-cell office:value-type="date" office:date-value="2020-04-11T00:00:00" table:style-name="ce6">
            <text:p>апр 11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2T00:00:00" table:style-name="ce6">
            <text:p>апр 12<text:s/></text:p>
          </table:table-cell>
          <table:table-cell office:value-type="float" office:value="4830" table:style-name="ce7">
            <text:p>4 830<text:s/></text:p>
          </table:table-cell>
          <table:table-cell office:value-type="float" office:value="510" table:style-name="ce7">
            <text:p>510<text:s/></text:p>
          </table:table-cell>
          <table:table-cell office:value-type="float" office:value="4694" table:style-name="ce7">
            <text:p>4 694<text:s/></text:p>
          </table:table-cell>
          <table:table-cell office:value-type="float" office:value="619" table:style-name="ce7">
            <text:p>619<text:s/></text:p>
          </table:table-cell>
          <table:table-cell office:value-type="float" office:value="2821" table:style-name="ce7">
            <text:p>2 821<text:s/></text:p>
          </table:table-cell>
          <table:table-cell office:value-type="float" office:value="129" table:style-name="ce7">
            <text:p>129<text:s/></text:p>
          </table:table-cell>
          <table:table-cell office:value-type="float" office:value="8719" table:style-name="ce7">
            <text:p>8 719<text:s/></text:p>
          </table:table-cell>
          <table:table-cell office:value-type="float" office:value="917" table:style-name="ce7">
            <text:p>917<text:s/></text:p>
          </table:table-cell>
          <table:table-cell office:value-type="float" office:value="3104" table:style-name="ce7">
            <text:p>3 104<text:s/></text:p>
          </table:table-cell>
          <table:table-cell office:value-type="float" office:value="635" table:style-name="ce7">
            <text:p>635<text:s/></text:p>
          </table:table-cell>
          <table:table-cell office:value-type="float" office:value="5138" table:style-name="ce7">
            <text:p>5 138<text:s/></text:p>
          </table:table-cell>
          <table:table-cell office:value-type="float" office:value="95" table:style-name="ce7">
            <text:p>95<text:s/></text:p>
          </table:table-cell>
          <table:table-cell office:value-type="float" office:value="2186" table:style-name="ce7">
            <text:p>2 186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1351" table:style-name="ce7">
            <text:p>1 351<text:s/></text:p>
          </table:table-cell>
          <table:table-cell office:value-type="float" office:value="327" table:style-name="ce7">
            <text:p>327<text:s/></text:p>
          </table:table-cell>
          <table:table-cell office:value-type="float" office:value="1316" table:style-name="ce7">
            <text:p>1 316<text:s/></text:p>
          </table:table-cell>
          <table:table-cell office:value-type="float" office:value="132" table:style-name="ce7">
            <text:p>132<text:s/></text:p>
          </table:table-cell>
          <table:table-cell office:value-type="float" office:value="592" table:style-name="ce7">
            <text:p>592<text:s/></text:p>
          </table:table-cell>
          <table:table-cell office:value-type="float" office:value="26" table:style-name="ce7">
            <text:p>26<text:s/></text:p>
          </table:table-cell>
          <table:table-cell office:value-type="float" office:value="515" table:style-name="ce7">
            <text:p>515<text:s/></text:p>
          </table:table-cell>
          <table:table-cell office:value-type="float" office:value="35" table:style-name="ce7">
            <text:p>35<text:s/></text:p>
          </table:table-cell>
          <table:table-cell office:value-type="float" office:value="839" table:style-name="ce7">
            <text:p>839<text:s/></text:p>
          </table:table-cell>
          <table:table-cell office:value-type="float" office:value="33" table:style-name="ce7">
            <text:p>33<text:s/></text:p>
          </table:table-cell>
          <table:table-cell office:value-type="float" office:value="466" table:style-name="ce7">
            <text:p>466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247" table:style-name="ce7">
            <text:p>247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430" table:style-name="ce7">
            <text:p>430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401" table:style-name="ce7">
            <text:p>401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523" table:style-name="ce7">
            <text:p>523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177" table:style-name="ce7">
            <text:p>177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76" table:style-name="ce7">
            <text:p>76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47" table:style-name="ce7">
            <text:p>47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13" table:style-name="ce7">
            <text:p>13<text:s/></text:p>
          </table:table-cell>
          <table:table-cell table:style-name="ce7"/>
          <table:table-cell office:value-type="float" office:value="31606" table:style-name="ce7">
            <text:p>31 606<text:s/></text:p>
          </table:table-cell>
          <table:table-cell office:value-type="float" office:value="1920" table:style-name="ce7">
            <text:p>1 920<text:s/></text:p>
          </table:table-cell>
          <table:table-cell office:value-type="date" office:date-value="2020-04-12T00:00:00" table:style-name="ce6">
            <text:p>апр 12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3T00:00:00" table:style-name="ce6">
            <text:p>апр 13<text:s/></text:p>
          </table:table-cell>
          <table:table-cell office:value-type="float" office:value="4167" table:style-name="ce7">
            <text:p>4 167<text:s/></text:p>
          </table:table-cell>
          <table:table-cell office:value-type="float" office:value="619" table:style-name="ce7">
            <text:p>619<text:s/></text:p>
          </table:table-cell>
          <table:table-cell office:value-type="float" office:value="4092" table:style-name="ce7">
            <text:p>4 092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2537" table:style-name="ce7">
            <text:p>2 537<text:s/></text:p>
          </table:table-cell>
          <table:table-cell office:value-type="float" office:value="126" table:style-name="ce7">
            <text:p>126<text:s/></text:p>
          </table:table-cell>
          <table:table-cell office:value-type="float" office:value="5288" table:style-name="ce7">
            <text:p>5 288<text:s/></text:p>
          </table:table-cell>
          <table:table-cell office:value-type="float" office:value="737" table:style-name="ce7">
            <text:p>737<text:s/></text:p>
          </table:table-cell>
          <table:table-cell office:value-type="float" office:value="1595" table:style-name="ce7">
            <text:p>1 595<text:s/></text:p>
          </table:table-cell>
          <table:table-cell office:value-type="float" office:value="560" table:style-name="ce7">
            <text:p>560<text:s/></text:p>
          </table:table-cell>
          <table:table-cell office:value-type="float" office:value="4789" table:style-name="ce7">
            <text:p>4 789<text:s/></text:p>
          </table:table-cell>
          <table:table-cell office:value-type="float" office:value="97" table:style-name="ce7">
            <text:p>97<text:s/></text:p>
          </table:table-cell>
          <table:table-cell office:value-type="float" office:value="2558" table:style-name="ce7">
            <text:p>2 558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629" table:style-name="ce7">
            <text:p>1 629<text:s/></text:p>
          </table:table-cell>
          <table:table-cell office:value-type="float" office:value="254" table:style-name="ce7">
            <text:p>254<text:s/></text:p>
          </table:table-cell>
          <table:table-cell office:value-type="float" office:value="1174" table:style-name="ce7">
            <text:p>1 174<text:s/></text:p>
          </table:table-cell>
          <table:table-cell office:value-type="float" office:value="94" table:style-name="ce7">
            <text:p>94<text:s/></text:p>
          </table:table-cell>
          <table:table-cell office:value-type="float" office:value="400" table:style-name="ce7">
            <text:p>400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598" table:style-name="ce7">
            <text:p>598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332" table:style-name="ce7">
            <text:p>332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30" table:style-name="ce7">
            <text:p>130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353" table:style-name="ce7">
            <text:p>35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318" table:style-name="ce7">
            <text:p>318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310" table:style-name="ce7">
            <text:p>310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178" table:style-name="ce7">
            <text:p>178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95" table:style-name="ce7">
            <text:p>95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89" table:style-name="ce7">
            <text:p>89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14" table:style-name="ce7">
            <text:p>14<text:s/></text:p>
          </table:table-cell>
          <table:table-cell table:style-name="ce7"/>
          <table:table-cell office:value-type="float" office:value="31633" table:style-name="ce7">
            <text:p>31 633<text:s/></text:p>
          </table:table-cell>
          <table:table-cell office:value-type="float" office:value="1928" table:style-name="ce7">
            <text:p>1 928<text:s/></text:p>
          </table:table-cell>
          <table:table-cell office:value-type="date" office:date-value="2020-04-13T00:00:00" table:style-name="ce6">
            <text:p>апр 13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4T00:00:00" table:style-name="ce6">
            <text:p>апр 14<text:s/></text:p>
          </table:table-cell>
          <table:table-cell office:value-type="float" office:value="3477" table:style-name="ce7">
            <text:p>3 477<text:s/></text:p>
          </table:table-cell>
          <table:table-cell office:value-type="float" office:value="517" table:style-name="ce7">
            <text:p>517<text:s/></text:p>
          </table:table-cell>
          <table:table-cell office:value-type="float" office:value="3153" table:style-name="ce7">
            <text:p>3 153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082" table:style-name="ce7">
            <text:p>2 082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4342" table:style-name="ce7">
            <text:p>4 342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2668" table:style-name="ce7">
            <text:p>2 668<text:s/></text:p>
          </table:table-cell>
          <table:table-cell office:value-type="float" office:value="572" table:style-name="ce7">
            <text:p>572<text:s/></text:p>
          </table:table-cell>
          <table:table-cell office:value-type="float" office:value="4093" table:style-name="ce7">
            <text:p>4 093<text:s/></text:p>
          </table:table-cell>
          <table:table-cell office:value-type="float" office:value="98" table:style-name="ce7">
            <text:p>98<text:s/></text:p>
          </table:table-cell>
          <table:table-cell office:value-type="float" office:value="2774" table:style-name="ce7">
            <text:p>2 774<text:s/></text:p>
          </table:table-cell>
          <table:table-cell office:value-type="float" office:value="22" table:style-name="ce7">
            <text:p>22<text:s/></text:p>
          </table:table-cell>
          <table:table-cell office:value-type="float" office:value="942" table:style-name="ce7">
            <text:p>942<text:s/></text:p>
          </table:table-cell>
          <table:table-cell office:value-type="float" office:value="303" table:style-name="ce7">
            <text:p>303<text:s/></text:p>
          </table:table-cell>
          <table:table-cell office:value-type="float" office:value="964" table:style-name="ce7">
            <text:p>964<text:s/></text:p>
          </table:table-cell>
          <table:table-cell office:value-type="float" office:value="86" table:style-name="ce7">
            <text:p>86<text:s/></text:p>
          </table:table-cell>
          <table:table-cell office:value-type="float" office:value="279" table:style-name="ce7">
            <text:p>279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349" table:style-name="ce7">
            <text:p>349<text:s/></text:p>
          </table:table-cell>
          <table:table-cell office:value-type="float" office:value="31" table:style-name="ce7">
            <text:p>31<text:s/></text:p>
          </table:table-cell>
          <table:table-cell office:value-type="float" office:value="992" table:style-name="ce7">
            <text:p>992<text:s/></text:p>
          </table:table-cell>
          <table:table-cell office:value-type="float" office:value="31" table:style-name="ce7">
            <text:p>31<text:s/></text:p>
          </table:table-cell>
          <table:table-cell office:value-type="float" office:value="465" table:style-name="ce7">
            <text:p>465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106" table:style-name="ce7">
            <text:p>106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357" table:style-name="ce7">
            <text:p>357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60" table:style-name="ce7">
            <text:p>260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333" table:style-name="ce7">
            <text:p>333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44" table:style-name="ce7">
            <text:p>144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73" table:style-name="ce7">
            <text:p>73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68" table:style-name="ce7">
            <text:p>68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11" table:style-name="ce7">
            <text:p>11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7" table:style-name="ce7">
            <text:p>27<text:s/></text:p>
          </table:table-cell>
          <table:table-cell table:style-name="ce7"/>
          <table:table-cell office:value-type="float" office:value="29308" table:style-name="ce7">
            <text:p>29 308<text:s/></text:p>
          </table:table-cell>
          <table:table-cell office:value-type="float" office:value="1528" table:style-name="ce7">
            <text:p>1 528<text:s/></text:p>
          </table:table-cell>
          <table:table-cell office:value-type="date" office:date-value="2020-04-14T00:00:00" table:style-name="ce6">
            <text:p>апр 14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5T00:00:00" table:style-name="ce6">
            <text:p>апр 15<text:s/></text:p>
          </table:table-cell>
          <table:table-cell office:value-type="float" office:value="3045" table:style-name="ce7">
            <text:p>3 045<text:s/></text:p>
          </table:table-cell>
          <table:table-cell office:value-type="float" office:value="567" table:style-name="ce7">
            <text:p>567<text:s/></text:p>
          </table:table-cell>
          <table:table-cell office:value-type="float" office:value="2972" table:style-name="ce7">
            <text:p>2 972<text:s/></text:p>
          </table:table-cell>
          <table:table-cell office:value-type="float" office:value="604" table:style-name="ce7">
            <text:p>604<text:s/></text:p>
          </table:table-cell>
          <table:table-cell office:value-type="float" office:value="2486" table:style-name="ce7">
            <text:p>2 486<text:s/></text:p>
          </table:table-cell>
          <table:table-cell office:value-type="float" office:value="285" table:style-name="ce7">
            <text:p>285<text:s/></text:p>
          </table:table-cell>
          <table:table-cell office:value-type="float" office:value="5252" table:style-name="ce7">
            <text:p>5 252<text:s/></text:p>
          </table:table-cell>
          <table:table-cell office:value-type="float" office:value="778" table:style-name="ce7">
            <text:p>778<text:s/></text:p>
          </table:table-cell>
          <table:table-cell office:value-type="float" office:value="5483" table:style-name="ce7">
            <text:p>5 483<text:s/></text:p>
          </table:table-cell>
          <table:table-cell office:value-type="float" office:value="762" table:style-name="ce7">
            <text:p>762<text:s/></text:p>
          </table:table-cell>
          <table:table-cell office:value-type="float" office:value="4062" table:style-name="ce7">
            <text:p>4 062<text:s/></text:p>
          </table:table-cell>
          <table:table-cell office:value-type="float" office:value="107" table:style-name="ce7">
            <text:p>107<text:s/></text:p>
          </table:table-cell>
          <table:table-cell office:value-type="float" office:value="3388" table:style-name="ce7">
            <text:p>3 388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530" table:style-name="ce7">
            <text:p>530<text:s/></text:p>
          </table:table-cell>
          <table:table-cell office:value-type="float" office:value="254" table:style-name="ce7">
            <text:p>254<text:s/></text:p>
          </table:table-cell>
          <table:table-cell office:value-type="float" office:value="868" table:style-name="ce7">
            <text:p>868<text:s/></text:p>
          </table:table-cell>
          <table:table-cell office:value-type="float" office:value="122" table:style-name="ce7">
            <text:p>122<text:s/></text:p>
          </table:table-cell>
          <table:table-cell office:value-type="float" office:value="254" table:style-name="ce7">
            <text:p>254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514" table:style-name="ce7">
            <text:p>514<text:s/></text:p>
          </table:table-cell>
          <table:table-cell office:value-type="float" office:value="32" table:style-name="ce7">
            <text:p>32<text:s/></text:p>
          </table:table-cell>
          <table:table-cell office:value-type="float" office:value="832" table:style-name="ce7">
            <text:p>832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497" table:style-name="ce7">
            <text:p>497<text:s/></text:p>
          </table:table-cell>
          <table:table-cell office:value-type="float" office:value="114" table:style-name="ce7">
            <text:p>114<text:s/></text:p>
          </table:table-cell>
          <table:table-cell office:value-type="float" office:value="191" table:style-name="ce7">
            <text:p>191<text:s/></text:p>
          </table:table-cell>
          <table:table-cell office:value-type="float" office:value="16" table:style-name="ce7">
            <text:p>16<text:s/></text:p>
          </table:table-cell>
          <table:table-cell office:value-type="float" office:value="633" table:style-name="ce7">
            <text:p>63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268" table:style-name="ce7">
            <text:p>268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246" table:style-name="ce7">
            <text:p>246<text:s/></text:p>
          </table:table-cell>
          <table:table-cell office:value-type="float" office:value="26" table:style-name="ce7">
            <text:p>26<text:s/></text:p>
          </table:table-cell>
          <table:table-cell office:value-type="float" office:value="193" table:style-name="ce7">
            <text:p>193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78" table:style-name="ce7">
            <text:p>78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82" table:style-name="ce7">
            <text:p>82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15" table:style-name="ce7">
            <text:p>15<text:s/></text:p>
          </table:table-cell>
          <table:table-cell table:style-name="ce7"/>
          <table:table-cell office:value-type="float" office:value="66" table:style-name="ce7">
            <text:p>66<text:s/></text:p>
          </table:table-cell>
          <table:table-cell table:style-name="ce7"/>
          <table:table-cell office:value-type="float" office:value="24446" table:style-name="ce7">
            <text:p>24 446<text:s/></text:p>
          </table:table-cell>
          <table:table-cell office:value-type="float" office:value="1504" table:style-name="ce7">
            <text:p>1 504<text:s/></text:p>
          </table:table-cell>
          <table:table-cell office:value-type="date" office:date-value="2020-04-15T00:00:00" table:style-name="ce6">
            <text:p>апр 15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6T00:00:00" table:style-name="ce6">
            <text:p>апр 16<text:s/></text:p>
          </table:table-cell>
          <table:table-cell office:value-type="float" office:value="5092" table:style-name="ce7">
            <text:p>5 092<text:s/></text:p>
          </table:table-cell>
          <table:table-cell office:value-type="float" office:value="523" table:style-name="ce7">
            <text:p>523<text:s/></text:p>
          </table:table-cell>
          <table:table-cell office:value-type="float" office:value="2667" table:style-name="ce7">
            <text:p>2 667<text:s/></text:p>
          </table:table-cell>
          <table:table-cell office:value-type="float" office:value="578" table:style-name="ce7">
            <text:p>578<text:s/></text:p>
          </table:table-cell>
          <table:table-cell office:value-type="float" office:value="2866" table:style-name="ce7">
            <text:p>2 866<text:s/></text:p>
          </table:table-cell>
          <table:table-cell office:value-type="float" office:value="315" table:style-name="ce7">
            <text:p>315<text:s/></text:p>
          </table:table-cell>
          <table:table-cell office:value-type="float" office:value="4603" table:style-name="ce7">
            <text:p>4 603<text:s/></text:p>
          </table:table-cell>
          <table:table-cell office:value-type="float" office:value="761" table:style-name="ce7">
            <text:p>761<text:s/></text:p>
          </table:table-cell>
          <table:table-cell office:value-type="float" office:value="2622" table:style-name="ce7">
            <text:p>2 622<text:s/></text:p>
          </table:table-cell>
          <table:table-cell office:value-type="float" office:value="1438" table:style-name="ce7">
            <text:p>1 438<text:s/></text:p>
          </table:table-cell>
          <table:table-cell office:value-type="float" office:value="4281" table:style-name="ce7">
            <text:p>4 281<text:s/></text:p>
          </table:table-cell>
          <table:table-cell office:value-type="float" office:value="115" table:style-name="ce7">
            <text:p>115<text:s/></text:p>
          </table:table-cell>
          <table:table-cell office:value-type="float" office:value="3448" table:style-name="ce7">
            <text:p>3 448<text:s/></text:p>
          </table:table-cell>
          <table:table-cell office:value-type="float" office:value="34" table:style-name="ce7">
            <text:p>34<text:s/></text:p>
          </table:table-cell>
          <table:table-cell office:value-type="float" office:value="2454" table:style-name="ce7">
            <text:p>2 454<text:s/></text:p>
          </table:table-cell>
          <table:table-cell office:value-type="float" office:value="283" table:style-name="ce7">
            <text:p>283<text:s/></text:p>
          </table:table-cell>
          <table:table-cell office:value-type="float" office:value="734" table:style-name="ce7">
            <text:p>734<text:s/></text:p>
          </table:table-cell>
          <table:table-cell office:value-type="float" office:value="189" table:style-name="ce7">
            <text:p>189<text:s/></text:p>
          </table:table-cell>
          <table:table-cell office:value-type="float" office:value="583" table:style-name="ce7">
            <text:p>583<text:s/></text:p>
          </table:table-cell>
          <table:table-cell office:value-type="float" office:value="73" table:style-name="ce7">
            <text:p>73<text:s/></text:p>
          </table:table-cell>
          <table:table-cell office:value-type="float" office:value="643" table:style-name="ce7">
            <text:p>643<text:s/></text:p>
          </table:table-cell>
          <table:table-cell office:value-type="float" office:value="32" table:style-name="ce7">
            <text:p>32<text:s/></text:p>
          </table:table-cell>
          <table:table-cell office:value-type="float" office:value="1068" table:style-name="ce7">
            <text:p>1 068<text:s/></text:p>
          </table:table-cell>
          <table:table-cell office:value-type="float" office:value="38" table:style-name="ce7">
            <text:p>38<text:s/></text:p>
          </table:table-cell>
          <table:table-cell office:value-type="float" office:value="482" table:style-name="ce7">
            <text:p>482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136" table:style-name="ce7">
            <text:p>136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332" table:style-name="ce7">
            <text:p>332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380" table:style-name="ce7">
            <text:p>380<text:s/></text:p>
          </table:table-cell>
          <table:table-cell office:value-type="float" office:value="23" table:style-name="ce7">
            <text:p>23<text:s/></text:p>
          </table:table-cell>
          <table:table-cell office:value-type="float" office:value="337" table:style-name="ce7">
            <text:p>337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111" table:style-name="ce7">
            <text:p>111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162" table:style-name="ce7">
            <text:p>162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66" table:style-name="ce7">
            <text:p>66<text:s/></text:p>
          </table:table-cell>
          <table:table-cell table:style-name="ce7"/>
          <table:table-cell office:value-type="float" office:value="28" table:style-name="ce7">
            <text:p>28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25802" table:style-name="ce7">
            <text:p>25 802<text:s/></text:p>
          </table:table-cell>
          <table:table-cell office:value-type="float" office:value="2395" table:style-name="ce7">
            <text:p>2 395<text:s/></text:p>
          </table:table-cell>
          <table:table-cell office:value-type="date" office:date-value="2020-04-16T00:00:00" table:style-name="ce6">
            <text:p>апр 16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7T00:00:00" table:style-name="ce6">
            <text:p>апр 17<text:s/></text:p>
          </table:table-cell>
          <table:table-cell office:value-type="float" office:value="5183" table:style-name="ce7">
            <text:p>5 183<text:s/></text:p>
          </table:table-cell>
          <table:table-cell office:value-type="float" office:value="551" table:style-name="ce7">
            <text:p>551<text:s/></text:p>
          </table:table-cell>
          <table:table-cell office:value-type="float" office:value="3786" table:style-name="ce7">
            <text:p>3 786<text:s/></text:p>
          </table:table-cell>
          <table:table-cell office:value-type="float" office:value="525" table:style-name="ce7">
            <text:p>525<text:s/></text:p>
          </table:table-cell>
          <table:table-cell office:value-type="float" office:value="3380" table:style-name="ce7">
            <text:p>3 380<text:s/></text:p>
          </table:table-cell>
          <table:table-cell office:value-type="float" office:value="299" table:style-name="ce7">
            <text:p>299<text:s/></text:p>
          </table:table-cell>
          <table:table-cell office:value-type="float" office:value="4617" table:style-name="ce7">
            <text:p>4 617<text:s/></text:p>
          </table:table-cell>
          <table:table-cell office:value-type="float" office:value="861" table:style-name="ce7">
            <text:p>861<text:s/></text:p>
          </table:table-cell>
          <table:table-cell office:value-type="float" office:value="2623" table:style-name="ce7">
            <text:p>2 623<text:s/></text:p>
          </table:table-cell>
          <table:table-cell office:value-type="float" office:value="753" table:style-name="ce7">
            <text:p>753<text:s/></text:p>
          </table:table-cell>
          <table:table-cell office:value-type="float" office:value="4801" table:style-name="ce7">
            <text:p>4 801<text:s/></text:p>
          </table:table-cell>
          <table:table-cell office:value-type="float" office:value="125" table:style-name="ce7">
            <text:p>125<text:s/></text:p>
          </table:table-cell>
          <table:table-cell office:value-type="float" office:value="4070" table:style-name="ce7">
            <text:p>4 070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1236" table:style-name="ce7">
            <text:p>1 236<text:s/></text:p>
          </table:table-cell>
          <table:table-cell office:value-type="float" office:value="417" table:style-name="ce7">
            <text:p>417<text:s/></text:p>
          </table:table-cell>
          <table:table-cell office:value-type="float" office:value="1061" table:style-name="ce7">
            <text:p>1 061<text:s/></text:p>
          </table:table-cell>
          <table:table-cell office:value-type="float" office:value="181" table:style-name="ce7">
            <text:p>181<text:s/></text:p>
          </table:table-cell>
          <table:table-cell office:value-type="float" office:value="315" table:style-name="ce7">
            <text:p>315<text:s/></text:p>
          </table:table-cell>
          <table:table-cell office:value-type="float" office:value="43" table:style-name="ce7">
            <text:p>43<text:s/></text:p>
          </table:table-cell>
          <table:table-cell office:value-type="float" office:value="750" table:style-name="ce7">
            <text:p>750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724" table:style-name="ce7">
            <text:p>724<text:s/></text:p>
          </table:table-cell>
          <table:table-cell office:value-type="float" office:value="42" table:style-name="ce7">
            <text:p>42<text:s/></text:p>
          </table:table-cell>
          <table:table-cell office:value-type="float" office:value="613" table:style-name="ce7">
            <text:p>613<text:s/></text:p>
          </table:table-cell>
          <table:table-cell office:value-type="float" office:value="130" table:style-name="ce7">
            <text:p>130<text:s/></text:p>
          </table:table-cell>
          <table:table-cell office:value-type="float" office:value="78" table:style-name="ce7">
            <text:p>78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391" table:style-name="ce7">
            <text:p>391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336" table:style-name="ce7">
            <text:p>336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491" table:style-name="ce7">
            <text:p>491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198" table:style-name="ce7">
            <text:p>198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14" table:style-name="ce7">
            <text:p>114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30" table:style-name="ce7">
            <text:p>130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71" table:style-name="ce7">
            <text:p>71<text:s/></text:p>
          </table:table-cell>
          <table:table-cell table:style-name="ce7"/>
          <table:table-cell office:value-type="float" office:value="114" table:style-name="ce7">
            <text:p>114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28711" table:style-name="ce7">
            <text:p>28 711<text:s/></text:p>
          </table:table-cell>
          <table:table-cell office:value-type="float" office:value="2350" table:style-name="ce7">
            <text:p>2 350<text:s/></text:p>
          </table:table-cell>
          <table:table-cell office:value-type="date" office:date-value="2020-04-17T00:00:00" table:style-name="ce6">
            <text:p>апр 17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8T00:00:00" table:style-name="ce6">
            <text:p>апр 18<text:s/></text:p>
          </table:table-cell>
          <table:table-cell office:value-type="float" office:value="5252" table:style-name="ce7">
            <text:p>5 252<text:s/></text:p>
          </table:table-cell>
          <table:table-cell office:value-type="float" office:value="348" table:style-name="ce7">
            <text:p>348<text:s/></text:p>
          </table:table-cell>
          <table:table-cell office:value-type="float" office:value="3493" table:style-name="ce7">
            <text:p>3 493<text:s/></text:p>
          </table:table-cell>
          <table:table-cell office:value-type="float" office:value="575" table:style-name="ce7">
            <text:p>575<text:s/></text:p>
          </table:table-cell>
          <table:table-cell office:value-type="float" office:value="3609" table:style-name="ce7">
            <text:p>3 609<text:s/></text:p>
          </table:table-cell>
          <table:table-cell office:value-type="float" office:value="242" table:style-name="ce7">
            <text:p>242<text:s/></text:p>
          </table:table-cell>
          <table:table-cell office:value-type="float" office:value="5599" table:style-name="ce7">
            <text:p>5 599<text:s/></text:p>
          </table:table-cell>
          <table:table-cell office:value-type="float" office:value="847" table:style-name="ce7">
            <text:p>847<text:s/></text:p>
          </table:table-cell>
          <table:table-cell office:value-type="float" office:value="385" table:style-name="ce7">
            <text:p>385<text:s/></text:p>
          </table:table-cell>
          <table:table-cell office:value-type="float" office:value="760" table:style-name="ce7">
            <text:p>760<text:s/></text:p>
          </table:table-cell>
          <table:table-cell office:value-type="float" office:value="4353" table:style-name="ce7">
            <text:p>4 353<text:s/></text:p>
          </table:table-cell>
          <table:table-cell office:value-type="float" office:value="126" table:style-name="ce7">
            <text:p>126<text:s/></text:p>
          </table:table-cell>
          <table:table-cell office:value-type="float" office:value="4785" table:style-name="ce7">
            <text:p>4 785<text:s/></text:p>
          </table:table-cell>
          <table:table-cell office:value-type="float" office:value="40" table:style-name="ce7">
            <text:p>40<text:s/></text:p>
          </table:table-cell>
          <table:table-cell office:value-type="float" office:value="1329" table:style-name="ce7">
            <text:p>1 329<text:s/></text:p>
          </table:table-cell>
          <table:table-cell office:value-type="float" office:value="306" table:style-name="ce7">
            <text:p>306<text:s/></text:p>
          </table:table-cell>
          <table:table-cell office:value-type="float" office:value="1235" table:style-name="ce7">
            <text:p>1 235<text:s/></text:p>
          </table:table-cell>
          <table:table-cell office:value-type="float" office:value="144" table:style-name="ce7">
            <text:p>144<text:s/></text:p>
          </table:table-cell>
          <table:table-cell office:value-type="float" office:value="346" table:style-name="ce7">
            <text:p>346<text:s/></text:p>
          </table:table-cell>
          <table:table-cell office:value-type="float" office:value="42" table:style-name="ce7">
            <text:p>42<text:s/></text:p>
          </table:table-cell>
          <table:table-cell office:value-type="float" office:value="181" table:style-name="ce7">
            <text:p>181<text:s/></text:p>
          </table:table-cell>
          <table:table-cell office:value-type="float" office:value="28" table:style-name="ce7">
            <text:p>28<text:s/></text:p>
          </table:table-cell>
          <table:table-cell office:value-type="float" office:value="709" table:style-name="ce7">
            <text:p>709<text:s/></text:p>
          </table:table-cell>
          <table:table-cell office:value-type="float" office:value="44" table:style-name="ce7">
            <text:p>44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67" table:style-name="ce7">
            <text:p>67<text:s/></text:p>
          </table:table-cell>
          <table:table-cell office:value-type="float" office:value="155" table:style-name="ce7">
            <text:p>155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264" table:style-name="ce7">
            <text:p>264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461" table:style-name="ce7">
            <text:p>461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360" table:style-name="ce7">
            <text:p>360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194" table:style-name="ce7">
            <text:p>194<text:s/></text:p>
          </table:table-cell>
          <table:table-cell office:value-type="float" office:value="15" table:style-name="ce7">
            <text:p>15<text:s/></text:p>
          </table:table-cell>
          <table:table-cell table:number-columns-repeated="2" table:style-name="ce7"/>
          <table:table-cell office:value-type="float" office:value="116" table:style-name="ce7">
            <text:p>116<text:s/></text:p>
          </table:table-cell>
          <table:table-cell office:value-type="float" office:value="4" table:style-name="ce7">
            <text:p>4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72" table:style-name="ce7">
            <text:p>72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32549" table:style-name="ce7">
            <text:p>32 549<text:s/></text:p>
          </table:table-cell>
          <table:table-cell office:value-type="float" office:value="2163" table:style-name="ce7">
            <text:p>2 163<text:s/></text:p>
          </table:table-cell>
          <table:table-cell office:value-type="date" office:date-value="2020-04-18T00:00:00" table:style-name="ce6">
            <text:p>апр 18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19T00:00:00" table:style-name="ce6">
            <text:p>апр 19<text:s/></text:p>
          </table:table-cell>
          <table:table-cell office:value-type="float" office:value="3658" table:style-name="ce7">
            <text:p>3 658<text:s/></text:p>
          </table:table-cell>
          <table:table-cell office:value-type="float" office:value="565" table:style-name="ce7">
            <text:p>565<text:s/></text:p>
          </table:table-cell>
          <table:table-cell office:value-type="float" office:value="3491" table:style-name="ce7">
            <text:p>3 491<text:s/></text:p>
          </table:table-cell>
          <table:table-cell office:value-type="float" office:value="480" table:style-name="ce7">
            <text:p>480<text:s/></text:p>
          </table:table-cell>
          <table:table-cell office:value-type="float" office:value="2458" table:style-name="ce7">
            <text:p>2 458<text:s/></text:p>
          </table:table-cell>
          <table:table-cell office:value-type="float" office:value="184" table:style-name="ce7">
            <text:p>184<text:s/></text:p>
          </table:table-cell>
          <table:table-cell office:value-type="float" office:value="5525" table:style-name="ce7">
            <text:p>5 525<text:s/></text:p>
          </table:table-cell>
          <table:table-cell office:value-type="float" office:value="888" table:style-name="ce7">
            <text:p>888<text:s/></text:p>
          </table:table-cell>
          <table:table-cell office:value-type="float" office:value="2558" table:style-name="ce7">
            <text:p>2 558<text:s/></text:p>
          </table:table-cell>
          <table:table-cell office:value-type="float" office:value="635" table:style-name="ce7">
            <text:p>635<text:s/></text:p>
          </table:table-cell>
          <table:table-cell office:value-type="float" office:value="3783" table:style-name="ce7">
            <text:p>3 783<text:s/></text:p>
          </table:table-cell>
          <table:table-cell office:value-type="float" office:value="121" table:style-name="ce7">
            <text:p>121<text:s/></text:p>
          </table:table-cell>
          <table:table-cell office:value-type="float" office:value="6060" table:style-name="ce7">
            <text:p>6 060<text:s/></text:p>
          </table:table-cell>
          <table:table-cell office:value-type="float" office:value="48" table:style-name="ce7">
            <text:p>48<text:s/></text:p>
          </table:table-cell>
          <table:table-cell office:value-type="float" office:value="1045" table:style-name="ce7">
            <text:p>1 045<text:s/></text:p>
          </table:table-cell>
          <table:table-cell office:value-type="float" office:value="290" table:style-name="ce7">
            <text:p>290<text:s/></text:p>
          </table:table-cell>
          <table:table-cell office:value-type="float" office:value="1140" table:style-name="ce7">
            <text:p>1 140<text:s/></text:p>
          </table:table-cell>
          <table:table-cell office:value-type="float" office:value="142" table:style-name="ce7">
            <text:p>142<text:s/></text:p>
          </table:table-cell>
          <table:table-cell office:value-type="float" office:value="325" table:style-name="ce7">
            <text:p>325<text:s/></text:p>
          </table:table-cell>
          <table:table-cell office:value-type="float" office:value="52" table:style-name="ce7">
            <text:p>52<text:s/></text:p>
          </table:table-cell>
          <table:table-cell office:value-type="float" office:value="663" table:style-name="ce7">
            <text:p>663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778" table:style-name="ce7">
            <text:p>778<text:s/></text:p>
          </table:table-cell>
          <table:table-cell office:value-type="float" office:value="41" table:style-name="ce7">
            <text:p>41<text:s/></text:p>
          </table:table-cell>
          <table:table-cell office:value-type="float" office:value="606" table:style-name="ce7">
            <text:p>606<text:s/></text:p>
          </table:table-cell>
          <table:table-cell office:value-type="float" office:value="111" table:style-name="ce7">
            <text:p>111<text:s/></text:p>
          </table:table-cell>
          <table:table-cell office:value-type="float" office:value="59" table:style-name="ce7">
            <text:p>59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252" table:style-name="ce7">
            <text:p>252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363" table:style-name="ce7">
            <text:p>363<text:s/></text:p>
          </table:table-cell>
          <table:table-cell office:value-type="float" office:value="15" table:style-name="ce7">
            <text:p>15<text:s/></text:p>
          </table:table-cell>
          <table:table-cell office:value-type="float" office:value="351" table:style-name="ce7">
            <text:p>351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169" table:style-name="ce7">
            <text:p>169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193" table:style-name="ce7">
            <text:p>193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05" table:style-name="ce7">
            <text:p>105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57" table:style-name="ce7">
            <text:p>57<text:s/></text:p>
          </table:table-cell>
          <table:table-cell table:style-name="ce7"/>
          <table:table-cell office:value-type="float" office:value="40" table:style-name="ce7">
            <text:p>40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30023" table:style-name="ce7">
            <text:p>30 023<text:s/></text:p>
          </table:table-cell>
          <table:table-cell office:value-type="float" office:value="2043" table:style-name="ce7">
            <text:p>2 043<text:s/></text:p>
          </table:table-cell>
          <table:table-cell office:value-type="date" office:date-value="2020-04-19T00:00:00" table:style-name="ce6">
            <text:p>апр 19<text:s/></text:p>
          </table:table-cell>
          <table:table-cell table:number-columns-repeated="16" table:style-name="ce3"/>
          <table:table-cell table:number-columns-repeated="16320"/>
        </table:table-row>
        <table:table-row table:style-name="ro1">
          <table:table-cell office:value-type="date" office:date-value="2020-04-20T00:00:00" table:style-name="ce6">
            <text:p>апр 20<text:s/></text:p>
          </table:table-cell>
          <table:table-cell office:value-type="float" office:value="4218" table:style-name="ce7">
            <text:p>4 218<text:s/></text:p>
          </table:table-cell>
          <table:table-cell office:value-type="float" office:value="410" table:style-name="ce7">
            <text:p>410<text:s/></text:p>
          </table:table-cell>
          <table:table-cell office:value-type="float" office:value="3047" table:style-name="ce7">
            <text:p>3 047<text:s/></text:p>
          </table:table-cell>
          <table:table-cell office:value-type="float" office:value="433" table:style-name="ce7">
            <text:p>433<text:s/></text:p>
          </table:table-cell>
          <table:table-cell office:value-type="float" office:value="1775" table:style-name="ce7">
            <text:p>1 775<text:s/></text:p>
          </table:table-cell>
          <table:table-cell office:value-type="float" office:value="110" table:style-name="ce7">
            <text:p>110<text:s/></text:p>
          </table:table-cell>
          <table:table-cell office:value-type="float" office:value="5850" table:style-name="ce7">
            <text:p>5 850<text:s/></text:p>
          </table:table-cell>
          <table:table-cell office:value-type="float" office:value="596" table:style-name="ce7">
            <text:p>596<text:s/></text:p>
          </table:table-cell>
          <table:table-cell office:value-type="float" office:value="742" table:style-name="ce7">
            <text:p>742<text:s/></text:p>
          </table:table-cell>
          <table:table-cell office:value-type="float" office:value="395" table:style-name="ce7">
            <text:p>395<text:s/></text:p>
          </table:table-cell>
          <table:table-cell office:value-type="float" office:value="3977" table:style-name="ce7">
            <text:p>3 977<text:s/></text:p>
          </table:table-cell>
          <table:table-cell office:value-type="float" office:value="127" table:style-name="ce7">
            <text:p>127<text:s/></text:p>
          </table:table-cell>
          <table:table-cell table:number-columns-repeated="2" table:style-name="ce7"/>
          <table:table-cell office:value-type="float" office:value="1313" table:style-name="ce7">
            <text:p>1 313<text:s/></text:p>
          </table:table-cell>
          <table:table-cell office:value-type="float" office:value="230" table:style-name="ce7">
            <text:p>230<text:s/></text:p>
          </table:table-cell>
          <table:table-cell office:value-type="float" office:value="1066" table:style-name="ce7">
            <text:p>1 066<text:s/></text:p>
          </table:table-cell>
          <table:table-cell office:value-type="float" office:value="83" table:style-name="ce7">
            <text:p>83<text:s/></text:p>
          </table:table-cell>
          <table:table-cell office:value-type="float" office:value="336" table:style-name="ce7">
            <text:p>336<text:s/></text:p>
          </table:table-cell>
          <table:table-cell office:value-type="float" office:value="24" table:style-name="ce7">
            <text:p>24<text:s/></text:p>
          </table:table-cell>
          <table:table-cell office:value-type="float" office:value="521" table:style-name="ce7">
            <text:p>521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493" table:style-name="ce7">
            <text:p>493<text:s/></text:p>
          </table:table-cell>
          <table:table-cell office:value-type="float" office:value="39" table:style-name="ce7">
            <text:p>39<text:s/></text:p>
          </table:table-cell>
          <table:table-cell office:value-type="float" office:value="563" table:style-name="ce7">
            <text:p>563<text:s/></text:p>
          </table:table-cell>
          <table:table-cell office:value-type="float" office:value="29" table:style-name="ce7">
            <text:p>29<text:s/></text:p>
          </table:table-cell>
          <table:table-cell office:value-type="float" office:value="48" table:style-name="ce7">
            <text:p>48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255" table:style-name="ce7">
            <text:p>255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545" table:style-name="ce7">
            <text:p>545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328" table:style-name="ce7">
            <text:p>328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142" table:style-name="ce7">
            <text:p>142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84" table:style-name="ce7">
            <text:p>84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133" table:style-name="ce7">
            <text:p>133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13" table:style-name="ce7">
            <text:p>13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72" table:style-name="ce7">
            <text:p>72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8252" table:style-name="ce7">
            <text:p>28 252<text:s/></text:p>
          </table:table-cell>
          <table:table-cell office:value-type="float" office:value="1776" table:style-name="ce7">
            <text:p>1 776<text:s/></text:p>
          </table:table-cell>
          <table:table-cell office:value-type="date" office:date-value="2020-04-20T00:00:00" table:style-name="ce6">
            <text:p>апр 20<text:s/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34"/>
        </table:table-row>
        <table:table-row table:style-name="ro1">
          <table:table-cell office:value-type="date" office:date-value="2020-04-21T00:00:00" table:style-name="ce6">
            <text:p>апр 21<text:s/></text:p>
          </table:table-cell>
          <table:table-cell office:value-type="float" office:value="4266" table:style-name="ce7">
            <text:p>4 266<text:s/></text:p>
          </table:table-cell>
          <table:table-cell office:value-type="float" office:value="399" table:style-name="ce7">
            <text:p>399<text:s/></text:p>
          </table:table-cell>
          <table:table-cell office:value-type="float" office:value="2256" table:style-name="ce7">
            <text:p>2 256<text:s/></text:p>
          </table:table-cell>
          <table:table-cell office:value-type="float" office:value="454" table:style-name="ce7">
            <text:p>454<text:s/></text:p>
          </table:table-cell>
          <table:table-cell office:value-type="float" office:value="1785" table:style-name="ce7">
            <text:p>1 785<text:s/></text:p>
          </table:table-cell>
          <table:table-cell office:value-type="float" office:value="194" table:style-name="ce7">
            <text:p>194<text:s/></text:p>
          </table:table-cell>
          <table:table-cell office:value-type="float" office:value="4676" table:style-name="ce7">
            <text:p>4 676<text:s/></text:p>
          </table:table-cell>
          <table:table-cell office:value-type="float" office:value="449" table:style-name="ce7">
            <text:p>449<text:s/></text:p>
          </table:table-cell>
          <table:table-cell office:value-type="float" office:value="2050" table:style-name="ce7">
            <text:p>2 050<text:s/></text:p>
          </table:table-cell>
          <table:table-cell office:value-type="float" office:value="544" table:style-name="ce7">
            <text:p>544<text:s/></text:p>
          </table:table-cell>
          <table:table-cell office:value-type="float" office:value="4674" table:style-name="ce7">
            <text:p>4 674<text:s/></text:p>
          </table:table-cell>
          <table:table-cell office:value-type="float" office:value="123" table:style-name="ce7">
            <text:p>123<text:s/></text:p>
          </table:table-cell>
          <table:table-cell office:value-type="float" office:value="9910" table:style-name="ce7">
            <text:p>9 910<text:s/></text:p>
          </table:table-cell>
          <table:table-cell office:value-type="float" office:value="95" table:style-name="ce7">
            <text:p>95<text:s/></text:p>
          </table:table-cell>
          <table:table-cell office:value-type="float" office:value="1487" table:style-name="ce7">
            <text:p>1 487<text:s/></text:p>
          </table:table-cell>
          <table:table-cell office:value-type="float" office:value="145" table:style-name="ce7">
            <text:p>145<text:s/></text:p>
          </table:table-cell>
          <table:table-cell office:value-type="float" office:value="750" table:style-name="ce7">
            <text:p>750<text:s/></text:p>
          </table:table-cell>
          <table:table-cell office:value-type="float" office:value="67" table:style-name="ce7">
            <text:p>67<text:s/></text:p>
          </table:table-cell>
          <table:table-cell office:value-type="float" office:value="204" table:style-name="ce7">
            <text:p>204<text:s/></text:p>
          </table:table-cell>
          <table:table-cell office:value-type="float" office:value="7" table:style-name="ce7">
            <text:p>7<text:s/></text:p>
          </table:table-cell>
          <table:table-cell office:value-type="float" office:value="657" table:style-name="ce7">
            <text:p>657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401" table:style-name="ce7">
            <text:p>401<text:s/></text:p>
          </table:table-cell>
          <table:table-cell office:value-type="float" office:value="77" table:style-name="ce7">
            <text:p>77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40" table:style-name="ce7">
            <text:p>40<text:s/></text:p>
          </table:table-cell>
          <table:table-cell office:value-type="float" office:value="73" table:style-name="ce7">
            <text:p>73<text:s/></text:p>
          </table:table-cell>
          <table:table-cell office:value-type="float" office:value="18" table:style-name="ce7">
            <text:p>18<text:s/></text:p>
          </table:table-cell>
          <table:table-cell office:value-type="float" office:value="521" table:style-name="ce7">
            <text:p>521<text:s/></text:p>
          </table:table-cell>
          <table:table-cell office:value-type="float" office:value="10" table:style-name="ce7">
            <text:p>10<text:s/></text:p>
          </table:table-cell>
          <table:table-cell office:value-type="float" office:value="306" table:style-name="ce7">
            <text:p>306<text:s/></text:p>
          </table:table-cell>
          <table:table-cell office:value-type="float" office:value="20" table:style-name="ce7">
            <text:p>20<text:s/></text:p>
          </table:table-cell>
          <table:table-cell office:value-type="float" office:value="190" table:style-name="ce7">
            <text:p>190<text:s/></text:p>
          </table:table-cell>
          <table:table-cell office:value-type="float" office:value="17" table:style-name="ce7">
            <text:p>17<text:s/></text:p>
          </table:table-cell>
          <table:table-cell office:value-type="float" office:value="131" table:style-name="ce7">
            <text:p>131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45" table:style-name="ce7">
            <text:p>45<text:s/></text:p>
          </table:table-cell>
          <table:table-cell table:style-name="ce7"/>
          <table:table-cell office:value-type="float" office:value="127" table:style-name="ce7">
            <text:p>127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8" table:style-name="ce7">
            <text:p>8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12" table:style-name="ce7">
            <text:p>12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7668" table:style-name="ce7">
            <text:p>27 668<text:s/></text:p>
          </table:table-cell>
          <table:table-cell office:value-type="float" office:value="1681" table:style-name="ce7">
            <text:p>1 681<text:s/></text:p>
          </table:table-cell>
          <table:table-cell office:value-type="date" office:date-value="2020-04-21T00:00:00" table:style-name="ce6">
            <text:p>апр 21<text:s/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34"/>
        </table:table-row>
        <table:table-row table:style-name="ro1">
          <table:table-cell office:value-type="date" office:date-value="2020-04-22T00:00:00" table:style-name="ce6">
            <text:p>апр 22<text:s/></text:p>
          </table:table-cell>
          <table:table-cell office:value-type="float" office:value="3968" table:style-name="ce7">
            <text:p>3 968<text:s/></text:p>
          </table:table-cell>
          <table:table-cell office:value-type="float" office:value="430" table:style-name="ce7">
            <text:p>430<text:s/></text:p>
          </table:table-cell>
          <table:table-cell office:value-type="float" office:value="2729" table:style-name="ce7">
            <text:p>2 729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2337" table:style-name="ce7">
            <text:p>2 337<text:s/></text:p>
          </table:table-cell>
          <table:table-cell office:value-type="float" office:value="281" table:style-name="ce7">
            <text:p>281<text:s/></text:p>
          </table:table-cell>
          <table:table-cell office:value-type="float" office:value="4301" table:style-name="ce7">
            <text:p>4 301<text:s/></text:p>
          </table:table-cell>
          <table:table-cell office:value-type="float" office:value="828" table:style-name="ce7">
            <text:p>828<text:s/></text:p>
          </table:table-cell>
          <table:table-cell office:value-type="float" office:value="2638" table:style-name="ce7">
            <text:p>2 638<text:s/></text:p>
          </table:table-cell>
          <table:table-cell office:value-type="float" office:value="530" table:style-name="ce7">
            <text:p>530<text:s/></text:p>
          </table:table-cell>
          <table:table-cell office:value-type="float" office:value="4611" table:style-name="ce7">
            <text:p>4 611<text:s/></text:p>
          </table:table-cell>
          <table:table-cell office:value-type="float" office:value="119" table:style-name="ce7">
            <text:p>119<text:s/></text:p>
          </table:table-cell>
          <table:table-cell office:value-type="float" office:value="5236" table:style-name="ce7">
            <text:p>5 236<text:s/></text:p>
          </table:table-cell>
          <table:table-cell office:value-type="float" office:value="57" table:style-name="ce7">
            <text:p>57<text:s/></text:p>
          </table:table-cell>
          <table:table-cell office:value-type="float" office:value="973" table:style-name="ce7">
            <text:p>973<text:s/></text:p>
          </table:table-cell>
          <table:table-cell office:value-type="float" office:value="170" table:style-name="ce7">
            <text:p>170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165" table:style-name="ce7">
            <text:p>165<text:s/></text:p>
          </table:table-cell>
          <table:table-cell office:value-type="float" office:value="119" table:style-name="ce7">
            <text:p>119<text:s/></text:p>
          </table:table-cell>
          <table:table-cell office:value-type="float" office:value="45" table:style-name="ce7">
            <text:p>45<text:s/></text:p>
          </table:table-cell>
          <table:table-cell office:value-type="float" office:value="516" table:style-name="ce7">
            <text:p>516<text:s/></text:p>
          </table:table-cell>
          <table:table-cell office:value-type="float" office:value="27" table:style-name="ce7">
            <text:p>27<text:s/></text:p>
          </table:table-cell>
          <table:table-cell office:value-type="float" office:value="388" table:style-name="ce7">
            <text:p>388<text:s/></text:p>
          </table:table-cell>
          <table:table-cell office:value-type="float" office:value="43" table:style-name="ce7">
            <text:p>43<text:s/></text:p>
          </table:table-cell>
          <table:table-cell office:value-type="float" office:value="545" table:style-name="ce7">
            <text:p>545<text:s/></text:p>
          </table:table-cell>
          <table:table-cell office:value-type="float" office:value="185" table:style-name="ce7">
            <text:p>185<text:s/></text:p>
          </table:table-cell>
          <table:table-cell office:value-type="float" office:value="50" table:style-name="ce7">
            <text:p>50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59" table:style-name="ce7">
            <text:p>59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63" table:style-name="ce7">
            <text:p>263<text:s/></text:p>
          </table:table-cell>
          <table:table-cell office:value-type="float" office:value="21" table:style-name="ce7">
            <text:p>21<text:s/></text:p>
          </table:table-cell>
          <table:table-cell office:value-type="float" office:value="306" table:style-name="ce7">
            <text:p>306<text:s/></text:p>
          </table:table-cell>
          <table:table-cell office:value-type="float" office:value="32" table:style-name="ce7">
            <text:p>32<text:s/></text:p>
          </table:table-cell>
          <table:table-cell office:value-type="float" office:value="180" table:style-name="ce7">
            <text:p>180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53" table:style-name="ce7">
            <text:p>53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127" table:style-name="ce7">
            <text:p>127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60" table:style-name="ce7">
            <text:p>60<text:s/></text:p>
          </table:table-cell>
          <table:table-cell office:value-type="float" office:value="3" table:style-name="ce7">
            <text:p>3<text:s/></text:p>
          </table:table-cell>
          <table:table-cell office:value-type="float" office:value="26" table:style-name="ce7">
            <text:p>26<text:s/></text:p>
          </table:table-cell>
          <table:table-cell office:value-type="float" office:value="1" table:style-name="ce7">
            <text:p>1<text:s/></text:p>
          </table:table-cell>
          <table:table-cell office:value-type="float" office:value="25634" table:style-name="ce7">
            <text:p>25 634<text:s/></text:p>
          </table:table-cell>
          <table:table-cell office:value-type="float" office:value="1718" table:style-name="ce7">
            <text:p>1 718<text:s/></text:p>
          </table:table-cell>
          <table:table-cell office:value-type="date" office:date-value="2020-04-22T00:00:00" table:style-name="ce6">
            <text:p>апр 22<text:s/>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34"/>
        </table:table-row>
        <table:table-row table:style-name="ro1">
          <table:table-cell office:value-type="date" office:date-value="2020-04-23T00:00:00" table:style-name="ce6">
            <text:p>апр 23<text:s/></text:p>
          </table:table-cell>
          <table:table-cell office:value-type="float" office:value="4211" table:style-name="ce7">
            <text:p>4 211<text:s/></text:p>
          </table:table-cell>
          <table:table-cell office:value-type="float" office:value="435" table:style-name="ce7">
            <text:p>435<text:s/></text:p>
          </table:table-cell>
          <table:table-cell office:value-type="float" office:value="3370" table:style-name="ce7">
            <text:p>3 370<text:s/></text:p>
          </table:table-cell>
          <table:table-cell office:value-type="float" office:value="437" table:style-name="ce7">
            <text:p>437<text:s/></text:p>
          </table:table-cell>
          <table:table-cell office:value-type="float" office:value="2352" table:style-name="ce7">
            <text:p>2 352<text:s/></text:p>
          </table:table-cell>
          <table:table-cell office:value-type="float" office:value="215" table:style-name="ce7">
            <text:p>215<text:s/></text:p>
          </table:table-cell>
          <table:table-cell office:value-type="float" office:value="4451" table:style-name="ce7">
            <text:p>4 451<text:s/></text:p>
          </table:table-cell>
          <table:table-cell office:value-type="float" office:value="763" table:style-name="ce7">
            <text:p>763<text:s/></text:p>
          </table:table-cell>
          <table:table-cell office:value-type="float" office:value="1810" table:style-name="ce7">
            <text:p>1 810<text:s/></text:p>
          </table:table-cell>
          <table:table-cell office:value-type="float" office:value="544" table:style-name="ce7">
            <text:p>544<text:s/></text:p>
          </table:table-cell>
          <table:table-cell office:value-type="float" office:value="3083" table:style-name="ce7">
            <text:p>3 083<text:s/></text:p>
          </table:table-cell>
          <table:table-cell office:value-type="float" office:value="117" table:style-name="ce7">
            <text:p>117<text:s/></text:p>
          </table:table-cell>
          <table:table-cell office:value-type="float" office:value="4774" table:style-name="ce7">
            <text:p>4 774<text:s/></text:p>
          </table:table-cell>
          <table:table-cell office:value-type="float" office:value="42" table:style-name="ce7">
            <text:p>42<text:s/></text:p>
          </table:table-cell>
          <table:table-cell office:value-type="float" office:value="933" table:style-name="ce7">
            <text:p>933<text:s/></text:p>
          </table:table-cell>
          <table:table-cell office:value-type="float" office:value="264" table:style-name="ce7">
            <text:p>264<text:s/></text:p>
          </table:table-cell>
          <table:table-cell office:value-type="float" office:value="708" table:style-name="ce7">
            <text:p>708<text:s/></text:p>
          </table:table-cell>
          <table:table-cell office:value-type="float" office:value="138" table:style-name="ce7">
            <text:p>138<text:s/></text:p>
          </table:table-cell>
          <table:table-cell office:value-type="float" office:value="205" table:style-name="ce7">
            <text:p>205<text:s/></text:p>
          </table:table-cell>
          <table:table-cell office:value-type="float" office:value="30" table:style-name="ce7">
            <text:p>30<text:s/></text:p>
          </table:table-cell>
          <table:table-cell office:value-type="float" office:value="603" table:style-name="ce7">
            <text:p>603<text:s/></text:p>
          </table:table-cell>
          <table:table-cell office:value-type="float" office:value="23" table:style-name="ce7">
            <text:p>23<text:s/></text:p>
          </table:table-cell>
          <table:table-cell office:value-type="float" office:value="631" table:style-name="ce7">
            <text:p>631<text:s/></text:p>
          </table:table-cell>
          <table:table-cell office:value-type="float" office:value="39" table:style-name="ce7">
            <text:p>39<text:s/></text:p>
          </table:table-cell>
          <table:table-cell office:value-type="float" office:value="682" table:style-name="ce7">
            <text:p>682<text:s/></text:p>
          </table:table-cell>
          <table:table-cell office:value-type="float" office:value="172" table:style-name="ce7">
            <text:p>172<text:s/></text:p>
          </table:table-cell>
          <table:table-cell office:value-type="float" office:value="91" table:style-name="ce7">
            <text:p>91<text:s/></text:p>
          </table:table-cell>
          <table:table-cell office:value-type="float" office:value="31" table:style-name="ce7">
            <text:p>31<text:s/></text:p>
          </table:table-cell>
          <table:table-cell office:value-type="float" office:value="556" table:style-name="ce7">
            <text:p>556<text:s/></text:p>
          </table:table-cell>
          <table:table-cell office:value-type="float" office:value="5" table:style-name="ce7">
            <text:p>5<text:s/></text:p>
          </table:table-cell>
          <table:table-cell office:value-type="float" office:value="313" table:style-name="ce7">
            <text:p>313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468" table:style-name="ce7">
            <text:p>468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217" table:style-name="ce7">
            <text:p>217<text:s/></text:p>
          </table:table-cell>
          <table:table-cell office:value-type="float" office:value="14" table:style-name="ce7">
            <text:p>14<text:s/></text:p>
          </table:table-cell>
          <table:table-cell office:value-type="float" office:value="84" table:style-name="ce7">
            <text:p>84<text:s/></text:p>
          </table:table-cell>
          <table:table-cell office:value-type="float" office:value="6" table:style-name="ce7">
            <text:p>6<text:s/></text:p>
          </table:table-cell>
          <table:table-cell office:value-type="float" office:value="95" table:style-name="ce7">
            <text:p>95<text:s/></text:p>
          </table:table-cell>
          <table:table-cell office:value-type="float" office:value="9" table:style-name="ce7">
            <text:p>9<text:s/></text:p>
          </table:table-cell>
          <table:table-cell office:value-type="float" office:value="36" table:style-name="ce7">
            <text:p>36<text:s/></text:p>
          </table:table-cell>
          <table:table-cell office:value-type="float" office:value="2" table:style-name="ce7">
            <text:p>2<text:s/></text:p>
          </table:table-cell>
          <table:table-cell office:value-type="float" office:value="45" table:style-name="ce7">
            <text:p>45<text:s/></text:p>
          </table:table-cell>
          <table:table-cell table:style-name="ce7"/>
          <table:table-cell office:value-type="float" office:value="24019" table:style-name="ce7">
            <text:p>24 019<text:s/></text:p>
          </table:table-cell>
          <table:table-cell office:value-type="float" office:value="2471" table:style-name="ce7">
            <text:p>2 471<text:s/></text:p>
          </table:table-cell>
          <table:table-cell office:value-type="date" office:date-value="2020-04-23T00:00:00" table:style-name="ce6">
            <text:p>апр 23<text:s/>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table:number-columns-repeated="16334"/>
        </table:table-row>
        <table:table-row table:number-rows-repeated="7" table:style-name="ro1">
          <table:table-cell table:style-name="ce6"/>
          <table:table-cell table:number-columns-repeated="46" table:style-name="ce7"/>
          <table:table-cell table:style-name="ce6"/>
          <table:table-cell table:number-columns-repeated="16336"/>
        </table:table-row>
        <table:table-row table:number-rows-repeated="2" table:style-name="ro1">
          <table:table-cell table:number-columns-repeated="3" table:style-name="ce6"/>
          <table:table-cell table:number-columns-repeated="44" table:style-name="ce7"/>
          <table:table-cell table:number-columns-repeated="17" table:style-name="ce3"/>
          <table:table-cell table:number-columns-repeated="16320"/>
        </table:table-row>
        <table:table-row table:number-rows-repeated="10484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 number:textual="true"/>
      <number:text> </number:text>
      <number:day/>
      <number:text> </number:text>
    </number:date-style>
    <number:number-style style:name="N37">
      <number:number number:decimal-places="0" number:min-integer-digits="1" number:grouping="true">
        <number:embedded-text number:position="0"> 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Arkusz</dc:title>
    <dc:creator>Golovko Marko</dc:creator>
    <meta:creation-date>2020-04-09T19:34:47Z</meta:creation-date>
    <dc:date>2020-04-25T09:05:32Z</dc:date>
    <meta:template xlink:href="file:///C:/Users/witek/AppData/Roaming/LibreOffice/4/user/template/Arkusz.ots" xlink:type="simple"/>
    <meta:editing-cycles>25</meta:editing-cycles>
    <meta:editing-duration>PT6751S</meta:editing-duration>
  </office:meta>
</office:document-meta>
</file>